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Inconsolata" svg:font-family="Inconsolat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1043in"/>
    </style:style>
    <style:style style:name="co7" style:family="table-column">
      <style:table-column-properties fo:break-before="auto" style:column-width="4.1563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2.448in"/>
    </style:style>
    <style:style style:name="co10" style:family="table-column">
      <style:table-column-properties fo:break-before="auto" style:column-width="1.96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0311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2.5209in"/>
    </style:style>
    <style:style style:name="co15" style:family="table-column">
      <style:table-column-properties fo:break-before="auto" style:column-width="4.6457in"/>
    </style:style>
    <style:style style:name="co16" style:family="table-column">
      <style:table-column-properties fo:break-before="auto" style:column-width="1.6043in"/>
    </style:style>
    <style:style style:name="co17" style:family="table-column">
      <style:table-column-properties fo:break-before="auto" style:column-width="4.4374in"/>
    </style:style>
    <style:style style:name="co18" style:family="table-column">
      <style:table-column-properties fo:break-before="auto" style:column-width="0.948in"/>
    </style:style>
    <style:style style:name="co19" style:family="table-column">
      <style:table-column-properties fo:break-before="auto" style:column-width="4.0835in"/>
    </style:style>
    <style:style style:name="co20" style:family="table-column">
      <style:table-column-properties fo:break-before="auto" style:column-width="0.8228in"/>
    </style:style>
    <style:style style:name="co21" style:family="table-column">
      <style:table-column-properties fo:break-before="auto" style:column-width="0.9898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1.6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81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9999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9999"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order-bottom="0.06pt solid #000000" fo:background-color="#999999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fffff3" fo:border-left="none" fo:border-right="none" fo:border-top="0.06pt solid #000000"/>
    </style:style>
    <style:style style:name="ce17" style:family="table-cell" style:parent-style-name="Default" style:data-style-name="N121">
      <style:table-cell-properties fo:background-color="#fffff3"/>
    </style:style>
    <style:style style:name="ce22" style:family="table-cell" style:parent-style-name="Default" style:data-style-name="N121">
      <style:table-cell-properties fo:border-bottom="0.06pt solid #000000" fo:background-color="#fffff3" fo:border-left="none" fo:border-right="none" fo:border-top="none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fo:background-color="#fbffff" fo:border-left="none" fo:border-right="none" fo:border-top="0.06pt solid #000000"/>
    </style:style>
    <style:style style:name="ce18" style:family="table-cell" style:parent-style-name="Default" style:data-style-name="N121">
      <style:table-cell-properties fo:background-color="#fbffff"/>
    </style:style>
    <style:style style:name="ce23" style:family="table-cell" style:parent-style-name="Default" style:data-style-name="N121">
      <style:table-cell-properties fo:border-bottom="0.06pt solid #000000" fo:background-color="#fbffff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fo:background-color="#999999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ackground-color="#fbffff" fo:border-left="none" fo:border-right="0.06pt solid #000000" fo:border-top="0.06pt solid #000000"/>
    </style:style>
    <style:style style:name="ce19" style:family="table-cell" style:parent-style-name="Default" style:data-style-name="N121">
      <style:table-cell-properties fo:border-bottom="none" fo:background-color="#fbffff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fbffff" fo:border-left="none" fo:border-right="0.06pt solid #000000" fo:border-top="none"/>
    </style:style>
    <style:style style:name="ce26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51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3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4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6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1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4" style:family="table-cell" style:parent-style-name="Default" style:data-style-name="N0">
      <style:text-properties style:font-name="Georgia1" style:font-name-asian="Georgia1" style:font-name-complex="Georgia1"/>
    </style:style>
    <style:style style:name="ce37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4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style:vertical-align="automatic"/>
    </style:style>
    <style:style style:name="ce48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1" fo:font-size="10pt" fo:font-weight="bold" style:font-name-asian="Georgia1" style:font-size-asian="10pt" style:font-weight-asian="bold" style:font-name-complex="Georgia1" style:font-size-complex="10pt" style:font-weight-complex="bold"/>
    </style:style>
    <style:style style:name="ce39" style:family="table-cell" style:parent-style-name="Default" style:data-style-name="N0">
      <style:table-cell-properties fo:background-color="#ffff00" style:vertical-align="automatic"/>
      <style:text-properties fo:color="#ffffff" style:font-name="Georgia" style:font-name-asian="Georgia" style:font-name-complex="Georgia"/>
    </style:style>
    <style:style style:name="ce30" style:family="table-cell" style:parent-style-name="Default" style:data-style-name="N0">
      <style:table-cell-properties style:vertical-align="automatic"/>
      <style:text-properties style:font-name="Georgia1" fo:font-weight="bold" style:font-name-asian="Georgia1" style:font-weight-asian="bold" style:font-name-complex="Georgia1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style:font-name-asian="Georgia1" style:font-name-complex="Georgia1"/>
    </style:style>
    <style:style style:name="ce5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3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Georgia1" style:text-underline-style="solid" style:text-underline-width="auto" style:text-underline-color="font-color" style:font-name-asian="Georgia1" style:font-name-complex="Georgia1"/>
    </style:style>
    <style:style style:name="ce27" style:family="table-cell" style:parent-style-name="Default" style:data-style-name="N0">
      <style:table-cell-properties fo:background-color="#b2b2b2" style:vertical-align="automatic"/>
      <style:text-properties style:font-name="Georgia1" style:font-name-asian="Georgia1" style:font-name-complex="Georgia1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36" style:family="table-cell" style:parent-style-name="Default" style:data-style-name="N0">
      <style:table-cell-properties fo:background-color="#dddddd" style:vertical-align="automatic"/>
      <style:text-properties style:font-name="Georgia1" style:font-name-asian="Georgia1" style:font-name-complex="Georgia1"/>
    </style:style>
    <style:style style:name="ce62" style:family="table-cell" style:parent-style-name="Default" style:data-style-name="N0">
      <style:table-cell-properties fo:background-color="transparent" style:vertical-align="automatic"/>
      <style:text-properties style:font-name="Georgia1" style:font-name-asian="Georgia1" style:font-name-complex="Georgia1"/>
    </style:style>
    <style:style style:name="ce61" style:family="table-cell" style:parent-style-name="Default" style:data-style-name="N0">
      <style:text-properties style:font-name="Georgia1" fo:font-size="12pt" style:font-name-asian="Georgia1" style:font-size-asian="12pt" style:font-name-complex="Georgia1" style:font-size-complex="12pt"/>
    </style:style>
    <style:style style:name="ce59" style:family="table-cell" style:parent-style-name="Default" style:data-style-name="N0">
      <style:text-properties style:font-name="Georgia1" fo:font-size="10pt" fo:font-weight="bold" style:font-name-asian="Georgia1" style:font-size-asian="10pt" style:font-weight-asian="bold" style:font-name-complex="Georgia1" style:font-size-complex="10pt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1" style:font-name-asian="Georgia1" style:font-name-complex="Georgia1"/>
    </style:style>
    <style:style style:name="ce6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style:font-name="Georgia1" fo:font-size="10pt" fo:font-weight="bold" style:font-name-asian="Georgia1" style:font-size-asian="10pt" style:font-weight-asian="bold" style:font-name-complex="Georgia1" style:font-size-complex="10pt" style:font-weight-complex="bold"/>
    </style:style>
    <style:style style:name="ce49" style:family="table-cell" style:parent-style-name="Default" style:data-style-name="N0">
      <style:table-cell-properties fo:background-color="#b2b2b2"/>
    </style:style>
    <style:style style:name="ce67" style:family="table-cell" style:parent-style-name="Default" style:data-style-name="N0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6" style:family="table-cell" style:parent-style-name="Default" style:data-style-name="N0">
      <style:table-cell-properties fo:background-color="#eeeeee"/>
    </style:style>
    <style:style style:name="ce64" style:family="table-cell" style:parent-style-name="Default" style:data-style-name="N0">
      <style:table-cell-properties fo:background-color="transparent"/>
    </style:style>
    <style:style style:name="ce13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0000" style:text-outline="false" style:text-line-through-style="none" style:text-line-through-type="none" style:font-name="Georgia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orgia1" style:font-size-asian="12pt" style:language-asian="zh" style:country-asian="CN" style:font-style-asian="normal" style:font-weight-asian="normal" style:font-name-complex="Georgi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0">
      <style:table-cell-properties style:vertical-align="automatic"/>
      <style:text-properties fo:color="#000000" style:text-outline="false" style:text-line-through-style="none" style:text-line-through-type="none" style:font-name="Calibri" fo:font-size="11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italic" style:font-weight-asian="normal" style:font-name-complex="Calibri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tyle="italic" style:text-underline-style="solid" style:text-underline-width="auto" style:text-underline-color="font-color" style:font-name-asian="Calibri" style:font-style-asian="italic" style:font-name-complex="Calibri" style:font-style-complex="italic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Overview" table:style-name="ta1">
        <table:shapes>
          <draw:frame draw:z-index="0" draw:name="Graphique 1" draw:style-name="gr1" svg:width="6.3028in" svg:height="3.535in" svg:x="9.0937in" svg:y="0in">
            <draw:object draw:notify-on-update-of-ranges="Overview.C18:Overview.G18 Overview.B3:Overview.B3 Overview.C3:Overview.G3 Overview.B18:Overview.B18 Overview.C18:Overview.C18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4.3972in" svg:height="2.4732in" svg:x="9.0181in" svg:y="4.2217in">
            <draw:object draw:notify-on-update-of-ranges="Overview.C34:Overview.G34 Overview.C35:Overview.G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2"/>
          <table:table-cell table:style-name="ce3"/>
          <table:table-cell table:style-name="ce4" table:number-columns-repeated="3"/>
          <table:table-cell table:style-name="ce5"/>
          <table:table-cell table:number-columns-repeated="1017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stimation</text:p>
          </table:table-cell>
          <table:table-cell table:style-name="ce7" office:value-type="string" calcext:value-type="string">
            <text:p>Itération 1</text:p>
          </table:table-cell>
          <table:table-cell table:style-name="ce8" office:value-type="string" calcext:value-type="string">
            <text:p>Itération 2</text:p>
          </table:table-cell>
          <table:table-cell table:style-name="ce7" office:value-type="string" calcext:value-type="string">
            <text:p>Itération 3</text:p>
          </table:table-cell>
          <table:table-cell table:style-name="ce9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Histoire 1</text:p>
          </table:table-cell>
          <table:table-cell table:style-name="ce11" office:value-type="float" office:value="60" calcext:value-type="float">
            <text:p>60</text:p>
          </table:table-cell>
          <table:table-cell table:style-name="ce12" table:formula="of:=[IT1.F20]" office:value-type="float" office:value="77.5" calcext:value-type="float">
            <text:p>78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2</text:p>
          </table:table-cell>
          <table:table-cell table:style-name="ce16" office:value-type="float" office:value="65" calcext:value-type="float">
            <text:p>65</text:p>
          </table:table-cell>
          <table:table-cell table:style-name="ce17" table:formula="of:=[IT1.F34]" office:value-type="float" office:value="34" calcext:value-type="float">
            <text:p>34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3</text:p>
          </table:table-cell>
          <table:table-cell table:style-name="ce16" office:value-type="float" office:value="80" calcext:value-type="float">
            <text:p>80</text:p>
          </table:table-cell>
          <table:table-cell table:style-name="ce17" table:formula="of:=[IT1.F50]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4</text:p>
          </table:table-cell>
          <table:table-cell table:style-name="ce16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5</text:p>
          </table:table-cell>
          <table:table-cell table:style-name="ce16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6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7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8</text:p>
          </table:table-cell>
          <table:table-cell table:style-name="ce16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9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10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11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Histoire 12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3</text:p>
          </table:table-cell>
          <table:table-cell table:style-name="ce21"/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4</text:p>
          </table:table-cell>
          <table:table-cell table:style-name="ce21"/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roid App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Améliorations &amp; Refactoring IT2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Améliorations &amp; Refactoring IT3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Améliorations &amp; Refactoring IT4</text:p>
          </table:table-cell>
          <table:table-cell table:style-name="ce78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7" office:value-type="string" calcext:value-type="string">
            <text:p>Itération 1</text:p>
          </table:table-cell>
          <table:table-cell table:style-name="ce8" office:value-type="string" calcext:value-type="string">
            <text:p>Itération 2</text:p>
          </table:table-cell>
          <table:table-cell table:style-name="ce7" office:value-type="string" calcext:value-type="string">
            <text:p>Itération 3</text:p>
          </table:table-cell>
          <table:table-cell table:style-name="ce9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30])" office:value-type="float" office:value="585" calcext:value-type="float">
            <text:p>585</text:p>
          </table:table-cell>
          <table:table-cell table:formula="of:=SUM([.D3:.D33])" office:value-type="float" office:value="147.5" calcext:value-type="float">
            <text:p>147.5</text:p>
          </table:table-cell>
          <table:table-cell table:formula="of:=SUM([.E3:.E30])" office:value-type="float" office:value="0" calcext:value-type="float">
            <text:p>0</text:p>
          </table:table-cell>
          <table:table-cell table:formula="of:=SUM([.F3:.F33])" office:value-type="float" office:value="0" calcext:value-type="float">
            <text:p>0</text:p>
          </table:table-cell>
          <table:table-cell table:formula="of:=SUM([.G3:.G30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6.3028in" svg:height="3.5433in" svg:x="11.5201in" svg:y="4.0945in">
            <draw:object draw:notify-on-update-of-ranges="IT1.J4:IT1.J19 IT1.Q3:IT1.Q3 IT1.Q4:IT1.Q19 IT1.R3:IT1.R3 IT1.R4:IT1.R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visibility="collapse" table:number-columns-repeated="2" table:default-cell-style-name="ce1"/>
        <table:table-column table:style-name="co7" table:default-cell-style-name="ce26"/>
        <table:table-column table:style-name="co8" table:number-columns-repeated="2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2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6" table:default-cell-style-name="ce26"/>
        <table:table-column table:style-name="co5" table:default-cell-style-name="ce1"/>
        <table:table-row table:style-name="ro1">
          <table:table-cell table:number-columns-repeated="10"/>
          <table:table-cell table:style-name="ce5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27" table:number-columns-repeated="2"/>
          <table:table-cell table:number-columns-repeated="1008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52" office:value-type="string" calcext:value-type="string" table:number-columns-spanned="2" table:number-rows-spanned="1">
            <text:p>Histoire 1</text:p>
          </table:table-cell>
          <table:covered-table-cell/>
          <table:table-cell table:style-name="ce52" office:value-type="string" calcext:value-type="string" table:number-columns-spanned="2" table:number-rows-spanned="1">
            <text:p>Histoire 2</text:p>
          </table:table-cell>
          <table:covered-table-cell/>
          <table:table-cell table:style-name="ce52" office:value-type="string" calcext:value-type="string" table:number-columns-spanned="2" table:number-rows-spanned="1">
            <text:p>Histoire 3</text:p>
          </table:table-cell>
          <table:covered-table-cell/>
          <table:table-cell table:style-name="ce5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29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2"/>
          <table:table-cell table:style-name="ce30" office:value-type="string" calcext:value-type="string">
            <text:p>Jour</text:p>
          </table:table-cell>
          <table:table-cell table:style-name="ce28" office:value-type="string" calcext:value-type="string">
            <text:p>Idéal</text:p>
          </table:table-cell>
          <table:table-cell table:style-name="ce28" office:value-type="string" calcext:value-type="string">
            <text:p>Réel</text:p>
          </table:table-cell>
          <table:table-cell table:style-name="ce28" office:value-type="string" calcext:value-type="string">
            <text:p>Idéal</text:p>
          </table:table-cell>
          <table:table-cell table:style-name="ce28" office:value-type="string" calcext:value-type="string">
            <text:p>Réel</text:p>
          </table:table-cell>
          <table:table-cell table:style-name="ce28" office:value-type="string" calcext:value-type="string">
            <text:p>Idéal</text:p>
          </table:table-cell>
          <table:table-cell table:style-name="ce28" office:value-type="string" calcext:value-type="string">
            <text:p>Réel</text:p>
          </table:table-cell>
          <table:table-cell table:style-name="ce28" office:value-type="string" calcext:value-type="string">
            <text:p>Idéal</text:p>
          </table:table-cell>
          <table:table-cell table:style-name="ce28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Database design architecture tables and relations</text:p>
          </table:table-cell>
          <table:table-cell table:style-name="ce31" office:value-type="string" calcext:value-type="string">
            <text:p>Son</text:p>
          </table:table-cell>
          <table:table-cell table:style-name="ce31" office:value-type="string" calcext:value-type="string">
            <text:p>Romain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34" office:value-type="float" office:value="0" calcext:value-type="float">
            <text:p>0</text:p>
          </table:table-cell>
          <table:table-cell table:style-name="ce35" office:value-type="float" office:value="46" calcext:value-type="float">
            <text:p>46</text:p>
          </table:table-cell>
          <table:table-cell table:style-name="ce34" office:value-type="float" office:value="77.5" calcext:value-type="float">
            <text:p>77.5</text:p>
          </table:table-cell>
          <table:table-cell table:style-name="ce35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style-name="ce35" office:value-type="float" office:value="27" calcext:value-type="float">
            <text:p>27</text:p>
          </table:table-cell>
          <table:table-cell table:style-name="ce34" office:value-type="float" office:value="36" calcext:value-type="float">
            <text:p>36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47.5" calcext:value-type="float">
            <text:p>147.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Database requests</text:p>
          </table:table-cell>
          <table:table-cell table:style-name="ce37" office:value-type="string" calcext:value-type="string">
            <text:p>Ismael</text:p>
          </table:table-cell>
          <table:table-cell table:style-name="ce31" office:value-type="string" calcext:value-type="string">
            <text:p>Youssef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34" office:value-type="float" office:value="1" calcext:value-type="float">
            <text:p>1</text:p>
          </table:table-cell>
          <table:table-cell table:style-name="ce35" office:value-type="float" office:value="42.7142857142857" calcext:value-type="float">
            <text:p>42.7142857142857</text:p>
          </table:table-cell>
          <table:table-cell table:style-name="ce34" office:value-type="float" office:value="77.5" calcext:value-type="float">
            <text:p>77.5</text:p>
          </table:table-cell>
          <table:table-cell table:style-name="ce35" office:value-type="float" office:value="25.0714285714286" calcext:value-type="float">
            <text:p>25.0714285714286</text:p>
          </table:table-cell>
          <table:table-cell table:style-name="ce34" office:value-type="float" office:value="33" calcext:value-type="float">
            <text:p>33</text:p>
          </table:table-cell>
          <table:table-cell table:style-name="ce35" office:value-type="float" office:value="25.0714285714286" calcext:value-type="float">
            <text:p>25.0714285714286</text:p>
          </table:table-cell>
          <table:table-cell table:style-name="ce34" office:value-type="float" office:value="36" calcext:value-type="float">
            <text:p>36</text:p>
          </table:table-cell>
          <table:table-cell table:style-name="ce36" office:value-type="float" office:value="92.8571428571429" calcext:value-type="float">
            <text:p>92.8571428571429</text:p>
          </table:table-cell>
          <table:table-cell table:style-name="ce36" office:value-type="float" office:value="146.5" calcext:value-type="float">
            <text:p>146.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OO Design for requests</text:p>
          </table:table-cell>
          <table:table-cell table:style-name="ce31" office:value-type="string" calcext:value-type="string">
            <text:p>Romain</text:p>
          </table:table-cell>
          <table:table-cell table:style-name="ce31" office:value-type="string" calcext:value-type="string">
            <text:p>Son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34" office:value-type="float" office:value="2" calcext:value-type="float">
            <text:p>2</text:p>
          </table:table-cell>
          <table:table-cell table:style-name="ce35" office:value-type="float" office:value="39.4285714285714" calcext:value-type="float">
            <text:p>39.4285714285714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3.1428571428571" calcext:value-type="float">
            <text:p>23.1428571428571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3.1428571428571" calcext:value-type="float">
            <text:p>23.1428571428571</text:p>
          </table:table-cell>
          <table:table-cell table:style-name="ce34" office:value-type="float" office:value="36" calcext:value-type="float">
            <text:p>36</text:p>
          </table:table-cell>
          <table:table-cell table:style-name="ce36" office:value-type="float" office:value="85.7142857142857" calcext:value-type="float">
            <text:p>85.7142857142857</text:p>
          </table:table-cell>
          <table:table-cell table:style-name="ce36" office:value-type="float" office:value="131" calcext:value-type="float">
            <text:p>131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OO Design for requests part 2</text:p>
          </table:table-cell>
          <table:table-cell table:style-name="ce1" office:value-type="string" calcext:value-type="string">
            <text:p>Romain</text:p>
          </table:table-cell>
          <table:table-cell table:style-name="ce37" office:value-type="string" calcext:value-type="string">
            <text:p>Ismael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34" office:value-type="float" office:value="3" calcext:value-type="float">
            <text:p>3</text:p>
          </table:table-cell>
          <table:table-cell table:style-name="ce35" office:value-type="float" office:value="36.1428571428571" calcext:value-type="float">
            <text:p>36.1428571428571</text:p>
          </table:table-cell>
          <table:table-cell table:style-name="ce34" office:value-type="float" office:value="64" calcext:value-type="float">
            <text:p>64</text:p>
          </table:table-cell>
          <table:table-cell table:style-name="ce35" office:value-type="float" office:value="21.2142857142857" calcext:value-type="float">
            <text:p>21.2142857142857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1.2142857142857" calcext:value-type="float">
            <text:p>21.2142857142857</text:p>
          </table:table-cell>
          <table:table-cell table:style-name="ce34" office:value-type="float" office:value="30" calcext:value-type="float">
            <text:p>30</text:p>
          </table:table-cell>
          <table:table-cell table:style-name="ce36" office:value-type="float" office:value="78.5714285714286" calcext:value-type="float">
            <text:p>78.5714285714286</text:p>
          </table:table-cell>
          <table:table-cell table:style-name="ce36" office:value-type="float" office:value="114" calcext:value-type="float">
            <text:p>114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1" office:value-type="string" calcext:value-type="string">
            <text:p>Render List</text:p>
          </table:table-cell>
          <table:table-cell table:style-name="ce31" office:value-type="string" calcext:value-type="string">
            <text:p>Tanguy</text:p>
          </table:table-cell>
          <table:table-cell table:style-name="ce31" office:value-type="string" calcext:value-type="string">
            <text:p>Son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3"/>
          <table:table-cell table:style-name="ce34" office:value-type="float" office:value="4" calcext:value-type="float">
            <text:p>4</text:p>
          </table:table-cell>
          <table:table-cell table:style-name="ce35" office:value-type="float" office:value="32.8571428571429" calcext:value-type="float">
            <text:p>32.8571428571429</text:p>
          </table:table-cell>
          <table:table-cell table:style-name="ce34" office:value-type="float" office:value="58" calcext:value-type="float">
            <text:p>58</text:p>
          </table:table-cell>
          <table:table-cell table:style-name="ce35" office:value-type="float" office:value="19.2857142857143" calcext:value-type="float">
            <text:p>19.2857142857143</text:p>
          </table:table-cell>
          <table:table-cell table:style-name="ce34" office:value-type="float" office:value="18" calcext:value-type="float">
            <text:p>18</text:p>
          </table:table-cell>
          <table:table-cell table:style-name="ce35" office:value-type="float" office:value="19.2857142857143" calcext:value-type="float">
            <text:p>19.2857142857143</text:p>
          </table:table-cell>
          <table:table-cell table:style-name="ce34" office:value-type="float" office:value="24" calcext:value-type="float">
            <text:p>24</text:p>
          </table:table-cell>
          <table:table-cell table:style-name="ce36" office:value-type="float" office:value="71.4285714285714" calcext:value-type="float">
            <text:p>71.4285714285714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Modify list</text:p>
          </table:table-cell>
          <table:table-cell table:style-name="ce31" office:value-type="string" calcext:value-type="string">
            <text:p>Mathias</text:p>
          </table:table-cell>
          <table:table-cell table:style-name="ce31" office:value-type="string" calcext:value-type="string">
            <text:p>Tanguy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3"/>
          <table:table-cell table:style-name="ce34" office:value-type="float" office:value="5" calcext:value-type="float">
            <text:p>5</text:p>
          </table:table-cell>
          <table:table-cell table:style-name="ce35" office:value-type="float" office:value="29.5714285714286" calcext:value-type="float">
            <text:p>29.5714285714286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17.3571428571429" calcext:value-type="float">
            <text:p>17.3571428571429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7.3571428571429" calcext:value-type="float">
            <text:p>17.3571428571429</text:p>
          </table:table-cell>
          <table:table-cell table:style-name="ce34" office:value-type="float" office:value="20" calcext:value-type="float">
            <text:p>20</text:p>
          </table:table-cell>
          <table:table-cell table:style-name="ce36" office:value-type="float" office:value="64.2857142857143" calcext:value-type="float">
            <text:p>64.2857142857143</text:p>
          </table:table-cell>
          <table:table-cell table:style-name="ce36" office:value-type="float" office:value="85" calcext:value-type="float">
            <text:p>8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Combine GUI parts into app</text:p>
          </table:table-cell>
          <table:table-cell table:style-name="ce31" office:value-type="string" calcext:value-type="string">
            <text:p>Tanguy</text:p>
          </table:table-cell>
          <table:table-cell table:style-name="ce31" office:value-type="string" calcext:value-type="string">
            <text:p>Alexis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34" office:value-type="float" office:value="6" calcext:value-type="float">
            <text:p>6</text:p>
          </table:table-cell>
          <table:table-cell table:style-name="ce35" office:value-type="float" office:value="26.2857142857143" calcext:value-type="float">
            <text:p>26.2857142857143</text:p>
          </table:table-cell>
          <table:table-cell table:style-name="ce34" office:value-type="float" office:value="44" calcext:value-type="float">
            <text:p>44</text:p>
          </table:table-cell>
          <table:table-cell table:style-name="ce35" office:value-type="float" office:value="15.4285714285714" calcext:value-type="float">
            <text:p>15.4285714285714</text:p>
          </table:table-cell>
          <table:table-cell table:style-name="ce34" office:value-type="float" office:value="12" calcext:value-type="float">
            <text:p>12</text:p>
          </table:table-cell>
          <table:table-cell table:style-name="ce35" office:value-type="float" office:value="15.4285714285714" calcext:value-type="float">
            <text:p>15.4285714285714</text:p>
          </table:table-cell>
          <table:table-cell table:style-name="ce34" office:value-type="float" office:value="15" calcext:value-type="float">
            <text:p>15</text:p>
          </table:table-cell>
          <table:table-cell table:style-name="ce36" office:value-type="float" office:value="57.1428571428571" calcext:value-type="float">
            <text:p>57.1428571428571</text:p>
          </table:table-cell>
          <table:table-cell table:style-name="ce36" office:value-type="float" office:value="71" calcext:value-type="float">
            <text:p>71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rchive list</text:p>
          </table:table-cell>
          <table:table-cell table:style-name="ce31" office:value-type="string" calcext:value-type="string">
            <text:p>Benjamin</text:p>
          </table:table-cell>
          <table:table-cell table:style-name="ce31" office:value-type="string" calcext:value-type="string">
            <text:p>Mathias</text:p>
          </table:table-cell>
          <table:table-cell table:style-name="ce32" office:value-type="float" office:value="1.5" calcext:value-type="float">
            <text:p>1.5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33"/>
          <table:table-cell table:style-name="ce34" office:value-type="float" office:value="7" calcext:value-type="float">
            <text:p>7</text:p>
          </table:table-cell>
          <table:table-cell table:style-name="ce35" office:value-type="float" office:value="23" calcext:value-type="float">
            <text:p>23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13.5" calcext:value-type="float">
            <text:p>13.5</text:p>
          </table:table-cell>
          <table:table-cell table:style-name="ce34" office:value-type="float" office:value="12" calcext:value-type="float">
            <text:p>12</text:p>
          </table:table-cell>
          <table:table-cell table:style-name="ce35" office:value-type="float" office:value="13.5" calcext:value-type="float">
            <text:p>13.5</text:p>
          </table:table-cell>
          <table:table-cell table:style-name="ce34" office:value-type="float" office:value="14" calcext:value-type="float">
            <text:p>1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6" calcext:value-type="float">
            <text:p>6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dd product</text:p>
          </table:table-cell>
          <table:table-cell table:style-name="ce31" office:value-type="string" calcext:value-type="string">
            <text:p>Benjamin</text:p>
          </table:table-cell>
          <table:table-cell table:style-name="ce31" office:value-type="string" calcext:value-type="string">
            <text:p>Romain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33"/>
          <table:table-cell table:style-name="ce34" office:value-type="float" office:value="8" calcext:value-type="float">
            <text:p>8</text:p>
          </table:table-cell>
          <table:table-cell table:style-name="ce35" office:value-type="float" office:value="19.7142857142857" calcext:value-type="float">
            <text:p>19.7142857142857</text:p>
          </table:table-cell>
          <table:table-cell table:style-name="ce34" office:value-type="float" office:value="32" calcext:value-type="float">
            <text:p>32</text:p>
          </table:table-cell>
          <table:table-cell table:style-name="ce35" office:value-type="float" office:value="11.5714285714286" calcext:value-type="float">
            <text:p>11.5714285714286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11.5714285714286" calcext:value-type="float">
            <text:p>11.5714285714286</text:p>
          </table:table-cell>
          <table:table-cell table:style-name="ce34" office:value-type="float" office:value="14" calcext:value-type="float">
            <text:p>14</text:p>
          </table:table-cell>
          <table:table-cell table:style-name="ce36" office:value-type="float" office:value="42.8571428571429" calcext:value-type="float">
            <text:p>42.8571428571429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Make controllers</text:p>
          </table:table-cell>
          <table:table-cell table:style-name="ce31" office:value-type="string" calcext:value-type="string">
            <text:p>Youssef</text:p>
          </table:table-cell>
          <table:table-cell table:style-name="ce37" office:value-type="string" calcext:value-type="string">
            <text:p>Ismael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/>
          <table:table-cell table:style-name="ce33"/>
          <table:table-cell table:style-name="ce34" office:value-type="float" office:value="9" calcext:value-type="float">
            <text:p>9</text:p>
          </table:table-cell>
          <table:table-cell table:style-name="ce35" office:value-type="float" office:value="16.4285714285714" calcext:value-type="float">
            <text:p>16.4285714285714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9.64285714285714" calcext:value-type="float">
            <text:p>9.64285714285714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9.64285714285714" calcext:value-type="float">
            <text:p>9.64285714285714</text:p>
          </table:table-cell>
          <table:table-cell table:style-name="ce34" office:value-type="float" office:value="10" calcext:value-type="float">
            <text:p>10</text:p>
          </table:table-cell>
          <table:table-cell table:style-name="ce36" office:value-type="float" office:value="35.7142857142857" calcext:value-type="float">
            <text:p>35.7142857142857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dd List</text:p>
          </table:table-cell>
          <table:table-cell table:style-name="ce31" office:value-type="string" calcext:value-type="string">
            <text:p>Tanguy</text:p>
          </table:table-cell>
          <table:table-cell table:style-name="ce31" office:value-type="string" calcext:value-type="string">
            <text:p>Alexis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13.1428571428571" calcext:value-type="float">
            <text:p>13.1428571428571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.71428571428572" calcext:value-type="float">
            <text:p>7.71428571428572</text:p>
          </table:table-cell>
          <table:table-cell table:style-name="ce34" office:value-type="float" office:value="8" calcext:value-type="float">
            <text:p>8</text:p>
          </table:table-cell>
          <table:table-cell table:style-name="ce35" office:value-type="float" office:value="7.71428571428572" calcext:value-type="float">
            <text:p>7.71428571428572</text:p>
          </table:table-cell>
          <table:table-cell table:style-name="ce34" office:value-type="float" office:value="8" calcext:value-type="float">
            <text:p>8</text:p>
          </table:table-cell>
          <table:table-cell table:style-name="ce36" office:value-type="float" office:value="28.5714285714286" calcext:value-type="float">
            <text:p>28.5714285714286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Gradle build system</text:p>
          </table:table-cell>
          <table:table-cell table:style-name="ce31" office:value-type="string" calcext:value-type="string">
            <text:p>Alexis</text:p>
          </table:table-cell>
          <table:table-cell table:style-name="ce31" office:value-type="string" calcext:value-type="string">
            <text:p>Ayoub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34" office:value-type="float" office:value="11" calcext:value-type="float">
            <text:p>11</text:p>
          </table:table-cell>
          <table:table-cell table:style-name="ce35" office:value-type="float" office:value="9.85714285714286" calcext:value-type="float">
            <text:p>9.85714285714286</text:p>
          </table:table-cell>
          <table:table-cell table:style-name="ce34" office:value-type="float" office:value="16" calcext:value-type="float">
            <text:p>16</text:p>
          </table:table-cell>
          <table:table-cell table:style-name="ce35" office:value-type="float" office:value="5.78571428571429" calcext:value-type="float">
            <text:p>5.78571428571429</text:p>
          </table:table-cell>
          <table:table-cell table:style-name="ce34" office:value-type="float" office:value="8" calcext:value-type="float">
            <text:p>8</text:p>
          </table:table-cell>
          <table:table-cell table:style-name="ce35" office:value-type="float" office:value="5.78571428571429" calcext:value-type="float">
            <text:p>5.78571428571429</text:p>
          </table:table-cell>
          <table:table-cell table:style-name="ce34" office:value-type="float" office:value="6" calcext:value-type="float">
            <text:p>6</text:p>
          </table:table-cell>
          <table:table-cell table:style-name="ce36" office:value-type="float" office:value="21.4285714285714" calcext:value-type="float">
            <text:p>21.4285714285714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Main controller</text:p>
          </table:table-cell>
          <table:table-cell table:style-name="ce31" office:value-type="string" calcext:value-type="string">
            <text:p>Alexis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33"/>
          <table:table-cell table:style-name="ce34" office:value-type="float" office:value="12" calcext:value-type="float">
            <text:p>12</text:p>
          </table:table-cell>
          <table:table-cell table:style-name="ce35" office:value-type="float" office:value="6.57142857142857" calcext:value-type="float">
            <text:p>6.57142857142857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.85714285714286" calcext:value-type="float">
            <text:p>3.85714285714286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float" office:value="3.85714285714286" calcext:value-type="float">
            <text:p>3.85714285714286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14.2857142857143" calcext:value-type="float">
            <text:p>14.2857142857143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/>
          <table:table-cell table:style-name="ce34" office:value-type="float" office:value="13" calcext:value-type="float">
            <text:p>13</text:p>
          </table:table-cell>
          <table:table-cell table:style-name="ce35" office:value-type="float" office:value="3.28571428571429" calcext:value-type="float">
            <text:p>3.28571428571429</text:p>
          </table:table-cell>
          <table:table-cell table:style-name="ce34"/>
          <table:table-cell table:style-name="ce35" office:value-type="float" office:value="1.92857142857143" calcext:value-type="float">
            <text:p>1.92857142857143</text:p>
          </table:table-cell>
          <table:table-cell/>
          <table:table-cell table:style-name="ce35" office:value-type="float" office:value="1.92857142857143" calcext:value-type="float">
            <text:p>1.92857142857143</text:p>
          </table:table-cell>
          <table:table-cell table:style-name="ce34"/>
          <table:table-cell table:style-name="ce36" office:value-type="float" office:value="7.14285714285715" calcext:value-type="float">
            <text:p>7.142857142857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/>
          <table:table-cell table:style-name="ce34" office:value-type="float" office:value="14" calcext:value-type="float">
            <text:p>14</text:p>
          </table:table-cell>
          <table:table-cell table:style-name="ce35" office:value-type="float" office:value="0" calcext:value-type="float">
            <text:p>0</text:p>
          </table:table-cell>
          <table:table-cell table:style-name="ce34"/>
          <table:table-cell table:style-name="ce35" office:value-type="float" office:value="0" calcext:value-type="float">
            <text:p>0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4"/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3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office:value-type="float" office:value="77.5" calcext:value-type="float">
            <text:p>77.5</text:p>
          </table:table-cell>
          <table:table-cell table:style-name="ce38" office:value-type="float" office:value="46" calcext:value-type="float">
            <text:p>46</text:p>
          </table:table-cell>
          <table:table-cell/>
          <table:table-cell table:style-name="ce1" table:number-columns-repeated="3"/>
          <table:table-cell table:style-name="ce34"/>
          <table:table-cell table:number-columns-repeated="1012"/>
        </table:table-row>
        <table:table-row table:style-name="ro4">
          <table:table-cell table:number-columns-repeated="8"/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40" office:value-type="string" calcext:value-type="string">
            <text:p>Note :</text:p>
          </table:table-cell>
          <table:table-cell table:style-name="ce55" office:value-type="string" calcext:value-type="string" table:number-columns-spanned="5" table:number-rows-spanned="5">
            <text:p>Daily time spent on tasks</text:p>
            <text:p>Where not initialy recored,</text:p>
            <text:p>Hence this burndown is an approximation</text:p>
          </table:table-cell>
          <table:covered-table-cell table:number-columns-repeated="4"/>
          <table:table-cell table:number-columns-repeated="1005"/>
        </table:table-row>
        <table:table-row table:style-name="ro4">
          <table:table-cell table:number-columns-repeated="14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table:style-name="ce5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7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table:style-name="ce41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31" office:value-type="string" calcext:value-type="string">
            <text:p>Recipe edition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Ayoub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31" office:value-type="string" calcext:value-type="string">
            <text:p>Database tables</text:p>
          </table:table-cell>
          <table:table-cell table:style-name="ce31" office:value-type="string" calcext:value-type="string">
            <text:p>Son</text:p>
          </table:table-cell>
          <table:table-cell table:style-name="ce37" office:value-type="string" calcext:value-type="string">
            <text:p>Romain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Database requests</text:p>
          </table:table-cell>
          <table:table-cell table:style-name="ce31" office:value-type="string" calcext:value-type="string">
            <text:p>Youself</text:p>
          </table:table-cell>
          <table:table-cell table:style-name="ce37" office:value-type="string" calcext:value-type="string">
            <text:p>Ismael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JSON import backend</text:p>
          </table:table-cell>
          <table:table-cell table:style-name="ce31" office:value-type="string" calcext:value-type="string">
            <text:p>Benjamin</text:p>
          </table:table-cell>
          <table:table-cell table:style-name="ce37" office:value-type="string" calcext:value-type="string">
            <text:p>Mathias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Display recipe</text:p>
          </table:table-cell>
          <table:table-cell table:style-name="ce31" office:value-type="string" calcext:value-type="string">
            <text:p>Ayoub</text:p>
          </table:table-cell>
          <table:table-cell table:style-name="ce37" office:value-type="string" calcext:value-type="string">
            <text:p>Tanguy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JSON import frontend</text:p>
          </table:table-cell>
          <table:table-cell table:style-name="ce31" office:value-type="string" calcext:value-type="string">
            <text:p>Ayoub</text:p>
          </table:table-cell>
          <table:table-cell table:style-name="ce37" office:value-type="string" calcext:value-type="string">
            <text:p>Mathias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Main controller</text:p>
          </table:table-cell>
          <table:table-cell table:style-name="ce31" office:value-type="string" calcext:value-type="string">
            <text:p>Ayoub</text:p>
          </table:table-cell>
          <table:table-cell table:style-name="ce37" office:value-type="string" calcext:value-type="string">
            <text:p>Alexis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Examples de recettes (population DB)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Son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table:number-columns-repeated="2"/>
          <table:table-cell table:style-name="ce37"/>
          <table:table-cell table:style-name="ce4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4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44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9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style-name="ce45" table:number-columns-repeated="5"/>
          <table:table-cell table:style-name="ce46"/>
          <table:table-cell table:number-columns-repeated="1011"/>
        </table:table-row>
        <table:table-row table:style-name="ro6">
          <table:table-cell table:number-columns-repeated="2"/>
          <table:table-cell table:style-name="ce31" office:value-type="string" calcext:value-type="string">
            <text:p>Main Menu GUI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Tanguy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6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table:style-name="ce31" office:value-type="string" calcext:value-type="string">
            <text:p>Database tables</text:p>
          </table:table-cell>
          <table:table-cell table:style-name="ce31" office:value-type="string" calcext:value-type="string">
            <text:p>Romain</text:p>
          </table:table-cell>
          <table:table-cell table:style-name="ce31" office:value-type="string" calcext:value-type="string">
            <text:p>Mathias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47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1" office:value-type="string" calcext:value-type="string">
            <text:p>Add/delete recipe per day</text:p>
          </table:table-cell>
          <table:table-cell table:style-name="ce31" office:value-type="string" calcext:value-type="string">
            <text:p>Tanguy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48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table:style-name="ce31" office:value-type="string" calcext:value-type="string">
            <text:p>Autocomplete menu</text:p>
          </table:table-cell>
          <table:table-cell table:style-name="ce31" office:value-type="string" calcext:value-type="string">
            <text:p>Mathias</text:p>
          </table:table-cell>
          <table:table-cell table:style-name="ce31" office:value-type="string" calcext:value-type="string">
            <text:p>Benjamin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7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1" office:value-type="string" calcext:value-type="string">
            <text:p>Calendar view</text:p>
          </table:table-cell>
          <table:table-cell table:style-name="ce31" office:value-type="string" calcext:value-type="string">
            <text:p>Benjamin</text:p>
          </table:table-cell>
          <table:table-cell table:style-name="ce31" office:value-type="string" calcext:value-type="string">
            <text:p>Mathia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Filters view</text:p>
          </table:table-cell>
          <table:table-cell table:style-name="ce31" office:value-type="string" calcext:value-type="string">
            <text:p>Mathias</text:p>
          </table:table-cell>
          <table:table-cell table:style-name="ce31" office:value-type="string" calcext:value-type="string">
            <text:p>Benjamin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Replace unwanted dish/menu</text:p>
          </table:table-cell>
          <table:table-cell table:style-name="ce31" office:value-type="string" calcext:value-type="string">
            <text:p>Benjamin</text:p>
          </table:table-cell>
          <table:table-cell table:style-name="ce31" office:value-type="string" calcext:value-type="string">
            <text:p>Mathia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Suggestion menu</text:p>
          </table:table-cell>
          <table:table-cell table:style-name="ce31" office:value-type="string" calcext:value-type="string">
            <text:p>Mathias</text:p>
          </table:table-cell>
          <table:table-cell table:style-name="ce31" office:value-type="string" calcext:value-type="string">
            <text:p>Benjamin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Main controller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Alexi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Database requests</text:p>
          </table:table-cell>
          <table:table-cell table:style-name="ce31" office:value-type="string" calcext:value-type="string">
            <text:p>Youssef</text:p>
          </table:table-cell>
          <table:table-cell table:style-name="ce37" office:value-type="string" calcext:value-type="string">
            <text:p>Ismael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Connect DAO and controller for Ingredient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Ismae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 table:number-columns-spanned="3" table:number-rows-spanned="1">
            <text:p>'</text:p>
          </table:table-cell>
          <table:covered-table-cell table:number-columns-repeated="2"/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4" table:number-columns-repeated="5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 table:number-rows-repeated="1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23">
          <table:table-cell table:number-columns-repeated="102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2" table:style-name="ta2">
        <table:shapes>
          <draw:frame draw:z-index="0" draw:name="Graphique 1" draw:style-name="gr1" svg:width="6.3028in" svg:height="3.5433in" svg:x="12.0815in" svg:y="4.5862in">
            <draw:object draw:notify-on-update-of-ranges="IT2.J4:IT2.J19 IT2.Q3:IT2.Q3 IT2.Q4:IT2.Q19 IT2.R3:IT2.R3 IT2.R4:IT2.R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visibility="collapse" table:number-columns-repeated="2" table:default-cell-style-name="ce1"/>
        <table:table-column table:style-name="co15" table:default-cell-style-name="ce26"/>
        <table:table-column table:style-name="co8" table:number-columns-repeated="2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5" table:default-cell-style-name="ce26"/>
        <table:table-column table:style-name="co16" table:default-cell-style-name="ce26"/>
        <table:table-column table:style-name="co11" table:number-columns-repeated="246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6" table:default-cell-style-name="ce26"/>
        <table:table-column table:style-name="co5" table:default-cell-style-name="ce1"/>
        <table:table-row table:style-name="ro1">
          <table:table-cell table:number-columns-repeated="10"/>
          <table:table-cell table:style-name="ce5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27" table:number-columns-repeated="2"/>
          <table:table-cell table:number-columns-repeated="1008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3"/>
          <table:table-cell table:style-name="ce52" office:value-type="string" calcext:value-type="string" table:number-columns-spanned="2" table:number-rows-spanned="1">
            <text:p>HISTOIRE 5</text:p>
          </table:table-cell>
          <table:covered-table-cell/>
          <table:table-cell table:style-name="ce52" office:value-type="string" calcext:value-type="string" table:number-columns-spanned="2" table:number-rows-spanned="1">
            <text:p>Améliorations &amp; Refactoring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5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29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2"/>
          <table:table-cell table:style-name="ce30" office:value-type="string" calcext:value-type="string">
            <text:p>Jour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style-name="ce52" table:number-columns-repeated="2"/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Map API/LIB recherche</text:p>
          </table:table-cell>
          <table:table-cell table:style-name="ce31" office:value-type="string" calcext:value-type="string">
            <text:p>Naoufal</text:p>
          </table:table-cell>
          <table:table-cell table:style-name="ce31" office:value-type="string" calcext:value-type="string">
            <text:p>Ismail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/>
          <table:table-cell table:style-name="ce33"/>
          <table:table-cell table:style-name="ce1" office:value-type="float" office:value="0" calcext:value-type="float">
            <text:p>0</text:p>
          </table:table-cell>
          <table:table-cell table:style-name="ce58" table:formula="of:=[.G27]" office:value-type="float" office:value="45" calcext:value-type="float">
            <text:p>45</text:p>
          </table:table-cell>
          <table:table-cell table:style-name="ce34" table:formula="of:=[.F27]" office:value-type="float" office:value="44.8" calcext:value-type="float">
            <text:p>44.8</text:p>
          </table:table-cell>
          <table:table-cell table:style-name="ce58" table:formula="of:=[.F77]" office:value-type="float" office:value="92.4" calcext:value-type="float">
            <text:p>92.4</text:p>
          </table:table-cell>
          <table:table-cell table:style-name="ce34" table:formula="of:=[.G77]" office:value-type="float" office:value="94" calcext:value-type="float">
            <text:p>94</text:p>
          </table:table-cell>
          <table:table-cell table:style-name="ce58"/>
          <table:table-cell table:style-name="ce34"/>
          <table:table-cell table:style-name="ce36" table:number-columns-repeated="2"/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Map API implémentation</text:p>
          </table:table-cell>
          <table:table-cell table:style-name="ce37" office:value-type="string" calcext:value-type="string">
            <text:p>Ismail</text:p>
          </table:table-cell>
          <table:table-cell table:style-name="ce31" office:value-type="string" calcext:value-type="string">
            <text:p>Naoufal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/>
          <table:table-cell table:style-name="ce59"/>
          <table:table-cell table:style-name="ce34" office:value-type="float" office:value="1" calcext:value-type="float">
            <text:p>1</text:p>
          </table:table-cell>
          <table:table-cell table:style-name="ce60" table:formula="of:=[.$G$27]-([.J5]*[.$I$25])" office:value-type="float" office:value="41.7857142857143" calcext:value-type="float">
            <text:p>41.7857142857143</text:p>
          </table:table-cell>
          <table:table-cell table:style-name="ce34" table:formula="of:=[.F27]-[IT2_Hour_Log.B30]" office:value-type="float" office:value="44.8" calcext:value-type="float">
            <text:p>44.8</text:p>
          </table:table-cell>
          <table:table-cell table:style-name="ce60" table:formula="of:=[.$G$77]-([.J5]*[.$I$26])" office:value-type="float" office:value="87.2857142857143" calcext:value-type="float">
            <text:p>87.2857142857143</text:p>
          </table:table-cell>
          <table:table-cell table:style-name="ce34" table:formula="of:=[.F77]-[IT2_Hour_Log.B71]" office:value-type="float" office:value="92.4" calcext:value-type="float">
            <text:p>92.4</text:p>
          </table:table-cell>
          <table:table-cell table:style-name="ce35"/>
          <table:table-cell table:style-name="ce34"/>
          <table:table-cell table:style-name="ce36" table:formula="of:=[.K5]+[.M5]" office:value-type="float" office:value="129.071428571429" calcext:value-type="float">
            <text:p>129.071428571429</text:p>
          </table:table-cell>
          <table:table-cell table:style-name="ce36" table:formula="of:=[.L5]+[.N5]" office:value-type="float" office:value="137.2" calcext:value-type="float">
            <text:p>137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Map view recherche sidebar + picture load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Naoufal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/>
          <table:table-cell table:style-name="ce59"/>
          <table:table-cell table:style-name="ce34" office:value-type="float" office:value="2" calcext:value-type="float">
            <text:p>2</text:p>
          </table:table-cell>
          <table:table-cell table:style-name="ce60" table:formula="of:=[.$G$27]-([.J6]*[.$I$25])" office:value-type="float" office:value="38.5714285714286" calcext:value-type="float">
            <text:p>38.5714285714286</text:p>
          </table:table-cell>
          <table:table-cell table:style-name="ce34" table:formula="of:=[.F27]-SUM([IT2_Hour_Log.B30:.C30])" office:value-type="float" office:value="44.8" calcext:value-type="float">
            <text:p>44.8</text:p>
          </table:table-cell>
          <table:table-cell table:style-name="ce60" table:formula="of:=[.$G$77]-([.J6]*[.$I$26])" office:value-type="float" office:value="80.5714285714286" calcext:value-type="float">
            <text:p>80.5714285714286</text:p>
          </table:table-cell>
          <table:table-cell table:style-name="ce34" table:formula="of:=[.F77]-SUM([IT2_Hour_Log.B71:.C71])" office:value-type="float" office:value="81.4" calcext:value-type="float">
            <text:p>81.4</text:p>
          </table:table-cell>
          <table:table-cell table:style-name="ce35"/>
          <table:table-cell table:style-name="ce34"/>
          <table:table-cell table:style-name="ce36" table:formula="of:=[.K6]+[.M6]" office:value-type="float" office:value="119.142857142857" calcext:value-type="float">
            <text:p>119.142857142857</text:p>
          </table:table-cell>
          <table:table-cell table:style-name="ce36" table:formula="of:=[.L6]+[.N6]" office:value-type="float" office:value="126.2" calcext:value-type="float">
            <text:p>126.2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ce31" office:value-type="string" calcext:value-type="string">
            <text:p>Refractor <text:s/>MAP</text:p>
          </table:table-cell>
          <table:table-cell table:style-name="ce61" office:value-type="string" calcext:value-type="string">
            <text:p>Ayoub</text:p>
          </table:table-cell>
          <table:table-cell table:style-name="ce37" office:value-type="string" calcext:value-type="string">
            <text:p>Ismai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3" calcext:value-type="float">
            <text:p>3</text:p>
          </table:table-cell>
          <table:table-cell table:style-name="ce60" table:formula="of:=[.$G$27]-([.J7]*[.$I$25])" office:value-type="float" office:value="35.3571428571429" calcext:value-type="float">
            <text:p>35.3571428571429</text:p>
          </table:table-cell>
          <table:table-cell table:style-name="ce34" table:formula="of:=[.F27]-SUM([IT2_Hour_Log.B30:.D30])" office:value-type="float" office:value="44.8" calcext:value-type="float">
            <text:p>44.8</text:p>
          </table:table-cell>
          <table:table-cell table:style-name="ce60" table:formula="of:=[.$G$77]-([.J7]*[.$I$26])" office:value-type="float" office:value="73.8571428571429" calcext:value-type="float">
            <text:p>73.8571428571429</text:p>
          </table:table-cell>
          <table:table-cell table:style-name="ce34" table:formula="of:=[.F77]-SUM([IT2_Hour_Log.B71:.D71])" office:value-type="float" office:value="74.4" calcext:value-type="float">
            <text:p>74.4</text:p>
          </table:table-cell>
          <table:table-cell table:style-name="ce35"/>
          <table:table-cell table:style-name="ce34"/>
          <table:table-cell table:style-name="ce36" table:formula="of:=[.K7]+[.M7]" office:value-type="float" office:value="109.214285714286" calcext:value-type="float">
            <text:p>109.214285714286</text:p>
          </table:table-cell>
          <table:table-cell table:style-name="ce36" table:formula="of:=[.L7]+[.N7]" office:value-type="float" office:value="119.2" calcext:value-type="float">
            <text:p>119.2</text:p>
          </table:table-cell>
          <table:table-cell table:number-columns-repeated="1006"/>
        </table:table-row>
        <table:table-row table:style-name="ro9">
          <table:table-cell table:number-columns-repeated="2"/>
          <table:table-cell table:style-name="ce31" office:value-type="string" calcext:value-type="string">
            <text:p>Refractor <text:s/>MAP + Integration Controlleur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Naoufa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4" calcext:value-type="float">
            <text:p>4</text:p>
          </table:table-cell>
          <table:table-cell table:style-name="ce60" table:formula="of:=[.$G$27]-([.J8]*[.$I$25])" office:value-type="float" office:value="32.1428571428571" calcext:value-type="float">
            <text:p>32.1428571428571</text:p>
          </table:table-cell>
          <table:table-cell table:style-name="ce34" table:formula="of:=[.F27]-SUM([IT2_Hour_Log.B30:.E30])" office:value-type="float" office:value="40.8" calcext:value-type="float">
            <text:p>40.8</text:p>
          </table:table-cell>
          <table:table-cell table:style-name="ce60" table:formula="of:=[.$G$77]-([.J8]*[.$I$26])" office:value-type="float" office:value="67.1428571428571" calcext:value-type="float">
            <text:p>67.1428571428571</text:p>
          </table:table-cell>
          <table:table-cell table:style-name="ce34" table:formula="of:=[.F77]-SUM([IT2_Hour_Log.B71:.E71])" office:value-type="float" office:value="66.4" calcext:value-type="float">
            <text:p>66.4</text:p>
          </table:table-cell>
          <table:table-cell table:style-name="ce35"/>
          <table:table-cell table:style-name="ce34"/>
          <table:table-cell table:style-name="ce36" table:formula="of:=[.K8]+[.M8]" office:value-type="float" office:value="99.2857142857143" calcext:value-type="float">
            <text:p>99.2857142857143</text:p>
          </table:table-cell>
          <table:table-cell table:style-name="ce36" table:formula="of:=[.L8]+[.N8]" office:value-type="float" office:value="107.2" calcext:value-type="float">
            <text:p>107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Configuration gradle / ajout boutton map menu principal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5" calcext:value-type="float">
            <text:p>5</text:p>
          </table:table-cell>
          <table:table-cell table:style-name="ce60" table:formula="of:=[.$G$27]-([.J9]*[.$I$25])" office:value-type="float" office:value="28.9285714285714" calcext:value-type="float">
            <text:p>28.9285714285714</text:p>
          </table:table-cell>
          <table:table-cell table:style-name="ce34" table:formula="of:=[.F27]-SUM([IT2_Hour_Log.B30:.F30])" office:value-type="float" office:value="36.8" calcext:value-type="float">
            <text:p>36.8</text:p>
          </table:table-cell>
          <table:table-cell table:style-name="ce60" table:formula="of:=[.$G$77]-([.J9]*[.$I$26])" office:value-type="float" office:value="60.4285714285714" calcext:value-type="float">
            <text:p>60.4285714285714</text:p>
          </table:table-cell>
          <table:table-cell table:style-name="ce34" table:formula="of:=[.F77]-SUM([IT2_Hour_Log.B71:.F71])" office:value-type="float" office:value="60.4" calcext:value-type="float">
            <text:p>60.4</text:p>
          </table:table-cell>
          <table:table-cell table:style-name="ce35"/>
          <table:table-cell table:style-name="ce34"/>
          <table:table-cell table:style-name="ce36" table:formula="of:=[.K9]+[.M9]" office:value-type="float" office:value="89.3571428571429" calcext:value-type="float">
            <text:p>89.3571428571429</text:p>
          </table:table-cell>
          <table:table-cell table:style-name="ce36" table:formula="of:=[.L9]+[.N9]" office:value-type="float" office:value="97.2" calcext:value-type="float">
            <text:p>97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Implémenter bdd base</text:p>
          </table:table-cell>
          <table:table-cell table:style-name="ce31" office:value-type="string" calcext:value-type="string">
            <text:p>Naoufal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6" calcext:value-type="float">
            <text:p>6</text:p>
          </table:table-cell>
          <table:table-cell table:style-name="ce60" table:formula="of:=[.$G$27]-([.J10]*[.$I$25])" office:value-type="float" office:value="25.7142857142857" calcext:value-type="float">
            <text:p>25.7142857142857</text:p>
          </table:table-cell>
          <table:table-cell table:style-name="ce34" table:formula="of:=[.F27]-SUM([IT2_Hour_Log.B30:.G30])" office:value-type="float" office:value="36.8" calcext:value-type="float">
            <text:p>36.8</text:p>
          </table:table-cell>
          <table:table-cell table:style-name="ce60" table:formula="of:=[.$G$77]-([.J10]*[.$I$26])" office:value-type="float" office:value="53.7142857142857" calcext:value-type="float">
            <text:p>53.7142857142857</text:p>
          </table:table-cell>
          <table:table-cell table:style-name="ce34" table:formula="of:=[.F77]-SUM([IT2_Hour_Log.B71:.G71])" office:value-type="float" office:value="52.4" calcext:value-type="float">
            <text:p>52.4</text:p>
          </table:table-cell>
          <table:table-cell table:style-name="ce35"/>
          <table:table-cell table:style-name="ce34"/>
          <table:table-cell table:style-name="ce36" table:formula="of:=[.K10]+[.M10]" office:value-type="float" office:value="79.4285714285714" calcext:value-type="float">
            <text:p>79.4285714285714</text:p>
          </table:table-cell>
          <table:table-cell table:style-name="ce36" table:formula="of:=[.L10]+[.N10]" office:value-type="float" office:value="89.2" calcext:value-type="float">
            <text:p>89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Controleur map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Ismai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7" calcext:value-type="float">
            <text:p>7</text:p>
          </table:table-cell>
          <table:table-cell table:style-name="ce60" table:formula="of:=[.$G$27]-([.J11]*[.$I$25])" office:value-type="float" office:value="22.5" calcext:value-type="float">
            <text:p>22.5</text:p>
          </table:table-cell>
          <table:table-cell table:style-name="ce34" table:formula="of:=[.F27]-SUM([IT2_Hour_Log.B30:.H30])" office:value-type="float" office:value="36.8" calcext:value-type="float">
            <text:p>36.8</text:p>
          </table:table-cell>
          <table:table-cell table:style-name="ce60" table:formula="of:=[.$G$77]-([.J11]*[.$I$26])" office:value-type="float" office:value="47" calcext:value-type="float">
            <text:p>47</text:p>
          </table:table-cell>
          <table:table-cell table:style-name="ce34" table:formula="of:=[.F77]-SUM([IT2_Hour_Log.B71:.H71])" office:value-type="float" office:value="50.4" calcext:value-type="float">
            <text:p>50.4</text:p>
          </table:table-cell>
          <table:table-cell table:style-name="ce35"/>
          <table:table-cell table:style-name="ce34"/>
          <table:table-cell table:style-name="ce36" table:formula="of:=[.K11]+[.M11]" office:value-type="float" office:value="69.5" calcext:value-type="float">
            <text:p>69.5</text:p>
          </table:table-cell>
          <table:table-cell table:style-name="ce36" table:formula="of:=[.L11]+[.N11]" office:value-type="float" office:value="87.2" calcext:value-type="float">
            <text:p>87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Implémentation alerte field + MAP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Alexi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8" calcext:value-type="float">
            <text:p>8</text:p>
          </table:table-cell>
          <table:table-cell table:style-name="ce60" table:formula="of:=[.$G$27]-([.J12]*[.$I$25])" office:value-type="float" office:value="19.2857142857143" calcext:value-type="float">
            <text:p>19.2857142857143</text:p>
          </table:table-cell>
          <table:table-cell table:style-name="ce34" table:formula="of:=[.F27]-SUM([IT2_Hour_Log.B30:.I30])" office:value-type="float" office:value="32.8" calcext:value-type="float">
            <text:p>32.8</text:p>
          </table:table-cell>
          <table:table-cell table:style-name="ce60" table:formula="of:=[.$G$77]-([.J12]*[.$I$26])" office:value-type="float" office:value="40.2857142857143" calcext:value-type="float">
            <text:p>40.2857142857143</text:p>
          </table:table-cell>
          <table:table-cell table:style-name="ce34" table:formula="of:=[.F77]-SUM([IT2_Hour_Log.B71:.K71])" office:value-type="float" office:value="37.4" calcext:value-type="float">
            <text:p>37.4</text:p>
          </table:table-cell>
          <table:table-cell table:style-name="ce35"/>
          <table:table-cell table:style-name="ce34"/>
          <table:table-cell table:style-name="ce36" table:formula="of:=[.K12]+[.M12]" office:value-type="float" office:value="59.5714285714286" calcext:value-type="float">
            <text:p>59.5714285714286</text:p>
          </table:table-cell>
          <table:table-cell table:style-name="ce36" table:formula="of:=[.L12]+[.N12]" office:value-type="float" office:value="70.2" calcext:value-type="float">
            <text:p>70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Implementer bdd Magasin Prix</text:p>
          </table:table-cell>
          <table:table-cell table:style-name="ce31" office:value-type="string" calcext:value-type="string">
            <text:p>Naoufal</text:p>
          </table:table-cell>
          <table:table-cell table:style-name="ce37" office:value-type="string" calcext:value-type="string">
            <text:p>Youssef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9" calcext:value-type="float">
            <text:p>9</text:p>
          </table:table-cell>
          <table:table-cell table:style-name="ce60" table:formula="of:=[.$G$27]-([.J13]*[.$I$25])" office:value-type="float" office:value="16.0714285714286" calcext:value-type="float">
            <text:p>16.0714285714286</text:p>
          </table:table-cell>
          <table:table-cell table:style-name="ce34" table:formula="of:=[.F27]-SUM([IT2_Hour_Log.B30:.J30])" office:value-type="float" office:value="30.8" calcext:value-type="float">
            <text:p>30.8</text:p>
          </table:table-cell>
          <table:table-cell table:style-name="ce60" table:formula="of:=[.$G$77]-([.J13]*[.$I$26])" office:value-type="float" office:value="33.5714285714286" calcext:value-type="float">
            <text:p>33.5714285714286</text:p>
          </table:table-cell>
          <table:table-cell table:style-name="ce34" table:formula="of:=[.F77]-SUM([IT2_Hour_Log.B71:.I71])" office:value-type="float" office:value="49.4" calcext:value-type="float">
            <text:p>49.4</text:p>
          </table:table-cell>
          <table:table-cell table:style-name="ce35"/>
          <table:table-cell table:style-name="ce34"/>
          <table:table-cell table:style-name="ce36" table:formula="of:=[.K13]+[.M13]" office:value-type="float" office:value="49.6428571428571" calcext:value-type="float">
            <text:p>49.6428571428571</text:p>
          </table:table-cell>
          <table:table-cell table:style-name="ce36" table:formula="of:=[.L13]+[.N13]" office:value-type="float" office:value="80.2" calcext:value-type="float">
            <text:p>80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Refactor BDD Magasins Prix</text:p>
          </table:table-cell>
          <table:table-cell table:style-name="ce31" office:value-type="string" calcext:value-type="string">
            <text:p>Naoufal</text:p>
          </table:table-cell>
          <table:table-cell table:style-name="ce31" office:value-type="string" calcext:value-type="string">
            <text:p>Alexis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/>
          <table:table-cell table:style-name="ce59"/>
          <table:table-cell table:style-name="ce34" office:value-type="float" office:value="10" calcext:value-type="float">
            <text:p>10</text:p>
          </table:table-cell>
          <table:table-cell table:style-name="ce60" table:formula="of:=[.$G$27]-([.J14]*[.$I$25])" office:value-type="float" office:value="12.8571428571429" calcext:value-type="float">
            <text:p>12.8571428571429</text:p>
          </table:table-cell>
          <table:table-cell table:style-name="ce34" table:formula="of:=[.F27]-SUM([IT2_Hour_Log.B30:.K30])" office:value-type="float" office:value="30.8" calcext:value-type="float">
            <text:p>30.8</text:p>
          </table:table-cell>
          <table:table-cell table:style-name="ce60" table:formula="of:=[.$G$77]-([.J14]*[.$I$26])" office:value-type="float" office:value="26.8571428571429" calcext:value-type="float">
            <text:p>26.8571428571429</text:p>
          </table:table-cell>
          <table:table-cell table:style-name="ce34" table:formula="of:=[.F77]-SUM([IT2_Hour_Log.B71:.L71])" office:value-type="float" office:value="31.4" calcext:value-type="float">
            <text:p>31.4</text:p>
          </table:table-cell>
          <table:table-cell table:style-name="ce35"/>
          <table:table-cell table:style-name="ce34"/>
          <table:table-cell table:style-name="ce36" table:formula="of:=[.K14]+[.M14]" office:value-type="float" office:value="39.7142857142857" calcext:value-type="float">
            <text:p>39.7142857142857</text:p>
          </table:table-cell>
          <table:table-cell table:style-name="ce36" table:formula="of:=[.L14]+[.N14]" office:value-type="float" office:value="62.2" calcext:value-type="float">
            <text:p>62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Implémenter controller map avec les DAO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Alexi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11" calcext:value-type="float">
            <text:p>11</text:p>
          </table:table-cell>
          <table:table-cell table:style-name="ce60" table:formula="of:=[.$G$27]-([.J15]*[.$I$25])" office:value-type="float" office:value="9.64285714285714" calcext:value-type="float">
            <text:p>9.64285714285714</text:p>
          </table:table-cell>
          <table:table-cell table:style-name="ce34" table:formula="of:=[.F27]-SUM([IT2_Hour_Log.B30:.L30])" office:value-type="float" office:value="30.8" calcext:value-type="float">
            <text:p>30.8</text:p>
          </table:table-cell>
          <table:table-cell table:style-name="ce60" table:formula="of:=[.$G$77]-([.J15]*[.$I$26])" office:value-type="float" office:value="20.1428571428571" calcext:value-type="float">
            <text:p>20.1428571428571</text:p>
          </table:table-cell>
          <table:table-cell table:style-name="ce34" table:formula="of:=[.F77]-SUM([IT2_Hour_Log.B71:.M71])" office:value-type="float" office:value="31.4" calcext:value-type="float">
            <text:p>31.4</text:p>
          </table:table-cell>
          <table:table-cell table:style-name="ce35"/>
          <table:table-cell table:style-name="ce34"/>
          <table:table-cell table:style-name="ce36" table:formula="of:=[.K15]+[.M15]" office:value-type="float" office:value="29.7857142857143" calcext:value-type="float">
            <text:p>29.7857142857143</text:p>
          </table:table-cell>
          <table:table-cell table:style-name="ce36" table:formula="of:=[.L15]+[.N15]" office:value-type="float" office:value="62.2" calcext:value-type="float">
            <text:p>62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Réparer la partie listener du comboBox address / ajout fxml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Naoufal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12" calcext:value-type="float">
            <text:p>12</text:p>
          </table:table-cell>
          <table:table-cell table:style-name="ce60" table:formula="of:=[.$G$27]-([.J16]*[.$I$25])" office:value-type="float" office:value="6.42857142857143" calcext:value-type="float">
            <text:p>6.42857142857143</text:p>
          </table:table-cell>
          <table:table-cell table:style-name="ce34" table:formula="of:=[.F27]-SUM([IT2_Hour_Log.B30:.M30])" office:value-type="float" office:value="30.8" calcext:value-type="float">
            <text:p>30.8</text:p>
          </table:table-cell>
          <table:table-cell table:style-name="ce60" table:formula="of:=[.$G$77]-([.J16]*[.$I$26])" office:value-type="float" office:value="13.4285714285714" calcext:value-type="float">
            <text:p>13.4285714285714</text:p>
          </table:table-cell>
          <table:table-cell table:style-name="ce34" table:formula="of:=[.F77]-SUM([IT2_Hour_Log.B71:.N71])" office:value-type="float" office:value="31.4" calcext:value-type="float">
            <text:p>31.4</text:p>
          </table:table-cell>
          <table:table-cell table:style-name="ce35"/>
          <table:table-cell table:style-name="ce34"/>
          <table:table-cell table:style-name="ce36" table:formula="of:=[.K16]+[.M16]" office:value-type="float" office:value="19.8571428571429" calcext:value-type="float">
            <text:p>19.8571428571429</text:p>
          </table:table-cell>
          <table:table-cell table:style-name="ce36" table:formula="of:=[.L16]+[.N16]" office:value-type="float" office:value="62.2" calcext:value-type="float">
            <text:p>62.2</text:p>
          </table:table-cell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Shop Ingredient view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Ayoub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13" calcext:value-type="float">
            <text:p>13</text:p>
          </table:table-cell>
          <table:table-cell table:style-name="ce60" table:formula="of:=[.$G$27]-([.J17]*[.$I$25])" office:value-type="float" office:value="3.21428571428572" calcext:value-type="float">
            <text:p>3.21428571428572</text:p>
          </table:table-cell>
          <table:table-cell table:style-name="ce34" table:formula="of:=[.F27]-SUM([IT2_Hour_Log.B30:.N30])" office:value-type="float" office:value="30.8" calcext:value-type="float">
            <text:p>30.8</text:p>
          </table:table-cell>
          <table:table-cell table:style-name="ce60" table:formula="of:=[.$G$77]-([.J17]*[.$I$26])" office:value-type="float" office:value="6.71428571428571" calcext:value-type="float">
            <text:p>6.71428571428571</text:p>
          </table:table-cell>
          <table:table-cell table:style-name="ce34" table:formula="of:=[.F77]-SUM([IT2_Hour_Log.B71:.O71])" office:value-type="float" office:value="0" calcext:value-type="float">
            <text:p>0</text:p>
          </table:table-cell>
          <table:table-cell table:style-name="ce35"/>
          <table:table-cell table:style-name="ce34"/>
          <table:table-cell table:style-name="ce36" table:formula="of:=[.K17]+[.M17]" office:value-type="float" office:value="9.92857142857142" calcext:value-type="float">
            <text:p>9.92857142857142</text:p>
          </table:table-cell>
          <table:table-cell table:style-name="ce36" table:formula="of:=[.L17]+[.N17]" office:value-type="float" office:value="30.8" calcext:value-type="float">
            <text:p>30.8</text:p>
          </table:table-cell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Ingredient Price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9"/>
          <table:table-cell table:style-name="ce34" office:value-type="float" office:value="14" calcext:value-type="float">
            <text:p>14</text:p>
          </table:table-cell>
          <table:table-cell table:style-name="ce60" table:formula="of:=[.$G$27]-([.J18]*[.$I$25])" office:value-type="float" office:value="0" calcext:value-type="float">
            <text:p>0</text:p>
          </table:table-cell>
          <table:table-cell table:style-name="ce34" table:formula="of:=[.F27]-SUM([IT2_Hour_Log.B30:.O30])" office:value-type="float" office:value="0" calcext:value-type="float">
            <text:p>0</text:p>
          </table:table-cell>
          <table:table-cell table:style-name="ce60" table:formula="of:=[.$G$77]-([.J18]*[.$I$26])" office:value-type="float" office:value="0" calcext:value-type="float">
            <text:p>0</text:p>
          </table:table-cell>
          <table:table-cell table:style-name="ce34" table:formula="of:=[.F77]-SUM([IT2_Hour_Log.B71:.P71])" office:value-type="float" office:value="0" calcext:value-type="float">
            <text:p>0</text:p>
          </table:table-cell>
          <table:table-cell table:style-name="ce35"/>
          <table:table-cell table:style-name="ce34"/>
          <table:table-cell table:style-name="ce36" table:formula="of:=[.K18]+[.M18]" office:value-type="float" office:value="0" calcext:value-type="float">
            <text:p>0</text:p>
          </table:table-cell>
          <table:table-cell table:style-name="ce36" table:formula="of:=[.L18]+[.N18]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" office:value-type="string" calcext:value-type="string">
            <text:p>Bug fix swtich sql</text:p>
          </table:table-cell>
          <table:table-cell table:style-name="ce1" office:value-type="string" calcext:value-type="string">
            <text:p>Tanguy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Ingredient and map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Son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style-name="ce65" office:value-type="string" calcext:value-type="string" table:number-columns-spanned="8" table:number-rows-spanned="1">
            <text:p>NOTE: not all hours were logged daily, some are hence missing <text:s/>(missing data filled in on day 14)</text:p>
          </table:table-cell>
          <table:covered-table-cell table:number-columns-repeated="7"/>
          <table:table-cell table:number-columns-repeated="1008"/>
        </table:table-row>
        <table:table-row table:style-name="ro4">
          <table:table-cell table:number-columns-repeated="2"/>
          <table:table-cell table:style-name="ce1" office:value-type="string" calcext:value-type="string">
            <text:p>Fix shop sql request and fix bug mapController / mapview</text:p>
          </table:table-cell>
          <table:table-cell table:style-name="ce1" office:value-type="string" calcext:value-type="string">
            <text:p>Ismail</text:p>
          </table:table-cell>
          <table:table-cell table:style-name="ce1" office:value-type="string" calcext:value-type="string">
            <text:p>Naoufa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1" office:value-type="string" calcext:value-type="string">
            <text:p>Populate DB</text:p>
          </table:table-cell>
          <table:table-cell table:style-name="ce1" office:value-type="string" calcext:value-type="string">
            <text:p>Youssef</text:p>
          </table:table-cell>
          <table:table-cell table:style-name="ce1" office:value-type="string" calcext:value-type="string">
            <text:p>Alexi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office:value-type="string" calcext:value-type="string">
            <text:p>Populate DB shops</text:p>
          </table:table-cell>
          <table:table-cell table:style-name="ce31" office:value-type="string" calcext:value-type="string">
            <text:p>Youssef</text:p>
          </table:table-cell>
          <table:table-cell table:style-name="ce31" office:value-type="string" calcext:value-type="string">
            <text:p>Matthia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office:value-type="string" calcext:value-type="string">
            <text:p>Debug DB insert shops and ingredient price</text:p>
          </table:table-cell>
          <table:table-cell table:style-name="ce31" office:value-type="string" calcext:value-type="string">
            <text:p>Youssef</text:p>
          </table:table-cell>
          <table:table-cell table:style-name="ce31" office:value-type="string" calcext:value-type="string">
            <text:p>Matthia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 table:formula="of:=[.G27]/14" office:value-type="float" office:value="3.21428571428571" calcext:value-type="float">
            <text:p>3.21428571428571</text:p>
          </table:table-cell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 table:formula="of:=[.G77]/14" office:value-type="float" office:value="6.71428571428571" calcext:value-type="float">
            <text:p>6.71428571428571</text:p>
          </table:table-cell>
          <table:table-cell table:style-name="ce34" table:number-columns-repeated="3"/>
          <table:table-cell table:number-columns-repeated="1012"/>
        </table:table-row>
        <table:table-row table:style-name="ro3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26])" office:value-type="float" office:value="44.8" calcext:value-type="float">
            <text:p>44.8</text:p>
          </table:table-cell>
          <table:table-cell table:style-name="ce38" table:formula="of:=SUM([.G4:.G26])" office:value-type="float" office:value="45" calcext:value-type="float">
            <text:p>45</text:p>
          </table:table-cell>
          <table:table-cell/>
          <table:table-cell table:style-name="ce1" table:number-columns-repeated="3"/>
          <table:table-cell table:style-name="ce34"/>
          <table:table-cell table:number-columns-repeated="1012"/>
        </table:table-row>
        <table:table-row table:style-name="ro4">
          <table:table-cell table:number-columns-repeated="3"/>
          <table:table-cell table:style-name="ce1"/>
          <table:table-cell/>
          <table:table-cell office:value-type="string" calcext:value-type="string">
            <text:p>Initial estimated total:</text:p>
          </table:table-cell>
          <table:table-cell table:formula="of:=[Overview.C7]" office:value-type="float" office:value="50" calcext:value-type="float">
            <text:p>50</text:p>
          </table:table-cell>
          <table:table-cell/>
          <table:table-cell table:style-name="ce39"/>
          <table:table-cell table:number-columns-repeated="4"/>
          <table:table-cell table:style-name="ce40"/>
          <table:table-cell table:style-name="ce1" table:number-columns-spanned="5" table:number-rows-spanned="5"/>
          <table:covered-table-cell table:number-columns-repeated="4"/>
          <table:table-cell table:number-columns-repeated="1005"/>
        </table:table-row>
        <table:table-row table:style-name="ro4">
          <table:table-cell table:number-columns-repeated="14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table:style-name="ce56" office:value-type="string" calcext:value-type="string" table:number-columns-spanned="5" table:number-rows-spanned="1">
            <text:p>Améliorations &amp; Refactoring</text:p>
          </table:table-cell>
          <table:covered-table-cell table:number-columns-repeated="4"/>
          <table:table-cell table:number-columns-repeated="7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table:style-name="ce41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MainConttroller</text:p>
          </table:table-cell>
          <table:table-cell table:style-name="ce31" office:value-type="string" calcext:value-type="string">
            <text:p>Ayoub</text:p>
          </table:table-cell>
          <table:table-cell table:style-name="ce37" office:value-type="string" calcext:value-type="string">
            <text:p>Tanguy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31" office:value-type="string" calcext:value-type="string">
            <text:p>Amélioration + Refactor Controllers View</text:p>
          </table:table-cell>
          <table:table-cell table:style-name="ce31" office:value-type="string" calcext:value-type="string">
            <text:p>Ayoub</text:p>
          </table:table-cell>
          <table:table-cell table:style-name="ce37" office:value-type="string" calcext:value-type="string">
            <text:p>Tangu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controller/view Ingredient</text:p>
          </table:table-cell>
          <table:table-cell table:style-name="ce31" office:value-type="string" calcext:value-type="string">
            <text:p>Benjamin</text:p>
          </table:table-cell>
          <table:table-cell table:style-name="ce37" office:value-type="string" calcext:value-type="string">
            <text:p>Matthias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controller/view Menus</text:p>
          </table:table-cell>
          <table:table-cell table:style-name="ce31" office:value-type="string" calcext:value-type="string">
            <text:p>Matthias</text:p>
          </table:table-cell>
          <table:table-cell table:style-name="ce37" office:value-type="string" calcext:value-type="string">
            <text:p>Benjamin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Génération multiple de menus</text:p>
          </table:table-cell>
          <table:table-cell table:style-name="ce31" office:value-type="string" calcext:value-type="string">
            <text:p>Benjamin</text:p>
          </table:table-cell>
          <table:table-cell table:style-name="ce37" office:value-type="string" calcext:value-type="string">
            <text:p>Matthias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ing controller instanciation + exception alert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Youssef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Filtres refactor 1</text:p>
          </table:table-cell>
          <table:table-cell table:style-name="ce31" office:value-type="string" calcext:value-type="string">
            <text:p>Romain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Filtres refactor 2</text:p>
          </table:table-cell>
          <table:table-cell table:style-name="ce31" office:value-type="string" calcext:value-type="string">
            <text:p>Romain</text:p>
          </table:table-cell>
          <table:table-cell table:style-name="ce37" office:value-type="string" calcext:value-type="string">
            <text:p>Son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DAO refactoring</text:p>
          </table:table-cell>
          <table:table-cell table:style-name="ce31" office:value-type="string" calcext:value-type="string">
            <text:p>Benjamin</text:p>
          </table:table-cell>
          <table:table-cell table:style-name="ce37" office:value-type="string" calcext:value-type="string">
            <text:p>Roma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Generalisation DAO</text:p>
          </table:table-cell>
          <table:table-cell table:style-name="ce31" office:value-type="string" calcext:value-type="string">
            <text:p>Son</text:p>
          </table:table-cell>
          <table:table-cell table:style-name="ce37" office:value-type="string" calcext:value-type="string">
            <text:p>Roma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controllers</text:p>
          </table:table-cell>
          <table:table-cell table:style-name="ce31" office:value-type="string" calcext:value-type="string">
            <text:p>Son</text:p>
          </table:table-cell>
          <table:table-cell table:style-name="ce37" office:value-type="string" calcext:value-type="string">
            <text:p>Roma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DTO to model</text:p>
          </table:table-cell>
          <table:table-cell table:style-name="ce31" office:value-type="string" calcext:value-type="string">
            <text:p>Benjamin</text:p>
          </table:table-cell>
          <table:table-cell table:style-name="ce37" office:value-type="string" calcext:value-type="string">
            <text:p>Romain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DAO refactoring 2</text:p>
          </table:table-cell>
          <table:table-cell table:style-name="ce31" office:value-type="string" calcext:value-type="string">
            <text:p>Romain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controllers parametric</text:p>
          </table:table-cell>
          <table:table-cell table:style-name="ce31" office:value-type="string" calcext:value-type="string">
            <text:p>Benjamin</text:p>
          </table:table-cell>
          <table:table-cell table:style-name="ce37" office:value-type="string" calcext:value-type="string">
            <text:p>So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mplir la db</text:p>
          </table:table-cell>
          <table:table-cell table:style-name="ce31" office:value-type="string" calcext:value-type="string">
            <text:p>Youssef</text:p>
          </table:table-cell>
          <table:table-cell table:style-name="ce37" office:value-type="string" calcext:value-type="string">
            <text:p>Alexis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Building and arcgis runtime with gradle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Ayoub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Quick fix alertable refactoring</text:p>
          </table:table-cell>
          <table:table-cell table:style-name="ce31" office:value-type="string" calcext:value-type="string">
            <text:p>Alexis</text:p>
          </table:table-cell>
          <table:table-cell table:style-name="ce37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MapViewController refactoring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Naoufal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Model creation</text:p>
          </table:table-cell>
          <table:table-cell table:style-name="ce31" office:value-type="string" calcext:value-type="string">
            <text:p>Romain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Filtres archive</text:p>
          </table:table-cell>
          <table:table-cell table:style-name="ce31" office:value-type="string" calcext:value-type="string">
            <text:p>Romain</text:p>
          </table:table-cell>
          <table:table-cell table:style-name="ce37" office:value-type="string" calcext:value-type="string">
            <text:p>So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Menus clickable</text:p>
          </table:table-cell>
          <table:table-cell table:style-name="ce31" office:value-type="string" calcext:value-type="string">
            <text:p>Matthias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Added business logic and tests</text:p>
          </table:table-cell>
          <table:table-cell table:style-name="ce31" office:value-type="string" calcext:value-type="string">
            <text:p>Alexis</text:p>
          </table:table-cell>
          <table:table-cell table:style-name="ce37"/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Upgrade view shopping list</text:p>
          </table:table-cell>
          <table:table-cell table:style-name="ce31" office:value-type="string" calcext:value-type="string">
            <text:p>Ayoub</text:p>
          </table:table-cell>
          <table:table-cell table:style-name="ce37" office:value-type="string" calcext:value-type="string">
            <text:p>Tanguy</text:p>
          </table:table-cell>
          <table:table-cell table:style-name="ce42" office:value-type="float" office:value="1.3" calcext:value-type="float">
            <text:p>1.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" office:value-type="string" calcext:value-type="string">
            <text:p>Test table view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Tanguy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>
            <text:p>Update shopping list</text:p>
          </table:table-cell>
          <table:table-cell table:style-name="ce44" office:value-type="string" calcext:value-type="string">
            <text:p>Ayoub</text:p>
          </table:table-cell>
          <table:table-cell table:style-name="ce44" office:value-type="string" calcext:value-type="string">
            <text:p>Tanguy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2" office:value-type="string" calcext:value-type="string">
            <text:p>Add shopping list + fix db</text:p>
          </table:table-cell>
          <table:table-cell table:style-name="ce62" office:value-type="string" calcext:value-type="string">
            <text:p>Ayoub</text:p>
          </table:table-cell>
          <table:table-cell table:style-name="ce62" office:value-type="string" calcext:value-type="string">
            <text:p>Tanguy</text:p>
          </table:table-cell>
          <table:table-cell table:number-columns-repeated="2" table:style-name="ce6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Fix bug recipe and shopping list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Tanguy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Upgrade instruction view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Ayou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45" table:number-columns-repeated="5"/>
          <table:table-cell table:style-name="ce46"/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Upgrade recipe view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Ayoub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6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Bug fix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Romai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Ingredient Recipe FX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S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8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Ingredient Recipe FX 2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S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1" office:value-type="string" calcext:value-type="string">
            <text:p>Maintaining burndown</text:p>
          </table:table-cell>
          <table:table-cell table:style-name="ce1" office:value-type="string" calcext:value-type="string">
            <text:p>Alexis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6" table:number-rows-repeated="3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2:.F76])" office:value-type="float" office:value="92.4" calcext:value-type="float">
            <text:p>92.4</text:p>
          </table:table-cell>
          <table:table-cell table:style-name="ce43" table:formula="of:=SUM([.G32:.G76])" office:value-type="float" office:value="94" calcext:value-type="float">
            <text:p>94</text:p>
          </table:table-cell>
          <table:table-cell table:number-columns-repeated="1017"/>
        </table:table-row>
        <table:table-row table:style-name="ro6">
          <table:table-cell table:number-columns-repeated="5"/>
          <table:table-cell office:value-type="string" calcext:value-type="string">
            <text:p>Initial estimated total:</text:p>
          </table:table-cell>
          <table:table-cell table:formula="of:=[Overview.C18]" office:value-type="float" office:value="100" calcext:value-type="float">
            <text:p>100</text:p>
          </table:table-cell>
          <table:table-cell table:number-columns-repeated="1017"/>
        </table:table-row>
        <table:table-row table:style-name="ro6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23">
          <table:table-cell table:number-columns-repeated="1024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2_Hour_Log" table:style-name="ta1">
        <table:table-column table:style-name="co17" table:default-cell-style-name="ce1"/>
        <table:table-column table:style-name="co1" table:number-columns-repeated="15" table:default-cell-style-name="ce1"/>
        <table:table-column table:style-name="co18" table:default-cell-style-name="ce1"/>
        <table:table-column table:style-name="co1" table:number-columns-repeated="1006" table:default-cell-style-name="ce1"/>
        <table:table-column table:style-name="co5" table:default-cell-style-name="ce1"/>
        <table:table-row table:style-name="ro1">
          <table:table-cell table:style-name="ce49" office:value-type="string" calcext:value-type="string">
            <text:p>Tâches</text:p>
          </table:table-cell>
          <table:table-cell table:style-name="ce66" office:value-type="string" calcext:value-type="string">
            <text:p>Jour 1</text:p>
          </table:table-cell>
          <table:table-cell table:style-name="ce66" office:value-type="string" calcext:value-type="string">
            <text:p>Jour 2</text:p>
          </table:table-cell>
          <table:table-cell table:style-name="ce66" office:value-type="string" calcext:value-type="string">
            <text:p>Jour 3</text:p>
          </table:table-cell>
          <table:table-cell table:style-name="ce66" office:value-type="string" calcext:value-type="string">
            <text:p>Jour 4</text:p>
          </table:table-cell>
          <table:table-cell table:style-name="ce66" office:value-type="string" calcext:value-type="string">
            <text:p>Jour 5</text:p>
          </table:table-cell>
          <table:table-cell table:style-name="ce66" office:value-type="string" calcext:value-type="string">
            <text:p>Jour 6</text:p>
          </table:table-cell>
          <table:table-cell table:style-name="ce66" office:value-type="string" calcext:value-type="string">
            <text:p>Jour 7</text:p>
          </table:table-cell>
          <table:table-cell table:style-name="ce66" office:value-type="string" calcext:value-type="string">
            <text:p>Jour 8</text:p>
          </table:table-cell>
          <table:table-cell table:style-name="ce66" office:value-type="string" calcext:value-type="string">
            <text:p>Jour 9</text:p>
          </table:table-cell>
          <table:table-cell table:style-name="ce66" office:value-type="string" calcext:value-type="string">
            <text:p>Jour 10</text:p>
          </table:table-cell>
          <table:table-cell table:style-name="ce66" office:value-type="string" calcext:value-type="string">
            <text:p>Jour 11</text:p>
          </table:table-cell>
          <table:table-cell table:style-name="ce66" office:value-type="string" calcext:value-type="string">
            <text:p>Jour 12</text:p>
          </table:table-cell>
          <table:table-cell table:style-name="ce66" office:value-type="string" calcext:value-type="string">
            <text:p>Jour 13</text:p>
          </table:table-cell>
          <table:table-cell table:style-name="ce66" office:value-type="string" calcext:value-type="string">
            <text:p>Jour 14</text:p>
          </table:table-cell>
          <table:table-cell table:style-name="ce49" office:value-type="string" calcext:value-type="string">
            <text:p>PILOTE :</text:p>
          </table:table-cell>
          <table:table-cell table:style-name="ce49" office:value-type="string" calcext:value-type="string">
            <text:p>COPILOTE :</text:p>
          </table:table-cell>
          <table:table-cell table:number-columns-repeated="1007"/>
        </table:table-row>
        <table:table-row table:style-name="ro1">
          <table:table-cell table:style-name="ce49" office:value-type="string" calcext:value-type="string">
            <text:p>HISTOIRE 5</text:p>
          </table:table-cell>
          <table:table-cell table:style-name="ce66" table:number-columns-repeated="14"/>
          <table:table-cell table:style-name="ce49" table:number-columns-repeated="2"/>
          <table:table-cell table:number-columns-repeated="1007"/>
        </table:table-row>
        <table:table-row table:style-name="ro1">
          <table:table-cell table:formula="of:=[IT2.C4]" office:value-type="string" office:string-value="Map API/LIB recherche" calcext:value-type="string">
            <text:p>Map API/LIB recherche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Naoufal</text:p>
          </table:table-cell>
          <table:table-cell office:value-type="string" calcext:value-type="string">
            <text:p>Ismail</text:p>
          </table:table-cell>
          <table:table-cell table:number-columns-repeated="1007"/>
        </table:table-row>
        <table:table-row table:style-name="ro1">
          <table:table-cell table:formula="of:=[IT2.C5]" office:value-type="string" office:string-value="Map API implémentation" calcext:value-type="string">
            <text:p>Map API implémentatio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Ismail</text:p>
          </table:table-cell>
          <table:table-cell office:value-type="string" calcext:value-type="string">
            <text:p>Naoufal</text:p>
          </table:table-cell>
          <table:table-cell table:number-columns-repeated="1007"/>
        </table:table-row>
        <table:table-row table:style-name="ro1">
          <table:table-cell table:formula="of:=[IT2.C6]" office:value-type="string" office:string-value="Map view recherche sidebar + picture load" calcext:value-type="string">
            <text:p>Map view recherche sidebar + picture load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Ismail</text:p>
          </table:table-cell>
          <table:table-cell office:value-type="string" calcext:value-type="string">
            <text:p>Naoufal</text:p>
          </table:table-cell>
          <table:table-cell table:number-columns-repeated="1007"/>
        </table:table-row>
        <table:table-row table:style-name="ro1">
          <table:table-cell table:formula="of:=[IT2.C7]" office:value-type="string" office:string-value="Refractor  MAP" calcext:value-type="string">
            <text:p>Refractor <text:s/>MAP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youb</text:p>
          </table:table-cell>
          <table:table-cell office:value-type="string" calcext:value-type="string">
            <text:p>Ismail</text:p>
          </table:table-cell>
          <table:table-cell table:number-columns-repeated="1007"/>
        </table:table-row>
        <table:table-row table:style-name="ro1">
          <table:table-cell table:formula="of:=[IT2.C8]" office:value-type="string" office:string-value="Refractor  MAP + Integration Controlleur" calcext:value-type="string">
            <text:p>Refractor <text:s/>MAP + Integration Controlleur</text:p>
          </table:table-cell>
          <table:table-cell table:number-columns-repeated="13"/>
          <table:table-cell table:formula="of:=[IT2.F8]" office:value-type="float" office:value="2" calcext:value-type="float">
            <text:p>2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Naoufal</text:p>
          </table:table-cell>
          <table:table-cell table:number-columns-repeated="1007"/>
        </table:table-row>
        <table:table-row table:style-name="ro1">
          <table:table-cell table:formula="of:=[IT2.C9]" office:value-type="string" office:string-value="Configuration gradle / ajout boutton map menu principal" calcext:value-type="string">
            <text:p>Configuration gradle / ajout boutton map menu principa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Ismail</text:p>
          </table:table-cell>
          <table:table-cell office:value-type="string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IT2.C10]" office:value-type="string" office:string-value="Implémenter bdd base" calcext:value-type="string">
            <text:p>Implémenter bdd base</text:p>
          </table:table-cell>
          <table:table-cell table:number-columns-repeated="13"/>
          <table:table-cell table:formula="of:=[IT2.F10]" office:value-type="float" office:value="2" calcext:value-type="float">
            <text:p>2</text:p>
          </table:table-cell>
          <table:table-cell office:value-type="string" calcext:value-type="string">
            <text:p>Naoufal</text:p>
          </table:table-cell>
          <table:table-cell office:value-type="string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IT2.C11]" office:value-type="string" office:string-value="Controleur map" calcext:value-type="string">
            <text:p>Controleur map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youb</text:p>
          </table:table-cell>
          <table:table-cell office:value-type="string" calcext:value-type="string">
            <text:p>Ismail</text:p>
          </table:table-cell>
          <table:table-cell table:number-columns-repeated="1007"/>
        </table:table-row>
        <table:table-row table:style-name="ro1">
          <table:table-cell table:formula="of:=[IT2.C12]" office:value-type="string" office:string-value="Implémentation alerte field + MAP" calcext:value-type="string">
            <text:p>Implémentation alerte field + MAP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Alexis</text:p>
          </table:table-cell>
          <table:table-cell table:number-columns-repeated="1007"/>
        </table:table-row>
        <table:table-row table:style-name="ro1">
          <table:table-cell table:formula="of:=[IT2.C13]" office:value-type="string" office:string-value="Implementer bdd Magasin Prix" calcext:value-type="string">
            <text:p>Implementer bdd Magasin Prix</text:p>
          </table:table-cell>
          <table:table-cell table:number-columns-repeated="13"/>
          <table:table-cell table:formula="of:=[IT2.F13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14]" office:value-type="string" office:string-value="Refactor BDD Magasins Prix" calcext:value-type="string">
            <text:p>Refactor BDD Magasins Prix</text:p>
          </table:table-cell>
          <table:table-cell table:number-columns-repeated="13"/>
          <table:table-cell table:formula="of:=[IT2.F1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15]" office:value-type="string" office:string-value="Implémenter controller map avec les DAO" calcext:value-type="string">
            <text:p>Implémenter controller map avec les DAO</text:p>
          </table:table-cell>
          <table:table-cell table:number-columns-repeated="13"/>
          <table:table-cell table:formula="of:=[IT2.F1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16]" office:value-type="string" office:string-value="Réparer la partie listener du comboBox address / ajout fxml" calcext:value-type="string">
            <text:p>Réparer la partie listener du comboBox address / ajout fxml</text:p>
          </table:table-cell>
          <table:table-cell table:number-columns-repeated="13"/>
          <table:table-cell table:formula="of:=[IT2.F16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17]" office:value-type="string" office:string-value="Shop Ingredient view" calcext:value-type="string">
            <text:p>Shop Ingredient view</text:p>
          </table:table-cell>
          <table:table-cell table:number-columns-repeated="13"/>
          <table:table-cell table:formula="of:=[IT2.F17]"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18]" office:value-type="string" office:string-value="Ingredient Price" calcext:value-type="string">
            <text:p>Ingredient Price</text:p>
          </table:table-cell>
          <table:table-cell table:number-columns-repeated="13"/>
          <table:table-cell table:formula="of:=[IT2.F1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19]" office:value-type="string" office:string-value="Bug fix swtich sql" calcext:value-type="string">
            <text:p>Bug fix swtich sql</text:p>
          </table:table-cell>
          <table:table-cell table:number-columns-repeated="13"/>
          <table:table-cell table:formula="of:=[IT2.F19]"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20]" office:value-type="string" office:string-value="Ingredient and map" calcext:value-type="string">
            <text:p>Ingredient and map</text:p>
          </table:table-cell>
          <table:table-cell/>
          <table:table-cell table:style-name="ce64" table:number-columns-repeated="12"/>
          <table:table-cell table:formula="of:=[IT2.F20]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4" table:number-columns-repeated="1007"/>
        </table:table-row>
        <table:table-row table:style-name="ro1">
          <table:table-cell table:formula="of:=[IT2.C21]" office:value-type="string" office:string-value="Fix shop sql request and fix bug mapController / mapview" calcext:value-type="string">
            <text:p>Fix shop sql request and fix bug mapController / mapview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22]" office:value-type="string" office:string-value="Populate DB" calcext:value-type="string">
            <text:p>Populate DB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23]" office:value-type="string" office:string-value="Populate DB shops" calcext:value-type="string">
            <text:p>Populate DB shops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24]" office:value-type="string" office:string-value="Debug DB insert shops and ingredient price" calcext:value-type="string">
            <text:p>Debug DB insert shops and ingredient price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25]" office:value-type="float" office:value="0" calcext:value-type="float">
            <text:p>0</text:p>
          </table:table-cell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26]" office:value-type="float" office:value="0" calcext:value-type="float">
            <text:p>0</text:p>
          </table:table-cell>
          <table:table-cell table:number-columns-repeated="14"/>
          <table:table-cell table:style-name="ce64" table:number-columns-repeated="2"/>
          <table:table-cell table:number-columns-repeated="1007"/>
        </table:table-row>
        <table:table-row table:style-name="ro1">
          <table:table-cell table:formula="of:=[IT2.C27]" office:value-type="string" office:string-value="Total" calcext:value-type="string">
            <text:p>Total</text:p>
          </table:table-cell>
          <table:table-cell table:number-columns-repeated="14"/>
          <table:table-cell table:style-name="ce64" table:number-columns-repeated="2"/>
          <table:table-cell table:number-columns-repeated="1007"/>
        </table:table-row>
        <table:table-row table:style-name="ro1">
          <table:table-cell table:formula="of:=[IT2.C28]" office:value-type="float" office:value="0" calcext:value-type="float">
            <text:p>0</text:p>
          </table:table-cell>
          <table:table-cell table:number-columns-repeated="14"/>
          <table:table-cell table:style-name="ce64" table:number-columns-repeated="2"/>
          <table:table-cell table:number-columns-repeated="1007"/>
        </table:table-row>
        <table:table-row table:style-name="ro1">
          <table:table-cell table:formula="of:=[IT2.C29]" office:value-type="float" office:value="0" calcext:value-type="float">
            <text:p>0</text:p>
          </table:table-cell>
          <table:table-cell table:number-columns-repeated="14"/>
          <table:table-cell table:style-name="ce64" table:number-columns-repeated="2"/>
          <table:table-cell table:number-columns-repeated="1007"/>
        </table:table-row>
        <table:table-row table:style-name="ro1">
          <table:table-cell table:style-name="ce67" office:value-type="string" calcext:value-type="string">
            <text:p>NOTE: not all hours were logged daily, some are hence missing from this page (missing data filled in on day 14)</text:p>
          </table:table-cell>
          <table:table-cell table:number-columns-repeated="14"/>
          <table:table-cell table:style-name="ce64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MS :</text:p>
          </table:table-cell>
          <table:table-cell table:formula="of:=SUM([.B3:.B28])" office:value-type="float" office:value="0" calcext:value-type="float">
            <text:p>0</text:p>
          </table:table-cell>
          <table:table-cell table:formula="of:=SUM([.C3:.C28])" office:value-type="float" office:value="0" calcext:value-type="float">
            <text:p>0</text:p>
          </table:table-cell>
          <table:table-cell table:formula="of:=SUM([.D3:.D28])" office:value-type="float" office:value="0" calcext:value-type="float">
            <text:p>0</text:p>
          </table:table-cell>
          <table:table-cell table:formula="of:=SUM([.E3:.E28])" office:value-type="float" office:value="4" calcext:value-type="float">
            <text:p>4</text:p>
          </table:table-cell>
          <table:table-cell table:formula="of:=SUM([.F3:.F28])" office:value-type="float" office:value="4" calcext:value-type="float">
            <text:p>4</text:p>
          </table:table-cell>
          <table:table-cell table:formula="of:=SUM([.G3:.G28])" office:value-type="float" office:value="0" calcext:value-type="float">
            <text:p>0</text:p>
          </table:table-cell>
          <table:table-cell table:formula="of:=SUM([.H3:.H28])" office:value-type="float" office:value="0" calcext:value-type="float">
            <text:p>0</text:p>
          </table:table-cell>
          <table:table-cell table:formula="of:=SUM([.I3:.I28])" office:value-type="float" office:value="4" calcext:value-type="float">
            <text:p>4</text:p>
          </table:table-cell>
          <table:table-cell table:formula="of:=SUM([.J3:.J28])" office:value-type="float" office:value="2" calcext:value-type="float">
            <text:p>2</text:p>
          </table:table-cell>
          <table:table-cell table:formula="of:=SUM([.K3:.K28])" office:value-type="float" office:value="0" calcext:value-type="float">
            <text:p>0</text:p>
          </table:table-cell>
          <table:table-cell table:formula="of:=SUM([.L3:.L28])" office:value-type="float" office:value="0" calcext:value-type="float">
            <text:p>0</text:p>
          </table:table-cell>
          <table:table-cell table:formula="of:=SUM([.M3:.M28])" office:value-type="float" office:value="0" calcext:value-type="float">
            <text:p>0</text:p>
          </table:table-cell>
          <table:table-cell table:formula="of:=SUM([.N3:.N28])" office:value-type="float" office:value="0" calcext:value-type="float">
            <text:p>0</text:p>
          </table:table-cell>
          <table:table-cell table:formula="of:=SUM([.O3:.O28])" office:value-type="float" office:value="30.8" calcext:value-type="float">
            <text:p>30.8</text:p>
          </table:table-cell>
          <table:table-cell table:style-name="ce64" table:number-columns-repeated="2"/>
          <table:table-cell table:number-columns-repeated="1007"/>
        </table:table-row>
        <table:table-row table:style-name="ro1">
          <table:table-cell table:style-name="ce49" office:value-type="string" calcext:value-type="string">
            <text:p>Améliorations &amp; Refactoring</text:p>
          </table:table-cell>
          <table:table-cell table:style-name="ce49" table:number-columns-repeated="1023"/>
        </table:table-row>
        <table:table-row table:style-name="ro1">
          <table:table-cell table:formula="of:=[IT2.C32]" office:value-type="string" office:string-value="Refactor MainConttroller" calcext:value-type="string">
            <text:p>Refactor MainConttroller</text:p>
          </table:table-cell>
          <table:table-cell table:number-columns-repeated="13"/>
          <table:table-cell table:formula="of:=[IT2.F32]" office:value-type="float" office:value="1" calcext:value-type="float">
            <text:p>1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2.C33]" office:value-type="string" office:string-value="Amélioration + Refactor Controllers View" calcext:value-type="string">
            <text:p>Amélioration + Refactor Controllers View</text:p>
          </table:table-cell>
          <table:table-cell table:number-columns-repeated="13"/>
          <table:table-cell table:formula="of:=[IT2.F33]" office:value-type="float" office:value="3" calcext:value-type="float">
            <text:p>3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2.C34]" office:value-type="string" office:string-value="Refactor controller/view Ingredient" calcext:value-type="string">
            <text:p>Refactor controller/view Ingredi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Alexis</text:p>
          </table:table-cell>
          <table:table-cell office:value-type="string" calcext:value-type="string">
            <text:p>Youssef</text:p>
          </table:table-cell>
          <table:table-cell table:number-columns-repeated="1007"/>
        </table:table-row>
        <table:table-row table:style-name="ro1">
          <table:table-cell table:formula="of:=[IT2.C35]" office:value-type="string" office:string-value="Refactor controller/view Menus" calcext:value-type="string">
            <text:p>Refactor controller/view Menu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Romain</text:p>
          </table:table-cell>
          <table:table-cell office:value-type="string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2.C36]" office:value-type="string" office:string-value="Génération multiple de menus" calcext:value-type="string">
            <text:p>Génération multiple de menu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Benjamin</text:p>
          </table:table-cell>
          <table:table-cell office:value-type="string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IT2.C37]" office:value-type="string" office:string-value="Refactoring controller instanciation + exception alert" calcext:value-type="string">
            <text:p>Refactoring controller instanciation + exception aler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Son</text:p>
          </table:table-cell>
          <table:table-cell office:value-type="string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IT2.C38]" office:value-type="string" office:string-value="Filtres refactor 1" calcext:value-type="string">
            <text:p>Filtres refactor 1</text:p>
          </table:table-cell>
          <table:table-cell table:number-columns-repeated="13"/>
          <table:table-cell table:formula="of:=[IT2.F38]" office:value-type="float" office:value="4" calcext:value-type="float">
            <text:p>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IT2.C39]" office:value-type="string" office:string-value="Filtres refactor 2" calcext:value-type="string">
            <text:p>Filtres refactor 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Benjamin</text:p>
          </table:table-cell>
          <table:table-cell office:value-type="string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IT2.C40]" office:value-type="string" office:string-value="DAO refactoring" calcext:value-type="string">
            <text:p>DAO refactoring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2.C41]" office:value-type="string" office:string-value="Generalisation DAO" calcext:value-type="string">
            <text:p>Generalisation DA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Benjamin</text:p>
          </table:table-cell>
          <table:table-cell office:value-type="string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2.C42]" office:value-type="string" office:string-value="Refactor controllers" calcext:value-type="string">
            <text:p>Refactor controller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43]" office:value-type="string" office:string-value="Refactor DTO to model" calcext:value-type="string">
            <text:p>Refactor DTO to model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IT2.C44]" office:value-type="string" office:string-value="DAO refactoring 2" calcext:value-type="string">
            <text:p>DAO refactoring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Benjamin</text:p>
          </table:table-cell>
          <table:table-cell office:value-type="string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IT2.C45]" office:value-type="string" office:string-value="Refactor controllers parametric" calcext:value-type="string">
            <text:p>Refactor controllers parametri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Matthias</text:p>
          </table:table-cell>
          <table:table-cell office:value-type="string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2.C46]" office:value-type="string" office:string-value="Remplir la db" calcext:value-type="string">
            <text:p>Remplir la d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Youssef</text:p>
          </table:table-cell>
          <table:table-cell office:value-type="string" calcext:value-type="string">
            <text:p>Alexis</text:p>
          </table:table-cell>
          <table:table-cell table:number-columns-repeated="1007"/>
        </table:table-row>
        <table:table-row table:style-name="ro1">
          <table:table-cell table:formula="of:=[IT2.C47]" office:value-type="string" office:string-value="Building and arcgis runtime with gradle" calcext:value-type="string">
            <text:p>Building and arcgis runtime with grad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48]" office:value-type="string" office:string-value="Quick fix alertable refactoring" calcext:value-type="string">
            <text:p>Quick fix alertable refactor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49]" office:value-type="string" office:string-value="MapViewController refactoring" calcext:value-type="string">
            <text:p>MapViewController refactoring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50]" office:value-type="string" office:string-value="Model creation" calcext:value-type="string">
            <text:p>Model creation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51]" office:value-type="string" office:string-value="Filtres archive" calcext:value-type="string">
            <text:p>Filtres archive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52]" office:value-type="string" office:string-value="Menus clickable" calcext:value-type="string">
            <text:p>Menus clickable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tthias</text:p>
          </table:table-cell>
          <table:table-cell office:value-type="string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2.C53]" office:value-type="string" office:string-value="Added business logic and tests" calcext:value-type="string">
            <text:p>Added business logic and tests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formula="of:=[IT2.C54]" office:value-type="string" office:string-value="Upgrade view shopping list" calcext:value-type="string">
            <text:p>Upgrade view shopping list</text:p>
          </table:table-cell>
          <table:table-cell table:number-columns-repeated="13"/>
          <table:table-cell table:formula="of:=[IT2.F54]" office:value-type="float" office:value="1.3" calcext:value-type="float">
            <text:p>1.3</text:p>
          </table:table-cell>
          <table:table-cell table:number-columns-repeated="1009"/>
        </table:table-row>
        <table:table-row table:style-name="ro1">
          <table:table-cell table:formula="of:=[IT2.C55]" office:value-type="string" office:string-value="Test table view" calcext:value-type="string">
            <text:p>Test table view</text:p>
          </table:table-cell>
          <table:table-cell table:number-columns-repeated="1023"/>
        </table:table-row>
        <table:table-row table:style-name="ro1">
          <table:table-cell table:formula="of:=[IT2.C56]" office:value-type="string" office:string-value="Update shopping list" calcext:value-type="string">
            <text:p>Update shopping list</text:p>
          </table:table-cell>
          <table:table-cell table:number-columns-repeated="13"/>
          <table:table-cell table:formula="of:=[IT2.F56]" office:value-type="float" office:value="2.6" calcext:value-type="float">
            <text:p>2.6</text:p>
          </table:table-cell>
          <table:table-cell table:number-columns-repeated="1009"/>
        </table:table-row>
        <table:table-row table:style-name="ro1">
          <table:table-cell table:formula="of:=[IT2.C57]" office:value-type="string" office:string-value="Add shopping list + fix db" calcext:value-type="string">
            <text:p>Add shopping list + fix db</text:p>
          </table:table-cell>
          <table:table-cell table:number-columns-repeated="13"/>
          <table:table-cell table:formula="of:=[IT2.F57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formula="of:=[IT2.C58]" office:value-type="string" office:string-value="Fix bug recipe and shopping list" calcext:value-type="string">
            <text:p>Fix bug recipe and shopping list</text:p>
          </table:table-cell>
          <table:table-cell table:number-columns-repeated="13"/>
          <table:table-cell table:formula="of:=[IT2.F58]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formula="of:=[IT2.C59]" office:value-type="string" office:string-value="Upgrade instruction view" calcext:value-type="string">
            <text:p>Upgrade instruction view</text:p>
          </table:table-cell>
          <table:table-cell table:number-columns-repeated="13"/>
          <table:table-cell table:formula="of:=[IT2.F62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2.C60]" office:value-type="string" office:string-value="Upgrade recipe view" calcext:value-type="string">
            <text:p>Upgrade recipe view</text:p>
          </table:table-cell>
          <table:table-cell table:number-columns-repeated="13"/>
          <table:table-cell table:formula="of:=[IT2.F63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2.C61]" office:value-type="string" office:string-value="Bug fix" calcext:value-type="string">
            <text:p>Bug fix</text:p>
          </table:table-cell>
          <table:table-cell table:number-columns-repeated="13"/>
          <table:table-cell table:formula="of:=[IT2.F61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formula="of:=[IT2.C64]" office:value-type="string" office:string-value="Maintaining burndown" calcext:value-type="string">
            <text:p>Maintaining burndown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2.C6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IT2.C6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IT2.C6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IT2.C6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IT2.C6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IT2.C7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IT2.C7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IT2.C7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S :</text:p>
          </table:table-cell>
          <table:table-cell table:formula="of:=SUM([.B32:.B70])" office:value-type="float" office:value="0" calcext:value-type="float">
            <text:p>0</text:p>
          </table:table-cell>
          <table:table-cell table:formula="of:=SUM([.C32:.C70])" office:value-type="float" office:value="11" calcext:value-type="float">
            <text:p>11</text:p>
          </table:table-cell>
          <table:table-cell table:formula="of:=SUM([.D32:.D70])" office:value-type="float" office:value="7" calcext:value-type="float">
            <text:p>7</text:p>
          </table:table-cell>
          <table:table-cell table:formula="of:=SUM([.E32:.E70])" office:value-type="float" office:value="8" calcext:value-type="float">
            <text:p>8</text:p>
          </table:table-cell>
          <table:table-cell table:formula="of:=SUM([.F32:.F70])" office:value-type="float" office:value="6" calcext:value-type="float">
            <text:p>6</text:p>
          </table:table-cell>
          <table:table-cell table:formula="of:=SUM([.G32:.G70])" office:value-type="float" office:value="8" calcext:value-type="float">
            <text:p>8</text:p>
          </table:table-cell>
          <table:table-cell table:formula="of:=SUM([.H32:.H70])" office:value-type="float" office:value="2" calcext:value-type="float">
            <text:p>2</text:p>
          </table:table-cell>
          <table:table-cell table:formula="of:=SUM([.I32:.I70])" office:value-type="float" office:value="1" calcext:value-type="float">
            <text:p>1</text:p>
          </table:table-cell>
          <table:table-cell table:formula="of:=SUM([.J32:.J70])" office:value-type="float" office:value="6" calcext:value-type="float">
            <text:p>6</text:p>
          </table:table-cell>
          <table:table-cell table:formula="of:=SUM([.K32:.K70])" office:value-type="float" office:value="6" calcext:value-type="float">
            <text:p>6</text:p>
          </table:table-cell>
          <table:table-cell table:formula="of:=SUM([.L32:.L70])" office:value-type="float" office:value="6" calcext:value-type="float">
            <text:p>6</text:p>
          </table:table-cell>
          <table:table-cell table:formula="of:=SUM([.M32:.M70])" office:value-type="float" office:value="0" calcext:value-type="float">
            <text:p>0</text:p>
          </table:table-cell>
          <table:table-cell table:formula="of:=SUM([.N32:.N70])" office:value-type="float" office:value="0" calcext:value-type="float">
            <text:p>0</text:p>
          </table:table-cell>
          <table:table-cell table:formula="of:=SUM([.O32:.O70])" office:value-type="float" office:value="31.4" calcext:value-type="float">
            <text:p>31.4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3" table:style-name="ta2">
        <table:shapes>
          <draw:frame draw:z-index="0" draw:name="Graphique 1" draw:style-name="gr1" svg:width="6.3028in" svg:height="3.5433in" svg:x="9.0748in" svg:y="4.3984in">
            <draw:object draw:notify-on-update-of-ranges="IT3.J4:IT3.J19 IT3.Q3:IT3.Q3 IT3.Q4:IT3.Q19 IT3.R3:IT3.R3 IT3.R4:IT3.R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visibility="collapse" table:number-columns-repeated="2" table:default-cell-style-name="ce1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11" table:visibility="collapse" table:number-columns-repeated="2" table:default-cell-style-name="ce26"/>
        <table:table-column table:style-name="co11" table:number-columns-repeated="3" table:default-cell-style-name="ce26"/>
        <table:table-column table:style-name="co16" table:default-cell-style-name="ce26"/>
        <table:table-column table:style-name="co11" table:number-columns-repeated="246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6" table:default-cell-style-name="ce26"/>
        <table:table-column table:style-name="co5" table:default-cell-style-name="ce1"/>
        <table:table-row table:style-name="ro1">
          <table:table-cell table:number-columns-repeated="10"/>
          <table:table-cell table:style-name="ce5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27" table:number-columns-repeated="2"/>
          <table:table-cell table:number-columns-repeated="1008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3"/>
          <table:table-cell table:style-name="ce52" table:formula="of:=[.C2]" office:value-type="string" office:string-value="HISTOIRE 4" calcext:value-type="string" table:number-columns-spanned="2" table:number-rows-spanned="1">
            <text:p>HISTOIRE 4</text:p>
          </table:table-cell>
          <table:covered-table-cell/>
          <table:table-cell table:style-name="ce52" office:value-type="string" calcext:value-type="string" table:number-columns-spanned="2" table:number-rows-spanned="1">
            <text:p>Améliorations &amp; Refactoring</text:p>
          </table:table-cell>
          <table:covered-table-cell/>
          <table:table-cell table:style-name="ce1" table:formula="of:=[.C101]" office:value-type="string" office:string-value="HISTOIRE 8" calcext:value-type="string" table:number-columns-spanned="2" table:number-rows-spanned="1">
            <text:p>HISTOIRE 8</text:p>
          </table:table-cell>
          <table:covered-table-cell/>
          <table:table-cell table:style-name="ce5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29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2"/>
          <table:table-cell table:style-name="ce30" office:value-type="string" calcext:value-type="string">
            <text:p>Jour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" office:value-type="string" calcext:value-type="string">
            <text:p>Verify email address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32" office:value-type="float" office:value="0.2" calcext:value-type="float">
            <text:p>0.2</text:p>
          </table:table-cell>
          <table:table-cell/>
          <table:table-cell table:style-name="ce33"/>
          <table:table-cell table:style-name="ce1" office:value-type="float" office:value="0" calcext:value-type="float">
            <text:p>0</text:p>
          </table:table-cell>
          <table:table-cell table:style-name="ce58" table:formula="of:=[.G27]" office:value-type="float" office:value="25.7" calcext:value-type="float">
            <text:p>25.7</text:p>
          </table:table-cell>
          <table:table-cell table:style-name="ce34" table:formula="of:=[.F27]" office:value-type="float" office:value="19.7" calcext:value-type="float">
            <text:p>19.7</text:p>
          </table:table-cell>
          <table:table-cell table:style-name="ce58" table:formula="of:=[.F86]" office:value-type="float" office:value="57.35" calcext:value-type="float">
            <text:p>57.35</text:p>
          </table:table-cell>
          <table:table-cell table:style-name="ce34" table:formula="of:=[.G86]" office:value-type="float" office:value="65" calcext:value-type="float">
            <text:p>65</text:p>
          </table:table-cell>
          <table:table-cell table:style-name="ce58" table:formula="of:=[.F126]" office:value-type="float" office:value="28" calcext:value-type="float">
            <text:p>28</text:p>
          </table:table-cell>
          <table:table-cell table:style-name="ce34" table:formula="of:=[.F126]" office:value-type="float" office:value="28" calcext:value-type="float">
            <text:p>28</text:p>
          </table:table-cell>
          <table:table-cell table:style-name="ce36" table:number-columns-repeated="2"/>
          <table:table-cell table:number-columns-repeated="1006"/>
        </table:table-row>
        <table:table-row table:style-name="ro4">
          <table:table-cell table:number-columns-repeated="2"/>
          <table:table-cell table:style-name="ce1" office:value-type="string" calcext:value-type="string">
            <text:p>Button export pdf design</text:p>
          </table:table-cell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32" office:value-type="float" office:value="0.2" calcext:value-type="float">
            <text:p>0.2</text:p>
          </table:table-cell>
          <table:table-cell/>
          <table:table-cell table:style-name="ce59"/>
          <table:table-cell table:style-name="ce34" office:value-type="float" office:value="1" calcext:value-type="float">
            <text:p>1</text:p>
          </table:table-cell>
          <table:table-cell table:style-name="ce60" table:formula="of:=[.$G$27]-([.J5]*[.$I$25])" office:value-type="float" office:value="23.8642857142857" calcext:value-type="float">
            <text:p>23.8642857142857</text:p>
          </table:table-cell>
          <table:table-cell table:style-name="ce34" table:formula="of:=[.F27]-[IT3_Hour_Log.B30]" office:value-type="float" office:value="19.7" calcext:value-type="float">
            <text:p>19.7</text:p>
          </table:table-cell>
          <table:table-cell table:style-name="ce60" table:formula="of:=[.$G$86]-([.J5]*[.$I$26])" office:value-type="float" office:value="60.3571428571429" calcext:value-type="float">
            <text:p>60.3571428571429</text:p>
          </table:table-cell>
          <table:table-cell table:style-name="ce34" table:formula="of:=[.F86]-[IT3_Hour_Log.B75]" office:value-type="float" office:value="53.35" calcext:value-type="float">
            <text:p>53.35</text:p>
          </table:table-cell>
          <table:table-cell table:style-name="ce60" table:formula="of:=[.$G$126]-([.J5]*[.$I$27])" office:value-type="float" office:value="26" calcext:value-type="float">
            <text:p>26</text:p>
          </table:table-cell>
          <table:table-cell table:style-name="ce34" table:formula="of:=[.F126]-[IT3_Hour_Log.B102]" office:value-type="float" office:value="25.5" calcext:value-type="float">
            <text:p>25.5</text:p>
          </table:table-cell>
          <table:table-cell table:style-name="ce36" table:formula="of:=[.K5]+[.M5]+[.O5]" office:value-type="float" office:value="110.221428571429" calcext:value-type="float">
            <text:p>110.221428571429</text:p>
          </table:table-cell>
          <table:table-cell table:style-name="ce36" table:formula="of:=[.L5]+[.N5]+[.P5]" office:value-type="float" office:value="98.55" calcext:value-type="float">
            <text:p>98.5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Export de PDF</text:p>
          </table:table-cell>
          <table:table-cell table:style-name="ce31" office:value-type="string" calcext:value-type="string">
            <text:p>Benjamin</text:p>
          </table:table-cell>
          <table:table-cell table:style-name="ce31" office:value-type="string" calcext:value-type="string">
            <text:p>Son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/>
          <table:table-cell table:style-name="ce59"/>
          <table:table-cell table:style-name="ce34" office:value-type="float" office:value="2" calcext:value-type="float">
            <text:p>2</text:p>
          </table:table-cell>
          <table:table-cell table:style-name="ce60" table:formula="of:=[.$G$27]-([.J6]*[.$I$25])" office:value-type="float" office:value="22.0285714285714" calcext:value-type="float">
            <text:p>22.0285714285714</text:p>
          </table:table-cell>
          <table:table-cell table:style-name="ce34" table:formula="of:=[.F27]-SUM([IT3_Hour_Log.B30:.C30])" office:value-type="float" office:value="18.7" calcext:value-type="float">
            <text:p>18.7</text:p>
          </table:table-cell>
          <table:table-cell table:style-name="ce60" table:formula="of:=[.$G$86]-([.J6]*[.$I$26])" office:value-type="float" office:value="55.7142857142857" calcext:value-type="float">
            <text:p>55.7142857142857</text:p>
          </table:table-cell>
          <table:table-cell table:style-name="ce34" table:formula="of:=[.F86]-SUM([IT3_Hour_Log.B75:.C75])" office:value-type="float" office:value="51.85" calcext:value-type="float">
            <text:p>51.85</text:p>
          </table:table-cell>
          <table:table-cell table:style-name="ce60" table:formula="of:=[.$G$126]-([.J6]*[.$I$27])" office:value-type="float" office:value="24" calcext:value-type="float">
            <text:p>24</text:p>
          </table:table-cell>
          <table:table-cell table:style-name="ce34" table:formula="of:=[.F126]-SUM([IT3_Hour_Log.B102:.C102])" office:value-type="float" office:value="25.5" calcext:value-type="float">
            <text:p>25.5</text:p>
          </table:table-cell>
          <table:table-cell table:style-name="ce36" table:formula="of:=[.K6]+[.M6]+[.O6]" office:value-type="float" office:value="101.742857142857" calcext:value-type="float">
            <text:p>101.742857142857</text:p>
          </table:table-cell>
          <table:table-cell table:style-name="ce36" table:formula="of:=[.L6]+[.N6]+[.P6]" office:value-type="float" office:value="96.05" calcext:value-type="float">
            <text:p>96.05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ce31" office:value-type="string" calcext:value-type="string">
            <text:p>Save before export</text:p>
          </table:table-cell>
          <table:table-cell table:style-name="ce6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32" office:value-type="float" office:value="0.3" calcext:value-type="float">
            <text:p>0.3</text:p>
          </table:table-cell>
          <table:table-cell/>
          <table:table-cell table:style-name="ce59"/>
          <table:table-cell table:style-name="ce34" office:value-type="float" office:value="3" calcext:value-type="float">
            <text:p>3</text:p>
          </table:table-cell>
          <table:table-cell table:style-name="ce60" table:formula="of:=[.$G$27]-([.J7]*[.$I$25])" office:value-type="float" office:value="20.1928571428571" calcext:value-type="float">
            <text:p>20.1928571428571</text:p>
          </table:table-cell>
          <table:table-cell table:style-name="ce34" table:formula="of:=[.F27]-SUM([IT3_Hour_Log.B30:.D30])" office:value-type="float" office:value="17.5" calcext:value-type="float">
            <text:p>17.5</text:p>
          </table:table-cell>
          <table:table-cell table:style-name="ce60" table:formula="of:=[.$G$86]-([.J7]*[.$I$26])" office:value-type="float" office:value="51.0714285714286" calcext:value-type="float">
            <text:p>51.0714285714286</text:p>
          </table:table-cell>
          <table:table-cell table:style-name="ce34" table:formula="of:=[.F86]-SUM([IT3_Hour_Log.B75:.D75])" office:value-type="float" office:value="49.25" calcext:value-type="float">
            <text:p>49.25</text:p>
          </table:table-cell>
          <table:table-cell table:style-name="ce60" table:formula="of:=[.$G$126]-([.J7]*[.$I$27])" office:value-type="float" office:value="22" calcext:value-type="float">
            <text:p>22</text:p>
          </table:table-cell>
          <table:table-cell table:style-name="ce34" table:formula="of:=[.F126]-SUM([IT3_Hour_Log.B102:.D102])" office:value-type="float" office:value="21.5" calcext:value-type="float">
            <text:p>21.5</text:p>
          </table:table-cell>
          <table:table-cell table:style-name="ce36" table:formula="of:=[.K7]+[.M7]+[.O7]" office:value-type="float" office:value="93.2642857142857" calcext:value-type="float">
            <text:p>93.2642857142857</text:p>
          </table:table-cell>
          <table:table-cell table:style-name="ce36" table:formula="of:=[.L7]+[.N7]+[.P7]" office:value-type="float" office:value="88.25" calcext:value-type="float">
            <text:p>88.25</text:p>
          </table:table-cell>
          <table:table-cell table:number-columns-repeated="1006"/>
        </table:table-row>
        <table:table-row table:style-name="ro9">
          <table:table-cell table:number-columns-repeated="2"/>
          <table:table-cell table:style-name="ce31" office:value-type="string" calcext:value-type="string">
            <text:p>Email sending api</text:p>
          </table:table-cell>
          <table:table-cell table:style-name="ce31" office:value-type="string" calcext:value-type="string">
            <text:p>Son</text:p>
          </table:table-cell>
          <table:table-cell table:style-name="ce31" office:value-type="string" calcext:value-type="string">
            <text:p>Romain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4" calcext:value-type="float">
            <text:p>4</text:p>
          </table:table-cell>
          <table:table-cell table:style-name="ce60" table:formula="of:=[.$G$27]-([.J8]*[.$I$25])" office:value-type="float" office:value="18.3571428571429" calcext:value-type="float">
            <text:p>18.3571428571429</text:p>
          </table:table-cell>
          <table:table-cell table:style-name="ce34" table:formula="of:=[.F27]-SUM([IT3_Hour_Log.B30:.E30])" office:value-type="float" office:value="14.2" calcext:value-type="float">
            <text:p>14.2</text:p>
          </table:table-cell>
          <table:table-cell table:style-name="ce60" table:formula="of:=[.$G$86]-([.J8]*[.$I$26])" office:value-type="float" office:value="46.4285714285714" calcext:value-type="float">
            <text:p>46.4285714285714</text:p>
          </table:table-cell>
          <table:table-cell table:style-name="ce34" table:formula="of:=[.F86]-SUM([IT3_Hour_Log.B75:.E75])" office:value-type="float" office:value="46.15" calcext:value-type="float">
            <text:p>46.15</text:p>
          </table:table-cell>
          <table:table-cell table:style-name="ce60" table:formula="of:=[.$G$126]-([.J8]*[.$I$27])" office:value-type="float" office:value="20" calcext:value-type="float">
            <text:p>20</text:p>
          </table:table-cell>
          <table:table-cell table:style-name="ce34" table:formula="of:=[.F126]-SUM([IT3_Hour_Log.B102:.E102])" office:value-type="float" office:value="21.5" calcext:value-type="float">
            <text:p>21.5</text:p>
          </table:table-cell>
          <table:table-cell table:style-name="ce36" table:formula="of:=[.K8]+[.M8]+[.O8]" office:value-type="float" office:value="84.7857142857143" calcext:value-type="float">
            <text:p>84.7857142857143</text:p>
          </table:table-cell>
          <table:table-cell table:style-name="ce36" table:formula="of:=[.L8]+[.N8]+[.P8]" office:value-type="float" office:value="81.85" calcext:value-type="float">
            <text:p>81.8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Email sending api</text:p>
          </table:table-cell>
          <table:table-cell table:style-name="ce31" office:value-type="string" calcext:value-type="string">
            <text:p>Romain</text:p>
          </table:table-cell>
          <table:table-cell table:style-name="ce31" office:value-type="string" calcext:value-type="string">
            <text:p>Son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/>
          <table:table-cell table:style-name="ce59"/>
          <table:table-cell table:style-name="ce34" office:value-type="float" office:value="5" calcext:value-type="float">
            <text:p>5</text:p>
          </table:table-cell>
          <table:table-cell table:style-name="ce60" table:formula="of:=[.$G$27]-([.J9]*[.$I$25])" office:value-type="float" office:value="16.5214285714286" calcext:value-type="float">
            <text:p>16.5214285714286</text:p>
          </table:table-cell>
          <table:table-cell table:style-name="ce34" table:formula="of:=[.F27]-SUM([IT3_Hour_Log.B30:.F30])" office:value-type="float" office:value="14" calcext:value-type="float">
            <text:p>14</text:p>
          </table:table-cell>
          <table:table-cell table:style-name="ce60" table:formula="of:=[.$G$86]-([.J9]*[.$I$26])" office:value-type="float" office:value="41.7857142857143" calcext:value-type="float">
            <text:p>41.7857142857143</text:p>
          </table:table-cell>
          <table:table-cell table:style-name="ce34" table:formula="of:=[.F86]-SUM([IT3_Hour_Log.B75:.F75])" office:value-type="float" office:value="36.35" calcext:value-type="float">
            <text:p>36.35</text:p>
          </table:table-cell>
          <table:table-cell table:style-name="ce60" table:formula="of:=[.$G$126]-([.J9]*[.$I$27])" office:value-type="float" office:value="18" calcext:value-type="float">
            <text:p>18</text:p>
          </table:table-cell>
          <table:table-cell table:style-name="ce34" table:formula="of:=[.F126]-SUM([IT3_Hour_Log.B102:.F102])" office:value-type="float" office:value="21.5" calcext:value-type="float">
            <text:p>21.5</text:p>
          </table:table-cell>
          <table:table-cell table:style-name="ce36" table:formula="of:=[.K9]+[.M9]+[.O9]" office:value-type="float" office:value="76.3071428571429" calcext:value-type="float">
            <text:p>76.3071428571429</text:p>
          </table:table-cell>
          <table:table-cell table:style-name="ce36" table:formula="of:=[.L9]+[.N9]+[.P9]" office:value-type="float" office:value="71.85" calcext:value-type="float">
            <text:p>71.8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Email with attachment</text:p>
          </table:table-cell>
          <table:table-cell table:style-name="ce31" office:value-type="string" calcext:value-type="string">
            <text:p>Matthias</text:p>
          </table:table-cell>
          <table:table-cell table:style-name="ce31" office:value-type="string" calcext:value-type="string">
            <text:p>Romai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6" calcext:value-type="float">
            <text:p>6</text:p>
          </table:table-cell>
          <table:table-cell table:style-name="ce60" table:formula="of:=[.$G$27]-([.J10]*[.$I$25])" office:value-type="float" office:value="14.6857142857143" calcext:value-type="float">
            <text:p>14.6857142857143</text:p>
          </table:table-cell>
          <table:table-cell table:style-name="ce34" table:formula="of:=[.F27]-SUM([IT3_Hour_Log.B30:.G30])" office:value-type="float" office:value="14" calcext:value-type="float">
            <text:p>14</text:p>
          </table:table-cell>
          <table:table-cell table:style-name="ce60" table:formula="of:=[.$G$86]-([.J10]*[.$I$26])" office:value-type="float" office:value="37.1428571428571" calcext:value-type="float">
            <text:p>37.1428571428571</text:p>
          </table:table-cell>
          <table:table-cell table:style-name="ce34" table:formula="of:=[.F86]-SUM([IT3_Hour_Log.B75:.G75])" office:value-type="float" office:value="36.35" calcext:value-type="float">
            <text:p>36.35</text:p>
          </table:table-cell>
          <table:table-cell table:style-name="ce60" table:formula="of:=[.$G$126]-([.J10]*[.$I$27])" office:value-type="float" office:value="16" calcext:value-type="float">
            <text:p>16</text:p>
          </table:table-cell>
          <table:table-cell table:style-name="ce34" table:formula="of:=[.F126]-SUM([IT3_Hour_Log.B102:.G102])" office:value-type="float" office:value="21.5" calcext:value-type="float">
            <text:p>21.5</text:p>
          </table:table-cell>
          <table:table-cell table:style-name="ce36" table:formula="of:=[.K10]+[.M10]+[.O10]" office:value-type="float" office:value="67.8285714285714" calcext:value-type="float">
            <text:p>67.8285714285714</text:p>
          </table:table-cell>
          <table:table-cell table:style-name="ce36" table:formula="of:=[.L10]+[.N10]+[.P10]" office:value-type="float" office:value="71.85" calcext:value-type="float">
            <text:p>71.8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Email testing</text:p>
          </table:table-cell>
          <table:table-cell table:style-name="ce31" office:value-type="string" calcext:value-type="string">
            <text:p>Son</text:p>
          </table:table-cell>
          <table:table-cell table:style-name="ce31" office:value-type="string" calcext:value-type="string">
            <text:p>Romain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7" calcext:value-type="float">
            <text:p>7</text:p>
          </table:table-cell>
          <table:table-cell table:style-name="ce60" table:formula="of:=[.$G$27]-([.J11]*[.$I$25])" office:value-type="float" office:value="12.85" calcext:value-type="float">
            <text:p>12.85</text:p>
          </table:table-cell>
          <table:table-cell table:style-name="ce34" table:formula="of:=[.F27]-SUM([IT3_Hour_Log.B30:.H30])" office:value-type="float" office:value="14" calcext:value-type="float">
            <text:p>14</text:p>
          </table:table-cell>
          <table:table-cell table:style-name="ce60" table:formula="of:=[.$G$86]-([.J11]*[.$I$26])" office:value-type="float" office:value="32.5" calcext:value-type="float">
            <text:p>32.5</text:p>
          </table:table-cell>
          <table:table-cell table:style-name="ce34" table:formula="of:=[.F86]-SUM([IT3_Hour_Log.B75:.H75])" office:value-type="float" office:value="32.1" calcext:value-type="float">
            <text:p>32.1</text:p>
          </table:table-cell>
          <table:table-cell table:style-name="ce60" table:formula="of:=[.$G$126]-([.J11]*[.$I$27])" office:value-type="float" office:value="14" calcext:value-type="float">
            <text:p>14</text:p>
          </table:table-cell>
          <table:table-cell table:style-name="ce34" table:formula="of:=[.F126]-SUM([IT3_Hour_Log.B102:.H102])" office:value-type="float" office:value="21.5" calcext:value-type="float">
            <text:p>21.5</text:p>
          </table:table-cell>
          <table:table-cell table:style-name="ce36" table:formula="of:=[.K11]+[.M11]+[.O11]" office:value-type="float" office:value="59.35" calcext:value-type="float">
            <text:p>59.35</text:p>
          </table:table-cell>
          <table:table-cell table:style-name="ce36" table:formula="of:=[.L11]+[.N11]+[.P11]" office:value-type="float" office:value="67.6" calcext:value-type="float">
            <text:p>67.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lib javamail Doc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S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8" calcext:value-type="float">
            <text:p>8</text:p>
          </table:table-cell>
          <table:table-cell table:style-name="ce60" table:formula="of:=[.$G$27]-([.J12]*[.$I$25])" office:value-type="float" office:value="11.0142857142857" calcext:value-type="float">
            <text:p>11.0142857142857</text:p>
          </table:table-cell>
          <table:table-cell table:style-name="ce34" table:formula="of:=[.F27]-SUM([IT3_Hour_Log.B30:.I30])" office:value-type="float" office:value="14" calcext:value-type="float">
            <text:p>14</text:p>
          </table:table-cell>
          <table:table-cell table:style-name="ce60" table:formula="of:=[.$G$86]-([.J12]*[.$I$26])" office:value-type="float" office:value="27.8571428571429" calcext:value-type="float">
            <text:p>27.8571428571429</text:p>
          </table:table-cell>
          <table:table-cell table:style-name="ce34" table:formula="of:=[.F86]-SUM([IT3_Hour_Log.B75:.I75])" office:value-type="float" office:value="28.6" calcext:value-type="float">
            <text:p>28.6</text:p>
          </table:table-cell>
          <table:table-cell table:style-name="ce60" table:formula="of:=[.$G$126]-([.J12]*[.$I$27])" office:value-type="float" office:value="12" calcext:value-type="float">
            <text:p>12</text:p>
          </table:table-cell>
          <table:table-cell table:style-name="ce34" table:formula="of:=[.F126]-SUM([IT3_Hour_Log.B102:.I102])" office:value-type="float" office:value="21.5" calcext:value-type="float">
            <text:p>21.5</text:p>
          </table:table-cell>
          <table:table-cell table:style-name="ce36" table:formula="of:=[.K12]+[.M12]+[.O12]" office:value-type="float" office:value="50.8714285714286" calcext:value-type="float">
            <text:p>50.8714285714286</text:p>
          </table:table-cell>
          <table:table-cell table:style-name="ce36" table:formula="of:=[.L12]+[.N12]+[.P12]" office:value-type="float" office:value="64.1" calcext:value-type="float">
            <text:p>64.1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jout vue send email + controller associé</text:p>
          </table:table-cell>
          <table:table-cell table:style-name="ce31" office:value-type="string" calcext:value-type="string">
            <text:p>Ayoub</text:p>
          </table:table-cell>
          <table:table-cell table:style-name="ce37" office:value-type="string" calcext:value-type="string">
            <text:p>So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9" calcext:value-type="float">
            <text:p>9</text:p>
          </table:table-cell>
          <table:table-cell table:style-name="ce60" table:formula="of:=[.$G$27]-([.J13]*[.$I$25])" office:value-type="float" office:value="9.17857142857143" calcext:value-type="float">
            <text:p>9.17857142857143</text:p>
          </table:table-cell>
          <table:table-cell table:style-name="ce34" table:formula="of:=[.F27]-SUM([IT3_Hour_Log.B30:.J30])" office:value-type="float" office:value="14" calcext:value-type="float">
            <text:p>14</text:p>
          </table:table-cell>
          <table:table-cell table:style-name="ce60" table:formula="of:=[.$G$86]-([.J13]*[.$I$26])" office:value-type="float" office:value="23.2142857142857" calcext:value-type="float">
            <text:p>23.2142857142857</text:p>
          </table:table-cell>
          <table:table-cell table:style-name="ce34" table:formula="of:=[.F86]-SUM([IT3_Hour_Log.B75:.J75])" office:value-type="float" office:value="20.7" calcext:value-type="float">
            <text:p>20.7</text:p>
          </table:table-cell>
          <table:table-cell table:style-name="ce60" table:formula="of:=[.$G$126]-([.J13]*[.$I$27])" office:value-type="float" office:value="10" calcext:value-type="float">
            <text:p>10</text:p>
          </table:table-cell>
          <table:table-cell table:style-name="ce34" table:formula="of:=[.F126]-SUM([IT3_Hour_Log.B102:.J102])" office:value-type="float" office:value="21.5" calcext:value-type="float">
            <text:p>21.5</text:p>
          </table:table-cell>
          <table:table-cell table:style-name="ce36" table:formula="of:=[.K13]+[.M13]+[.O13]" office:value-type="float" office:value="42.3928571428571" calcext:value-type="float">
            <text:p>42.3928571428571</text:p>
          </table:table-cell>
          <table:table-cell table:style-name="ce36" table:formula="of:=[.L13]+[.N13]+[.P13]" office:value-type="float" office:value="56.2" calcext:value-type="float">
            <text:p>56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Maj Email Style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Tanguy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10" calcext:value-type="float">
            <text:p>10</text:p>
          </table:table-cell>
          <table:table-cell table:style-name="ce60" table:formula="of:=[.$G$27]-([.J14]*[.$I$25])" office:value-type="float" office:value="7.34285714285714" calcext:value-type="float">
            <text:p>7.34285714285714</text:p>
          </table:table-cell>
          <table:table-cell table:style-name="ce34" table:formula="of:=[.F27]-SUM([IT3_Hour_Log.B30:.K30])" office:value-type="float" office:value="14" calcext:value-type="float">
            <text:p>14</text:p>
          </table:table-cell>
          <table:table-cell table:style-name="ce60" table:formula="of:=[.$G$86]-([.J14]*[.$I$26])" office:value-type="float" office:value="18.5714285714286" calcext:value-type="float">
            <text:p>18.5714285714286</text:p>
          </table:table-cell>
          <table:table-cell table:style-name="ce44" table:formula="of:=[.F86]-SUM([IT3_Hour_Log.B75:.K75])" office:value-type="float" office:value="18.3" calcext:value-type="float">
            <text:p>18.3</text:p>
          </table:table-cell>
          <table:table-cell table:style-name="ce60" table:formula="of:=[.$G$126]-([.J14]*[.$I$27])" office:value-type="float" office:value="8" calcext:value-type="float">
            <text:p>8</text:p>
          </table:table-cell>
          <table:table-cell table:style-name="ce34" table:formula="of:=[.F126]-SUM([IT3_Hour_Log.B102:.K102])" office:value-type="float" office:value="21.5" calcext:value-type="float">
            <text:p>21.5</text:p>
          </table:table-cell>
          <table:table-cell table:style-name="ce36" table:formula="of:=[.K14]+[.M14]+[.O14]" office:value-type="float" office:value="33.9142857142857" calcext:value-type="float">
            <text:p>33.9142857142857</text:p>
          </table:table-cell>
          <table:table-cell table:style-name="ce36" table:formula="of:=[.L14]+[.N14]+[.P14]" office:value-type="float" office:value="53.8" calcext:value-type="float">
            <text:p>53.8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mélioration Code Email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Tanguy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11" calcext:value-type="float">
            <text:p>11</text:p>
          </table:table-cell>
          <table:table-cell table:style-name="ce60" table:formula="of:=[.$G$27]-([.J15]*[.$I$25])" office:value-type="float" office:value="5.50714285714286" calcext:value-type="float">
            <text:p>5.50714285714286</text:p>
          </table:table-cell>
          <table:table-cell table:style-name="ce34" table:formula="of:=[.F27]-SUM([IT3_Hour_Log.B30:.L30])" office:value-type="float" office:value="14" calcext:value-type="float">
            <text:p>14</text:p>
          </table:table-cell>
          <table:table-cell table:style-name="ce60" table:formula="of:=[.$G$86]-([.J15]*[.$I$26])" office:value-type="float" office:value="13.9285714285714" calcext:value-type="float">
            <text:p>13.9285714285714</text:p>
          </table:table-cell>
          <table:table-cell table:style-name="ce34" table:formula="of:=[.F86]-SUM([IT3_Hour_Log.B75:.L75])" office:value-type="float" office:value="17" calcext:value-type="float">
            <text:p>17</text:p>
          </table:table-cell>
          <table:table-cell table:style-name="ce60" table:formula="of:=[.$G$126]-([.J15]*[.$I$27])" office:value-type="float" office:value="6" calcext:value-type="float">
            <text:p>6</text:p>
          </table:table-cell>
          <table:table-cell table:style-name="ce34" table:formula="of:=[.F126]-SUM([IT3_Hour_Log.B102:.L102])" office:value-type="float" office:value="21.5" calcext:value-type="float">
            <text:p>21.5</text:p>
          </table:table-cell>
          <table:table-cell table:style-name="ce36" table:formula="of:=[.K15]+[.M15]+[.O15]" office:value-type="float" office:value="25.4357142857143" calcext:value-type="float">
            <text:p>25.4357142857143</text:p>
          </table:table-cell>
          <table:table-cell table:style-name="ce36" table:formula="of:=[.L15]+[.N15]+[.P15]" office:value-type="float" office:value="52.5" calcext:value-type="float">
            <text:p>52.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jout fonctionnalité send email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So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59"/>
          <table:table-cell table:style-name="ce34" office:value-type="float" office:value="12" calcext:value-type="float">
            <text:p>12</text:p>
          </table:table-cell>
          <table:table-cell table:style-name="ce60" table:formula="of:=[.$G$27]-([.J16]*[.$I$25])" office:value-type="float" office:value="3.67142857142857" calcext:value-type="float">
            <text:p>3.67142857142857</text:p>
          </table:table-cell>
          <table:table-cell table:style-name="ce34" table:formula="of:=[.F27]-SUM([IT3_Hour_Log.B30:.M30])" office:value-type="float" office:value="14" calcext:value-type="float">
            <text:p>14</text:p>
          </table:table-cell>
          <table:table-cell table:style-name="ce60" table:formula="of:=[.$G$86]-([.J16]*[.$I$26])" office:value-type="float" office:value="9.28571428571428" calcext:value-type="float">
            <text:p>9.28571428571428</text:p>
          </table:table-cell>
          <table:table-cell table:style-name="ce34" table:formula="of:=[.F86]-SUM([IT3_Hour_Log.B75:.M75])" office:value-type="float" office:value="16.2" calcext:value-type="float">
            <text:p>16.2</text:p>
          </table:table-cell>
          <table:table-cell table:style-name="ce60" table:formula="of:=[.$G$126]-([.J16]*[.$I$27])" office:value-type="float" office:value="4" calcext:value-type="float">
            <text:p>4</text:p>
          </table:table-cell>
          <table:table-cell table:style-name="ce34" table:formula="of:=[.F126]-SUM([IT3_Hour_Log.B102:.M102])" office:value-type="float" office:value="21.5" calcext:value-type="float">
            <text:p>21.5</text:p>
          </table:table-cell>
          <table:table-cell table:style-name="ce36" table:formula="of:=[.K16]+[.M16]+[.O16]" office:value-type="float" office:value="16.9571428571428" calcext:value-type="float">
            <text:p>16.9571428571428</text:p>
          </table:table-cell>
          <table:table-cell table:style-name="ce36" table:formula="of:=[.L16]+[.N16]+[.P16]" office:value-type="float" office:value="51.7" calcext:value-type="float">
            <text:p>51.7</text:p>
          </table:table-cell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fix pdf + email jar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S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9"/>
          <table:table-cell table:style-name="ce34" office:value-type="float" office:value="13" calcext:value-type="float">
            <text:p>13</text:p>
          </table:table-cell>
          <table:table-cell table:style-name="ce60" table:formula="of:=[.$G$27]-([.J17]*[.$I$25])" office:value-type="float" office:value="1.83571428571429" calcext:value-type="float">
            <text:p>1.83571428571429</text:p>
          </table:table-cell>
          <table:table-cell table:style-name="ce34" table:formula="of:=[.F27]-SUM([IT3_Hour_Log.B30:.N30])" office:value-type="float" office:value="14" calcext:value-type="float">
            <text:p>14</text:p>
          </table:table-cell>
          <table:table-cell table:style-name="ce60" table:formula="of:=[.$G$86]-([.J17]*[.$I$26])" office:value-type="float" office:value="4.64285714285714" calcext:value-type="float">
            <text:p>4.64285714285714</text:p>
          </table:table-cell>
          <table:table-cell table:style-name="ce34" table:formula="of:=[.F86]-SUM([IT3_Hour_Log.B75:.N75])" office:value-type="float" office:value="16.2" calcext:value-type="float">
            <text:p>16.2</text:p>
          </table:table-cell>
          <table:table-cell table:style-name="ce60" table:formula="of:=[.$G$126]-([.J17]*[.$I$27])" office:value-type="float" office:value="2" calcext:value-type="float">
            <text:p>2</text:p>
          </table:table-cell>
          <table:table-cell table:style-name="ce34" table:formula="of:=[.F126]-SUM([IT3_Hour_Log.B102:.N102])" office:value-type="float" office:value="21.5" calcext:value-type="float">
            <text:p>21.5</text:p>
          </table:table-cell>
          <table:table-cell table:style-name="ce36" table:formula="of:=[.K17]+[.M17]+[.O17]" office:value-type="float" office:value="8.47857142857142" calcext:value-type="float">
            <text:p>8.47857142857142</text:p>
          </table:table-cell>
          <table:table-cell table:style-name="ce36" table:formula="of:=[.L17]+[.N17]+[.P17]" office:value-type="float" office:value="51.7" calcext:value-type="float">
            <text:p>51.7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59"/>
          <table:table-cell table:style-name="ce34" office:value-type="float" office:value="14" calcext:value-type="float">
            <text:p>14</text:p>
          </table:table-cell>
          <table:table-cell table:style-name="ce60" table:formula="of:=[.$G$27]-([.J18]*[.$I$25])" office:value-type="float" office:value="0" calcext:value-type="float">
            <text:p>0</text:p>
          </table:table-cell>
          <table:table-cell table:style-name="ce34" table:formula="of:=[.F27]-SUM([IT3_Hour_Log.B30:.O30])" office:value-type="float" office:value="0" calcext:value-type="float">
            <text:p>0</text:p>
          </table:table-cell>
          <table:table-cell table:style-name="ce60" table:formula="of:=[.$G$86]-([.J18]*[.$I$26])" office:value-type="float" office:value="0" calcext:value-type="float">
            <text:p>0</text:p>
          </table:table-cell>
          <table:table-cell table:style-name="ce34" table:formula="of:=[.F86]-SUM([IT3_Hour_Log.B75:.O75])" office:value-type="float" office:value="7.2" calcext:value-type="float">
            <text:p>7.2</text:p>
          </table:table-cell>
          <table:table-cell table:style-name="ce60" table:formula="of:=[.$G$126]-([.J18]*[.$I$27])" office:value-type="float" office:value="0" calcext:value-type="float">
            <text:p>0</text:p>
          </table:table-cell>
          <table:table-cell table:style-name="ce34" table:formula="of:=[.F126]-SUM([IT3_Hour_Log.B102:.O102])" office:value-type="float" office:value="0" calcext:value-type="float">
            <text:p>0</text:p>
          </table:table-cell>
          <table:table-cell table:style-name="ce36" table:formula="of:=[.K18]+[.M18]+[.O18]" office:value-type="float" office:value="0" calcext:value-type="float">
            <text:p>0</text:p>
          </table:table-cell>
          <table:table-cell table:style-name="ce36" table:formula="of:=[.L18]+[.N18]+[.P18]" office:value-type="float" office:value="7.2" calcext:value-type="float">
            <text:p>7.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1" table:number-columns-repeated="5"/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8"/>
          <table:table-cell table:style-name="ce65" office:value-type="string" calcext:value-type="string" table:number-columns-spanned="8" table:number-rows-spanned="1">
            <text:p>NOTE: IF not all hours are logged daily, missing data will be filled in on day 14</text:p>
          </table:table-cell>
          <table:covered-table-cell table:number-columns-repeated="7"/>
          <table:table-cell table:number-columns-repeated="1008"/>
        </table:table-row>
        <table:table-row table:style-name="ro4" table:number-rows-repeated="2">
          <table:table-cell table:number-columns-repeated="2"/>
          <table:table-cell table:style-name="ce1" table:number-columns-repeated="5"/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 table:number-rows-repeated="2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 table:formula="of:=[.G27]/14" office:value-type="float" office:value="1.83571428571429" calcext:value-type="float">
            <text:p>1.83571428571429</text:p>
          </table:table-cell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table:number-columns-repeated="3"/>
          <table:table-cell table:style-name="ce32" table:number-columns-repeated="2"/>
          <table:table-cell/>
          <table:table-cell table:style-name="ce33" table:formula="of:=[.G86]/14" office:value-type="float" office:value="4.64285714285714" calcext:value-type="float">
            <text:p>4.64285714285714</text:p>
          </table:table-cell>
          <table:table-cell table:style-name="ce34" table:number-columns-repeated="3"/>
          <table:table-cell table:number-columns-repeated="1012"/>
        </table:table-row>
        <table:table-row table:style-name="ro3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26])" office:value-type="float" office:value="19.7" calcext:value-type="float">
            <text:p>19.7</text:p>
          </table:table-cell>
          <table:table-cell table:style-name="ce38" table:formula="of:=SUM([.G4:.G26])" office:value-type="float" office:value="25.7" calcext:value-type="float">
            <text:p>25.7</text:p>
          </table:table-cell>
          <table:table-cell/>
          <table:table-cell table:style-name="ce1" table:formula="of:=[.G126]/14" office:value-type="float" office:value="2" calcext:value-type="float">
            <text:p>2</text:p>
          </table:table-cell>
          <table:table-cell table:style-name="ce1" table:number-columns-repeated="2"/>
          <table:table-cell table:style-name="ce34"/>
          <table:table-cell table:number-columns-repeated="1012"/>
        </table:table-row>
        <table:table-row table:style-name="ro4">
          <table:table-cell table:number-columns-repeated="3"/>
          <table:table-cell table:style-name="ce1"/>
          <table:table-cell/>
          <table:table-cell office:value-type="string" calcext:value-type="string">
            <text:p>Initial estimated total:</text:p>
          </table:table-cell>
          <table:table-cell table:formula="of:=[Overview.C6]" office:value-type="float" office:value="50" calcext:value-type="float">
            <text:p>50</text:p>
          </table:table-cell>
          <table:table-cell/>
          <table:table-cell table:style-name="ce39"/>
          <table:table-cell table:number-columns-repeated="4"/>
          <table:table-cell table:style-name="ce40"/>
          <table:table-cell table:style-name="ce1" table:number-columns-spanned="5" table:number-rows-spanned="5"/>
          <table:covered-table-cell table:number-columns-repeated="4"/>
          <table:table-cell table:number-columns-repeated="1005"/>
        </table:table-row>
        <table:table-row table:style-name="ro4">
          <table:table-cell table:number-columns-repeated="14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table:style-name="ce56" office:value-type="string" calcext:value-type="string" table:number-columns-spanned="5" table:number-rows-spanned="1">
            <text:p>Améliorations &amp; Refactoring</text:p>
          </table:table-cell>
          <table:covered-table-cell table:number-columns-repeated="4"/>
          <table:table-cell table:number-columns-repeated="7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table:style-name="ce41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31" office:value-type="string" calcext:value-type="string">
            <text:p>Exceptions refactoring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Naoufal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31" office:value-type="string" calcext:value-type="string">
            <text:p>Exceptions refactoring 2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Naoufal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Menu generation coherence in case of exception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Matthias</text:p>
          </table:table-cell>
          <table:table-cell table:style-name="ce42" office:value-type="float" office:value="0.25" calcext:value-type="float">
            <text:p>0.25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MenusController</text:p>
          </table:table-cell>
          <table:table-cell table:style-name="ce31" office:value-type="string" calcext:value-type="string">
            <text:p>Benjamin</text:p>
          </table:table-cell>
          <table:table-cell table:style-name="ce37" office:value-type="string" calcext:value-type="string">
            <text:p>Tanguy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Recipe Controller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ShoppingList Controller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New JsonImport</text:p>
          </table:table-cell>
          <table:table-cell table:style-name="ce31" office:value-type="string" calcext:value-type="string">
            <text:p>Naoufal</text:p>
          </table:table-cell>
          <table:table-cell table:style-name="ce37" office:value-type="string" calcext:value-type="string">
            <text:p>Youssef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Refactor PopulateDB</text:p>
          </table:table-cell>
          <table:table-cell table:style-name="ce31" office:value-type="string" calcext:value-type="string">
            <text:p>Naoufal</text:p>
          </table:table-cell>
          <table:table-cell table:style-name="ce37" office:value-type="string" calcext:value-type="string">
            <text:p>Youssef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Multiple recipe import</text:p>
          </table:table-cell>
          <table:table-cell table:style-name="ce31" office:value-type="string" calcext:value-type="string">
            <text:p>Naoufal</text:p>
          </table:table-cell>
          <table:table-cell table:style-name="ce37" office:value-type="string" calcext:value-type="string">
            <text:p>Youssef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Create menu text fields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Matthias</text:p>
          </table:table-cell>
          <table:table-cell table:number-columns-repeated="2" table:style-name="ce42" office:value-type="float" office:value="1.5" calcext:value-type="float">
            <text:p>1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Fix menu save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Matthias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Fix menu save 2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0.3" calcext:value-type="float">
            <text:p>0.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Difference between add and modify recipe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0.8" calcext:value-type="float">
            <text:p>0.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Upgrade ShoppingList 1 and 2 (two tasks)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1.2" calcext:value-type="float">
            <text:p>1.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Fix delete shopping list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Ayoub</text:p>
          </table:table-cell>
          <table:table-cell table:number-columns-repeated="2" table:style-name="ce42" office:value-type="float" office:value="0.2" calcext:value-type="float">
            <text:p>0.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Import menu in current list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Alexis</text:p>
          </table:table-cell>
          <table:table-cell table:number-columns-repeated="2" table:style-name="ce42" office:value-type="float" office:value="0.3" calcext:value-type="float">
            <text:p>0.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Make generate menu disableable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0.3" calcext:value-type="float">
            <text:p>0.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Upgrade generateMenu view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0.1" calcext:value-type="float">
            <text:p>0.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Add export menu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0.3" calcext:value-type="float">
            <text:p>0.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Typing tableview/tablecolumn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0.3" calcext:value-type="float">
            <text:p>0.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Upgrade map view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jamin</text:p>
          </table:table-cell>
          <table:table-cell table:number-columns-repeated="2" table:style-name="ce42" office:value-type="float" office:value="0.4" calcext:value-type="float">
            <text:p>0.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1" office:value-type="string" calcext:value-type="string">
            <text:p>Fix spinner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Son</text:p>
          </table:table-cell>
          <table:table-cell table:style-name="ce42" office:value-type="float" office:value="1.3" calcext:value-type="float">
            <text:p>1.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" office:value-type="string" calcext:value-type="string">
            <text:p>Import menu button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" office:value-type="string" calcext:value-type="string">
            <text:p>Add ingredient + test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1" office:value-type="float" office:value="1.5" calcext:value-type="float">
            <text:p>1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4" office:value-type="string" calcext:value-type="string">
            <text:p>Fix import menu</text:p>
          </table:table-cell>
          <table:table-cell table:style-name="ce44" office:value-type="string" calcext:value-type="string">
            <text:p>Ayoub</text:p>
          </table:table-cell>
          <table:table-cell table:style-name="ce44" office:value-type="string" calcext:value-type="string">
            <text:p>Tanguy</text:p>
          </table:table-cell>
          <table:table-cell table:number-columns-repeated="2" table:style-name="ce44" office:value-type="float" office:value="0.3" calcext:value-type="float">
            <text:p>0.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2" office:value-type="string" calcext:value-type="string">
            <text:p>Update controller and planning</text:p>
          </table:table-cell>
          <table:table-cell table:style-name="ce62" office:value-type="string" calcext:value-type="string">
            <text:p>Benjamin</text:p>
          </table:table-cell>
          <table:table-cell table:style-name="ce62" office:value-type="string" calcext:value-type="string">
            <text:p>Tanguy</text:p>
          </table:table-cell>
          <table:table-cell table:style-name="ce62" office:value-type="float" office:value="0.8" calcext:value-type="float">
            <text:p>0.8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Fix warning 1 and 2 (two tasks)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Refactor test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45" table:number-columns-repeated="5"/>
          <table:table-cell table:style-name="ce46"/>
          <table:table-cell table:number-columns-repeated="1011"/>
        </table:table-row>
        <table:table-row table:style-name="ro6">
          <table:table-cell table:number-columns-repeated="2"/>
          <table:table-cell table:style-name="ce1" office:value-type="string" calcext:value-type="string">
            <text:p>Avoid double item in shopping list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1" office:value-type="float" office:value="1.2" calcext:value-type="float">
            <text:p>1.2</text:p>
          </table:table-cell>
          <table:table-cell table:style-name="ce46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table:style-name="ce1" office:value-type="string" calcext:value-type="string">
            <text:p>Upgrade updateToView code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47" table:number-columns-repeated="6"/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Fix price bug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8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table:style-name="ce1" office:value-type="string" calcext:value-type="string">
            <text:p>Fix shopping list double bug</text:p>
          </table:table-cell>
          <table:table-cell table:style-name="ce1" office:value-type="string" calcext:value-type="string">
            <text:p>Tanguy</text:p>
          </table:table-cell>
          <table:table-cell table:style-name="ce1" office:value-type="string" calcext:value-type="string">
            <text:p>Benjam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7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1" office:value-type="string" calcext:value-type="string">
            <text:p>Fix bug + prepare demo</text:p>
          </table:table-cell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Code quality and fix warnings</text:p>
          </table:table-cell>
          <table:table-cell table:style-name="ce1" office:value-type="string" calcext:value-type="string">
            <text:p>Alexis</text:p>
          </table:table-cell>
          <table:table-cell table:style-name="ce1" office:value-type="string" calcext:value-type="string">
            <text:p>Romain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Refactor exceptions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So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Code refactoring</text:p>
          </table:table-cell>
          <table:table-cell table:style-name="ce1" office:value-type="string" calcext:value-type="string">
            <text:p>Romain</text:p>
          </table:table-cell>
          <table:table-cell table:style-name="ce1" office:value-type="string" calcext:value-type="string">
            <text:p>So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Burndown maintenance</text:p>
          </table:table-cell>
          <table:table-cell table:style-name="ce1" office:value-type="string" calcext:value-type="string">
            <text:p>Alexi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Ajout méthode conversion Menu vers ShoppingList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Roma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Ajout tests méthode conversion Menu Vers ShoppingList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Benjam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 calcext:value-type="string">
            <text:p>Add recipe cooking style</text:p>
          </table:table-cell>
          <table:table-cell table:style-name="Default" office:value-type="string" calcext:value-type="string">
            <text:p>Youssef</text:p>
          </table:table-cell>
          <table:table-cell table:style-name="Default" office:value-type="string" calcext:value-type="string">
            <text:p>Matthias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 calcext:value-type="string">
            <text:p>Add recipe type</text:p>
          </table:table-cell>
          <table:table-cell table:style-name="Default" office:value-type="string" calcext:value-type="string">
            <text:p>Youssef</text:p>
          </table:table-cell>
          <table:table-cell table:style-name="Default" office:value-type="string" calcext:value-type="string">
            <text:p>Matthias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Add recipe</text:p>
          </table:table-cell>
          <table:table-cell table:style-name="ce1" office:value-type="string" calcext:value-type="string">
            <text:p>Youssef</text:p>
          </table:table-cell>
          <table:table-cell table:style-name="ce1" office:value-type="string" calcext:value-type="string">
            <text:p>Naoufa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 calcext:value-type="string">
            <text:p>Test importJson</text:p>
          </table:table-cell>
          <table:table-cell table:style-name="Default" office:value-type="string" calcext:value-type="string">
            <text:p>Youssef</text:p>
          </table:table-cell>
          <table:table-cell table:style-name="Default" office:value-type="string" calcext:value-type="string">
            <text:p>Matthias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7"/>
        </table:table-row>
        <table:table-row table:style-name="ro6" table:number-rows-repeated="1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2:.F85])" office:value-type="float" office:value="57.35" calcext:value-type="float">
            <text:p>57.35</text:p>
          </table:table-cell>
          <table:table-cell table:style-name="ce43" table:formula="of:=SUM([.G32:.G85])" office:value-type="float" office:value="65" calcext:value-type="float">
            <text:p>65</text:p>
          </table:table-cell>
          <table:table-cell table:number-columns-repeated="1017"/>
        </table:table-row>
        <table:table-row table:style-name="ro6">
          <table:table-cell table:number-columns-repeated="5"/>
          <table:table-cell office:value-type="string" calcext:value-type="string">
            <text:p>Initial estimated total:</text:p>
          </table:table-cell>
          <table:table-cell table:formula="of:=[Overview.C19]" office:value-type="float" office:value="30" calcext:value-type="float">
            <text:p>30</text:p>
          </table:table-cell>
          <table:table-cell table:number-columns-repeated="1017"/>
        </table:table-row>
        <table:table-row table:style-name="ro6" table:number-rows-repeated="5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 table:number-rows-repeated="5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9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Research shortests paths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Matthia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Home address for map</text:p>
          </table:table-cell>
          <table:table-cell table:style-name="ce31" office:value-type="string" calcext:value-type="string">
            <text:p>Alexis</text:p>
          </table:table-cell>
          <table:table-cell table:style-name="ce31" office:value-type="string" calcext:value-type="string">
            <text:p>Ismai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1" office:value-type="string" calcext:value-type="string">
            <text:p>Home address for map 2</text:p>
          </table:table-cell>
          <table:table-cell table:style-name="ce37" office:value-type="string" calcext:value-type="string">
            <text:p>Alexis</text:p>
          </table:table-cell>
          <table:table-cell table:style-name="ce31" office:value-type="string" calcext:value-type="string">
            <text:p>Ismai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dd button find the shortests path</text:p>
          </table:table-cell>
          <table:table-cell table:style-name="ce61" office:value-type="string" calcext:value-type="string">
            <text:p>Ismail</text:p>
          </table:table-cell>
          <table:table-cell table:style-name="ce37" office:value-type="string" calcext:value-type="string">
            <text:p>Naoufal</text:p>
          </table:table-cell>
          <table:table-cell table:number-columns-repeated="2" table:style-name="ce32" office:value-type="float" office:value="0.5" calcext:value-type="float">
            <text:p>0.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Error management , bug correction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Naoufa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Create Model Map</text:p>
          </table:table-cell>
          <table:table-cell table:style-name="ce31" office:value-type="string" calcext:value-type="string">
            <text:p>Naoufal</text:p>
          </table:table-cell>
          <table:table-cell table:style-name="ce31" office:value-type="string" calcext:value-type="string">
            <text:p>Alexi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1" office:value-type="string" calcext:value-type="string">
            <text:p>Refactor map and add shortest path button</text:p>
          </table:table-cell>
          <table:table-cell table:style-name="ce31" office:value-type="string" calcext:value-type="string">
            <text:p>Ismail</text:p>
          </table:table-cell>
          <table:table-cell table:style-name="ce37" office:value-type="string" calcext:value-type="string">
            <text:p>Naoufal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mapViewController delete thread cannot use path</text:p>
          </table:table-cell>
          <table:table-cell table:style-name="ce31" office:value-type="string" calcext:value-type="string">
            <text:p>Ismail</text:p>
          </table:table-cell>
          <table:table-cell table:style-name="ce37" office:value-type="string" calcext:value-type="string">
            <text:p>Matthias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dd shortests path with travel mode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Youssef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Bug correction shortests path</text:p>
          </table:table-cell>
          <table:table-cell table:style-name="ce31" office:value-type="string" calcext:value-type="string">
            <text:p>Naoufal</text:p>
          </table:table-cell>
          <table:table-cell table:style-name="ce37" office:value-type="string" calcext:value-type="string">
            <text:p>Ismail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Delete and split useless path method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Youssef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Upgrade map view</text:p>
          </table:table-cell>
          <table:table-cell table:style-name="ce31" office:value-type="string" calcext:value-type="string">
            <text:p>Tanguy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0.5" calcext:value-type="float">
            <text:p>0.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fix route jar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Ismail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 table:number-rows-repeated="2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1" table:number-columns-repeated="3"/>
          <table:table-cell table:style-name="ce3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31" table:number-columns-repeated="3"/>
          <table:table-cell table:style-name="ce32" table:number-columns-repeated="2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1" table:number-columns-repeated="3"/>
          <table:table-cell table:style-name="ce32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03:.F125])" office:value-type="float" office:value="28" calcext:value-type="float">
            <text:p>28</text:p>
          </table:table-cell>
          <table:table-cell table:style-name="ce38" table:formula="of:=SUM([.G103:.G125])" office:value-type="float" office:value="28" calcext:value-type="float">
            <text:p>28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1"/>
          <table:table-cell/>
          <table:table-cell office:value-type="string" calcext:value-type="string">
            <text:p>Initial estimated total:</text:p>
          </table:table-cell>
          <table:table-cell table:formula="of:=[Overview.C10]" office:value-type="float" office:value="30" calcext:value-type="float">
            <text:p>30</text:p>
          </table:table-cell>
          <table:table-cell table:number-columns-repeated="1017"/>
        </table:table-row>
        <table:table-row table:style-name="ro6" table:number-rows-repeated="19">
          <table:table-cell table:number-columns-repeated="1024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3_Hour_Log" table:style-name="ta1">
        <table:table-column table:style-name="co17" table:default-cell-style-name="ce1"/>
        <table:table-column table:style-name="co1" table:number-columns-repeated="15" table:default-cell-style-name="ce1"/>
        <table:table-column table:style-name="co18" table:default-cell-style-name="ce1"/>
        <table:table-column table:style-name="co1" table:number-columns-repeated="1006" table:default-cell-style-name="ce1"/>
        <table:table-column table:style-name="co5" table:default-cell-style-name="ce1"/>
        <table:table-row table:style-name="ro1">
          <table:table-cell table:style-name="ce49" office:value-type="string" calcext:value-type="string">
            <text:p>Tâches</text:p>
          </table:table-cell>
          <table:table-cell table:style-name="ce66" office:value-type="string" calcext:value-type="string">
            <text:p>Jour 1</text:p>
          </table:table-cell>
          <table:table-cell table:style-name="ce66" office:value-type="string" calcext:value-type="string">
            <text:p>Jour 2</text:p>
          </table:table-cell>
          <table:table-cell table:style-name="ce66" office:value-type="string" calcext:value-type="string">
            <text:p>Jour 3</text:p>
          </table:table-cell>
          <table:table-cell table:style-name="ce66" office:value-type="string" calcext:value-type="string">
            <text:p>Jour 4</text:p>
          </table:table-cell>
          <table:table-cell table:style-name="ce66" office:value-type="string" calcext:value-type="string">
            <text:p>Jour 5</text:p>
          </table:table-cell>
          <table:table-cell table:style-name="ce66" office:value-type="string" calcext:value-type="string">
            <text:p>Jour 6</text:p>
          </table:table-cell>
          <table:table-cell table:style-name="ce66" office:value-type="string" calcext:value-type="string">
            <text:p>Jour 7</text:p>
          </table:table-cell>
          <table:table-cell table:style-name="ce66" office:value-type="string" calcext:value-type="string">
            <text:p>Jour 8</text:p>
          </table:table-cell>
          <table:table-cell table:style-name="ce66" office:value-type="string" calcext:value-type="string">
            <text:p>Jour 9</text:p>
          </table:table-cell>
          <table:table-cell table:style-name="ce66" office:value-type="string" calcext:value-type="string">
            <text:p>Jour 10</text:p>
          </table:table-cell>
          <table:table-cell table:style-name="ce66" office:value-type="string" calcext:value-type="string">
            <text:p>Jour 11</text:p>
          </table:table-cell>
          <table:table-cell table:style-name="ce66" office:value-type="string" calcext:value-type="string">
            <text:p>Jour 12</text:p>
          </table:table-cell>
          <table:table-cell table:style-name="ce66" office:value-type="string" calcext:value-type="string">
            <text:p>Jour 13</text:p>
          </table:table-cell>
          <table:table-cell table:style-name="ce66" office:value-type="string" calcext:value-type="string">
            <text:p>Jour 14</text:p>
          </table:table-cell>
          <table:table-cell table:style-name="ce49" office:value-type="string" calcext:value-type="string">
            <text:p>PILOTE :</text:p>
          </table:table-cell>
          <table:table-cell table:style-name="ce49" office:value-type="string" calcext:value-type="string">
            <text:p>COPILOTE :</text:p>
          </table:table-cell>
          <table:table-cell table:number-columns-repeated="1007"/>
        </table:table-row>
        <table:table-row table:style-name="ro1">
          <table:table-cell table:style-name="ce49" table:formula="of:=[IT3.C2]" office:value-type="string" office:string-value="HISTOIRE 4" calcext:value-type="string">
            <text:p>HISTOIRE 4</text:p>
          </table:table-cell>
          <table:table-cell table:style-name="ce66" table:number-columns-repeated="14"/>
          <table:table-cell table:style-name="ce49" table:number-columns-repeated="2"/>
          <table:table-cell table:number-columns-repeated="1007"/>
        </table:table-row>
        <table:table-row table:style-name="ro1">
          <table:table-cell table:formula="of:=[IT3.C4]" office:value-type="string" office:string-value="Verify email address" calcext:value-type="string">
            <text:p>Verify email address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9"/>
          <table:table-cell table:formula="of:=[IT3.D104]" office:value-type="string" office:string-value="Alexis" calcext:value-type="string">
            <text:p>Alexis</text:p>
          </table:table-cell>
          <table:table-cell table:formula="of:=[IT3.E104]" office:value-type="string" office:string-value="Ismail" calcext:value-type="string">
            <text:p>Ismail</text:p>
          </table:table-cell>
          <table:table-cell table:number-columns-repeated="1007"/>
        </table:table-row>
        <table:table-row table:style-name="ro1">
          <table:table-cell table:formula="of:=[IT3.C5]" office:value-type="string" office:string-value="Button export pdf design" calcext:value-type="string">
            <text:p>Button export pdf design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11"/>
          <table:table-cell table:formula="of:=[IT3.D105]" office:value-type="string" office:string-value="Alexis" calcext:value-type="string">
            <text:p>Alexis</text:p>
          </table:table-cell>
          <table:table-cell table:formula="of:=[IT3.E105]" office:value-type="string" office:string-value="Ismail" calcext:value-type="string">
            <text:p>Ismai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port de PD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Benjamin</text:p>
          </table:table-cell>
          <table:table-cell office:value-type="string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3.C7]" office:value-type="string" office:string-value="Save before export" calcext:value-type="string">
            <text:p>Save before export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0"/>
          <table:table-cell table:formula="of:=[IT3.D7]" office:value-type="string" office:string-value="Tanguy" calcext:value-type="string">
            <text:p>Tanguy</text:p>
          </table:table-cell>
          <table:table-cell table:formula="of:=[IT3.E7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8]" office:value-type="string" office:string-value="Email sending api" calcext:value-type="string">
            <text:p>Email sending api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IT3.D8]" office:value-type="string" office:string-value="Son" calcext:value-type="string">
            <text:p>Son</text:p>
          </table:table-cell>
          <table:table-cell table:formula="of:=[IT3.E8]" office:value-type="string" office:string-value="Romain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IT3.C9]" office:value-type="string" office:string-value="Email sending api" calcext:value-type="string">
            <text:p>Email sending api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[IT3.D9]" office:value-type="string" office:string-value="Romain" calcext:value-type="string">
            <text:p>Romain</text:p>
          </table:table-cell>
          <table:table-cell table:formula="of:=[IT3.E9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3.C10]" office:value-type="string" office:string-value="Email with attachment" calcext:value-type="string">
            <text:p>Email with attachment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[IT3.D10]" office:value-type="string" office:string-value="Matthias" calcext:value-type="string">
            <text:p>Matthias</text:p>
          </table:table-cell>
          <table:table-cell table:formula="of:=[IT3.E10]" office:value-type="string" office:string-value="Romain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IT3.C11]" office:value-type="string" office:string-value="Email testing" calcext:value-type="string">
            <text:p>Email testing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IT3.D11]" office:value-type="string" office:string-value="Son" calcext:value-type="string">
            <text:p>Son</text:p>
          </table:table-cell>
          <table:table-cell table:formula="of:=[IT3.E11]" office:value-type="string" office:string-value="Romain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IT3.C12]" office:value-type="string" office:string-value="lib javamail Doc" calcext:value-type="string">
            <text:p>lib javamail Doc</text:p>
          </table:table-cell>
          <table:table-cell table:number-columns-repeated="13"/>
          <table:table-cell table:formula="of:=[$IT3.F12]" office:value-type="float" office:value="1" calcext:value-type="float">
            <text:p>1</text:p>
          </table:table-cell>
          <table:table-cell table:formula="of:=[IT3.D12]" office:value-type="string" office:string-value="Ayoub" calcext:value-type="string">
            <text:p>Ayoub</text:p>
          </table:table-cell>
          <table:table-cell table:formula="of:=[IT3.E12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3.C13]" office:value-type="string" office:string-value="Ajout vue send email + controller associé" calcext:value-type="string">
            <text:p>Ajout vue send email + controller associé</text:p>
          </table:table-cell>
          <table:table-cell table:number-columns-repeated="13"/>
          <table:table-cell table:formula="of:=[$IT3.F13]" office:value-type="float" office:value="1" calcext:value-type="float">
            <text:p>1</text:p>
          </table:table-cell>
          <table:table-cell table:formula="of:=[IT3.D13]" office:value-type="string" office:string-value="Ayoub" calcext:value-type="string">
            <text:p>Ayoub</text:p>
          </table:table-cell>
          <table:table-cell table:formula="of:=[IT3.E13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3.C14]" office:value-type="string" office:string-value="Maj Email Style" calcext:value-type="string">
            <text:p>Maj Email Style</text:p>
          </table:table-cell>
          <table:table-cell table:number-columns-repeated="13"/>
          <table:table-cell table:formula="of:=[$IT3.F14]" office:value-type="float" office:value="2" calcext:value-type="float">
            <text:p>2</text:p>
          </table:table-cell>
          <table:table-cell table:formula="of:=[IT3.D14]" office:value-type="string" office:string-value="Ayoub" calcext:value-type="string">
            <text:p>Ayoub</text:p>
          </table:table-cell>
          <table:table-cell table:formula="of:=[IT3.E14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3.C15]" office:value-type="string" office:string-value="Amélioration Code Email" calcext:value-type="string">
            <text:p>Amélioration Code Email</text:p>
          </table:table-cell>
          <table:table-cell table:number-columns-repeated="13"/>
          <table:table-cell table:formula="of:=[$IT3.F15]" office:value-type="float" office:value="1" calcext:value-type="float">
            <text:p>1</text:p>
          </table:table-cell>
          <table:table-cell table:formula="of:=[IT3.D15]" office:value-type="string" office:string-value="Ayoub" calcext:value-type="string">
            <text:p>Ayoub</text:p>
          </table:table-cell>
          <table:table-cell table:formula="of:=[IT3.E15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3.C16]" office:value-type="string" office:string-value="Ajout fonctionnalité send email" calcext:value-type="string">
            <text:p>Ajout fonctionnalité send email</text:p>
          </table:table-cell>
          <table:table-cell table:number-columns-repeated="13"/>
          <table:table-cell table:formula="of:=[$IT3.F16]" office:value-type="float" office:value="2" calcext:value-type="float">
            <text:p>2</text:p>
          </table:table-cell>
          <table:table-cell table:formula="of:=[IT3.D16]" office:value-type="string" office:string-value="Ayoub" calcext:value-type="string">
            <text:p>Ayoub</text:p>
          </table:table-cell>
          <table:table-cell table:formula="of:=[IT3.E16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3.C17]" office:value-type="string" office:string-value="fix pdf + email jar" calcext:value-type="string">
            <text:p>fix pdf + email jar</text:p>
          </table:table-cell>
          <table:table-cell table:number-columns-repeated="13"/>
          <table:table-cell table:formula="of:=[$IT3.F17]" office:value-type="float" office:value="1" calcext:value-type="float">
            <text:p>1</text:p>
          </table:table-cell>
          <table:table-cell table:formula="of:=[IT3.D17]" office:value-type="string" office:string-value="Ayoub" calcext:value-type="string">
            <text:p>Ayoub</text:p>
          </table:table-cell>
          <table:table-cell table:formula="of:=[IT3.E17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3.C18]" office:value-type="float" office:value="0" calcext:value-type="float">
            <text:p>0</text:p>
          </table:table-cell>
          <table:table-cell table:number-columns-repeated="14"/>
          <table:table-cell table:formula="of:=[IT3.D18]" office:value-type="float" office:value="0" calcext:value-type="float">
            <text:p>0</text:p>
          </table:table-cell>
          <table:table-cell table:formula="of:=[IT3.E18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9]" office:value-type="float" office:value="0" calcext:value-type="float">
            <text:p>0</text:p>
          </table:table-cell>
          <table:table-cell table:number-columns-repeated="14"/>
          <table:table-cell table:formula="of:=[IT3.D19]" office:value-type="float" office:value="0" calcext:value-type="float">
            <text:p>0</text:p>
          </table:table-cell>
          <table:table-cell table:formula="of:=[IT3.E19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20]" office:value-type="float" office:value="0" calcext:value-type="float">
            <text:p>0</text:p>
          </table:table-cell>
          <table:table-cell/>
          <table:table-cell table:style-name="ce64" table:number-columns-repeated="12"/>
          <table:table-cell/>
          <table:table-cell table:formula="of:=[IT3.D20]" office:value-type="float" office:value="0" calcext:value-type="float">
            <text:p>0</text:p>
          </table:table-cell>
          <table:table-cell table:formula="of:=[IT3.E20]" office:value-type="float" office:value="0" calcext:value-type="float">
            <text:p>0</text:p>
          </table:table-cell>
          <table:table-cell table:style-name="ce64" table:number-columns-repeated="1007"/>
        </table:table-row>
        <table:table-row table:style-name="ro1">
          <table:table-cell table:formula="of:=[IT3.C21]" office:value-type="float" office:value="0" calcext:value-type="float">
            <text:p>0</text:p>
          </table:table-cell>
          <table:table-cell table:number-columns-repeated="14"/>
          <table:table-cell table:formula="of:=[IT3.D21]" office:value-type="float" office:value="0" calcext:value-type="float">
            <text:p>0</text:p>
          </table:table-cell>
          <table:table-cell table:formula="of:=[IT3.E2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22]" office:value-type="float" office:value="0" calcext:value-type="float">
            <text:p>0</text:p>
          </table:table-cell>
          <table:table-cell table:number-columns-repeated="14"/>
          <table:table-cell table:formula="of:=[IT3.D22]" office:value-type="float" office:value="0" calcext:value-type="float">
            <text:p>0</text:p>
          </table:table-cell>
          <table:table-cell table:formula="of:=[IT3.E2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23]" office:value-type="float" office:value="0" calcext:value-type="float">
            <text:p>0</text:p>
          </table:table-cell>
          <table:table-cell table:number-columns-repeated="14"/>
          <table:table-cell table:formula="of:=[IT3.D23]" office:value-type="float" office:value="0" calcext:value-type="float">
            <text:p>0</text:p>
          </table:table-cell>
          <table:table-cell table:formula="of:=[IT3.E2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24]" office:value-type="float" office:value="0" calcext:value-type="float">
            <text:p>0</text:p>
          </table:table-cell>
          <table:table-cell table:number-columns-repeated="14"/>
          <table:table-cell table:formula="of:=[IT3.D24]" office:value-type="float" office:value="0" calcext:value-type="float">
            <text:p>0</text:p>
          </table:table-cell>
          <table:table-cell table:formula="of:=[IT3.E24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25]" office:value-type="float" office:value="0" calcext:value-type="float">
            <text:p>0</text:p>
          </table:table-cell>
          <table:table-cell table:number-columns-repeated="14"/>
          <table:table-cell table:formula="of:=[IT3.D25]" office:value-type="float" office:value="0" calcext:value-type="float">
            <text:p>0</text:p>
          </table:table-cell>
          <table:table-cell table:formula="of:=[IT3.E2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26]" office:value-type="float" office:value="0" calcext:value-type="float">
            <text:p>0</text:p>
          </table:table-cell>
          <table:table-cell table:number-columns-repeated="14"/>
          <table:table-cell table:formula="of:=[IT3.D26]" office:value-type="float" office:value="0" calcext:value-type="float">
            <text:p>0</text:p>
          </table:table-cell>
          <table:table-cell table:formula="of:=[IT3.E2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2.C27]" office:value-type="string" office:string-value="Total" calcext:value-type="string">
            <text:p>Total</text:p>
          </table:table-cell>
          <table:table-cell table:number-columns-repeated="14"/>
          <table:table-cell table:style-name="ce64" table:number-columns-repeated="2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64" table:number-columns-repeated="2"/>
          <table:table-cell table:number-columns-repeated="1007"/>
        </table:table-row>
        <table:table-row table:style-name="ro1">
          <table:table-cell table:style-name="ce67" office:value-type="string" calcext:value-type="string">
            <text:p>NOTE: IF not all hours are logged daily, missing data will be filled in on day 14</text:p>
          </table:table-cell>
          <table:table-cell table:number-columns-repeated="14"/>
          <table:table-cell table:style-name="ce64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MS :</text:p>
          </table:table-cell>
          <table:table-cell table:formula="of:=SUM([.B3:.B28])" office:value-type="float" office:value="0" calcext:value-type="float">
            <text:p>0</text:p>
          </table:table-cell>
          <table:table-cell table:formula="of:=SUM([.C3:.C28])" office:value-type="float" office:value="1" calcext:value-type="float">
            <text:p>1</text:p>
          </table:table-cell>
          <table:table-cell table:formula="of:=SUM([.D3:.D28])" office:value-type="float" office:value="1.2" calcext:value-type="float">
            <text:p>1.2</text:p>
          </table:table-cell>
          <table:table-cell table:formula="of:=SUM([.E3:.E28])" office:value-type="float" office:value="3.3" calcext:value-type="float">
            <text:p>3.3</text:p>
          </table:table-cell>
          <table:table-cell table:formula="of:=SUM([.F3:.F28])" office:value-type="float" office:value="0.2" calcext:value-type="float">
            <text:p>0.2</text:p>
          </table:table-cell>
          <table:table-cell table:formula="of:=SUM([.G3:.G28])" office:value-type="float" office:value="0" calcext:value-type="float">
            <text:p>0</text:p>
          </table:table-cell>
          <table:table-cell table:formula="of:=SUM([.H3:.H28])" office:value-type="float" office:value="0" calcext:value-type="float">
            <text:p>0</text:p>
          </table:table-cell>
          <table:table-cell table:formula="of:=SUM([.I3:.I28])" office:value-type="float" office:value="0" calcext:value-type="float">
            <text:p>0</text:p>
          </table:table-cell>
          <table:table-cell table:formula="of:=SUM([.J3:.J28])" office:value-type="float" office:value="0" calcext:value-type="float">
            <text:p>0</text:p>
          </table:table-cell>
          <table:table-cell table:formula="of:=SUM([.K3:.K28])" office:value-type="float" office:value="0" calcext:value-type="float">
            <text:p>0</text:p>
          </table:table-cell>
          <table:table-cell table:formula="of:=SUM([.L3:.L28])" office:value-type="float" office:value="0" calcext:value-type="float">
            <text:p>0</text:p>
          </table:table-cell>
          <table:table-cell table:formula="of:=SUM([.M3:.M28])" office:value-type="float" office:value="0" calcext:value-type="float">
            <text:p>0</text:p>
          </table:table-cell>
          <table:table-cell table:formula="of:=SUM([.N3:.N28])" office:value-type="float" office:value="0" calcext:value-type="float">
            <text:p>0</text:p>
          </table:table-cell>
          <table:table-cell table:formula="of:=SUM([.O3:.O28])" office:value-type="float" office:value="14" calcext:value-type="float">
            <text:p>14</text:p>
          </table:table-cell>
          <table:table-cell table:style-name="ce64" table:number-columns-repeated="2"/>
          <table:table-cell table:number-columns-repeated="1007"/>
        </table:table-row>
        <table:table-row table:style-name="ro1">
          <table:table-cell table:style-name="ce49" office:value-type="string" calcext:value-type="string">
            <text:p>Améliorations &amp; Refactoring</text:p>
          </table:table-cell>
          <table:table-cell table:style-name="ce49" table:number-columns-repeated="1023"/>
        </table:table-row>
        <table:table-row table:style-name="ro1">
          <table:table-cell table:formula="of:=[IT3.C32]" office:value-type="string" office:string-value="Exceptions refactoring" calcext:value-type="string">
            <text:p>Exceptions refacto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table:formula="of:=[IT3.D32]" office:value-type="string" office:string-value="Alexis" calcext:value-type="string">
            <text:p>Alexis</text:p>
          </table:table-cell>
          <table:table-cell table:formula="of:=[IT3.E32]" office:value-type="string" office:string-value="Naoufal" calcext:value-type="string">
            <text:p>Naoufal</text:p>
          </table:table-cell>
          <table:table-cell table:number-columns-repeated="1007"/>
        </table:table-row>
        <table:table-row table:style-name="ro1">
          <table:table-cell table:formula="of:=[IT3.C33]" office:value-type="string" office:string-value="Exceptions refactoring 2" calcext:value-type="string">
            <text:p>Exceptions refactoring 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"/>
          <table:table-cell table:formula="of:=[IT3.D33]" office:value-type="string" office:string-value="Alexis" calcext:value-type="string">
            <text:p>Alexis</text:p>
          </table:table-cell>
          <table:table-cell table:formula="of:=[IT3.E33]" office:value-type="string" office:string-value="Naoufal" calcext:value-type="string">
            <text:p>Naoufal</text:p>
          </table:table-cell>
          <table:table-cell table:number-columns-repeated="1007"/>
        </table:table-row>
        <table:table-row table:style-name="ro1">
          <table:table-cell table:formula="of:=[IT3.C34]" office:value-type="string" office:string-value="Menu generation coherence in case of exception" calcext:value-type="string">
            <text:p>Menu generation coherence in case of exception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7"/>
          <table:table-cell table:formula="of:=[IT3.D34]" office:value-type="string" office:string-value="Alexis" calcext:value-type="string">
            <text:p>Alexis</text:p>
          </table:table-cell>
          <table:table-cell table:formula="of:=[IT3.E34]" office:value-type="string" office:string-value="Matthias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IT3.C35]" office:value-type="string" office:string-value="Refactor MenusController" calcext:value-type="string">
            <text:p>Refactor MenusControll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table:formula="of:=[IT3.D35]" office:value-type="string" office:string-value="Benjamin" calcext:value-type="string">
            <text:p>Benjamin</text:p>
          </table:table-cell>
          <table:table-cell table:formula="of:=[IT3.E35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3.C36]" office:value-type="string" office:string-value="Refactor Recipe Controller" calcext:value-type="string">
            <text:p>Refactor Recipe Controlle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  <table:table-cell table:formula="of:=[IT3.D36]" office:value-type="string" office:string-value="Tanguy" calcext:value-type="string">
            <text:p>Tanguy</text:p>
          </table:table-cell>
          <table:table-cell table:formula="of:=[IT3.E36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factor MenusController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Benjamin</text:p>
          </table:table-cell>
          <table:table-cell office:value-type="string" calcext:value-type="string">
            <text:p>Tangu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factor Recipe/ShoppingList Control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anguy</text:p>
          </table:table-cell>
          <table:table-cell office:value-type="string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39]" office:value-type="string" office:string-value="Refactor PopulateDB" calcext:value-type="string">
            <text:p>Refactor PopulateDB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IT3.D39]" office:value-type="string" office:string-value="Naoufal" calcext:value-type="string">
            <text:p>Naoufal</text:p>
          </table:table-cell>
          <table:table-cell table:formula="of:=[IT3.E39]" office:value-type="string" office:string-value="Youssef" calcext:value-type="string">
            <text:p>Youssef</text:p>
          </table:table-cell>
          <table:table-cell table:number-columns-repeated="1007"/>
        </table:table-row>
        <table:table-row table:style-name="ro1">
          <table:table-cell table:formula="of:=[IT3.C40]" office:value-type="string" office:string-value="Multiple recipe import" calcext:value-type="string">
            <text:p>Multiple recipe import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IT3.D40]" office:value-type="string" office:string-value="Naoufal" calcext:value-type="string">
            <text:p>Naoufal</text:p>
          </table:table-cell>
          <table:table-cell table:formula="of:=[IT3.E40]" office:value-type="string" office:string-value="Youssef" calcext:value-type="string">
            <text:p>Youssef</text:p>
          </table:table-cell>
          <table:table-cell table:number-columns-repeated="1007"/>
        </table:table-row>
        <table:table-row table:style-name="ro1">
          <table:table-cell table:formula="of:=[IT3.C41]" office:value-type="string" office:string-value="Create menu text fields" calcext:value-type="string">
            <text:p>Create menu text fields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1"/>
          <table:table-cell table:formula="of:=[IT3.D41]" office:value-type="string" office:string-value="Tanguy" calcext:value-type="string">
            <text:p>Tanguy</text:p>
          </table:table-cell>
          <table:table-cell table:formula="of:=[IT3.E41]" office:value-type="string" office:string-value="Matthias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IT3.C42]" office:value-type="string" office:string-value="Fix menu save" calcext:value-type="string">
            <text:p>Fix menu sav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1"/>
          <table:table-cell table:formula="of:=[IT3.D42]" office:value-type="string" office:string-value="Tanguy" calcext:value-type="string">
            <text:p>Tanguy</text:p>
          </table:table-cell>
          <table:table-cell table:formula="of:=[IT3.E42]" office:value-type="string" office:string-value="Matthias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IT3.C43]" office:value-type="string" office:string-value="Fix menu save 2" calcext:value-type="string">
            <text:p>Fix menu save 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1"/>
          <table:table-cell table:formula="of:=[IT3.D43]" office:value-type="string" office:string-value="Tanguy" calcext:value-type="string">
            <text:p>Tanguy</text:p>
          </table:table-cell>
          <table:table-cell table:formula="of:=[IT3.E43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44]" office:value-type="string" office:string-value="Difference between add and modify recipe" calcext:value-type="string">
            <text:p>Difference between add and modify recipe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0"/>
          <table:table-cell table:formula="of:=[IT3.D44]" office:value-type="string" office:string-value="Tanguy" calcext:value-type="string">
            <text:p>Tanguy</text:p>
          </table:table-cell>
          <table:table-cell table:formula="of:=[IT3.E44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45]" office:value-type="string" office:string-value="Upgrade ShoppingList 1 and 2 (two tasks)" calcext:value-type="string">
            <text:p>Upgrade ShoppingList 1 and 2 (two tasks)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10"/>
          <table:table-cell table:formula="of:=[IT3.D45]" office:value-type="string" office:string-value="Tanguy" calcext:value-type="string">
            <text:p>Tanguy</text:p>
          </table:table-cell>
          <table:table-cell table:formula="of:=[IT3.E45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46]" office:value-type="string" office:string-value="Fix delete shopping list" calcext:value-type="string">
            <text:p>Fix delete shopping list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0"/>
          <table:table-cell table:formula="of:=[IT3.D46]" office:value-type="string" office:string-value="Tanguy" calcext:value-type="string">
            <text:p>Tanguy</text:p>
          </table:table-cell>
          <table:table-cell table:formula="of:=[IT3.E46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IT3.C47]" office:value-type="string" office:string-value="Import menu in current list" calcext:value-type="string">
            <text:p>Import menu in current list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0"/>
          <table:table-cell table:formula="of:=[IT3.D47]" office:value-type="string" office:string-value="Tanguy" calcext:value-type="string">
            <text:p>Tanguy</text:p>
          </table:table-cell>
          <table:table-cell table:formula="of:=[IT3.E47]" office:value-type="string" office:string-value="Alexis" calcext:value-type="string">
            <text:p>Alexis</text:p>
          </table:table-cell>
          <table:table-cell table:number-columns-repeated="1007"/>
        </table:table-row>
        <table:table-row table:style-name="ro1">
          <table:table-cell table:formula="of:=[IT3.C48]" office:value-type="string" office:string-value="Make generate menu disableable" calcext:value-type="string">
            <text:p>Make generate menu disableable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 table:number-columns-repeated="6"/>
          <table:table-cell table:formula="of:=[IT3.D48]" office:value-type="string" office:string-value="Tanguy" calcext:value-type="string">
            <text:p>Tanguy</text:p>
          </table:table-cell>
          <table:table-cell table:formula="of:=[IT3.E48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49]" office:value-type="string" office:string-value="Upgrade generateMenu view" calcext:value-type="string">
            <text:p>Upgrade generateMenu view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table:number-columns-repeated="6"/>
          <table:table-cell table:formula="of:=[IT3.D49]" office:value-type="string" office:string-value="Tanguy" calcext:value-type="string">
            <text:p>Tanguy</text:p>
          </table:table-cell>
          <table:table-cell table:formula="of:=[IT3.E49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50]" office:value-type="string" office:string-value="Add export menu" calcext:value-type="string">
            <text:p>Add export menu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 table:number-columns-repeated="6"/>
          <table:table-cell table:formula="of:=[IT3.D50]" office:value-type="string" office:string-value="Tanguy" calcext:value-type="string">
            <text:p>Tanguy</text:p>
          </table:table-cell>
          <table:table-cell table:formula="of:=[IT3.E50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51]" office:value-type="string" office:string-value="Typing tableview/tablecolumn" calcext:value-type="string">
            <text:p>Typing tableview/tablecolumn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table:number-columns-repeated="6"/>
          <table:table-cell table:formula="of:=[IT3.D51]" office:value-type="string" office:string-value="Tanguy" calcext:value-type="string">
            <text:p>Tanguy</text:p>
          </table:table-cell>
          <table:table-cell table:formula="of:=[IT3.E51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52]" office:value-type="string" office:string-value="Upgrade map view" calcext:value-type="string">
            <text:p>Upgrade map view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5"/>
          <table:table-cell table:formula="of:=[IT3.D52]" office:value-type="string" office:string-value="Tanguy" calcext:value-type="string">
            <text:p>Tanguy</text:p>
          </table:table-cell>
          <table:table-cell table:formula="of:=[IT3.E52]" office:value-type="string" office:string-value="Benjamin" calcext:value-type="string">
            <text:p>Benjamin</text:p>
          </table:table-cell>
          <table:table-cell table:number-columns-repeated="1007"/>
        </table:table-row>
        <table:table-row table:style-name="ro1">
          <table:table-cell table:formula="of:=[IT3.C53]" office:value-type="string" office:string-value="Fix spinner" calcext:value-type="string">
            <text:p>Fix spinner</text:p>
          </table:table-cell>
          <table:table-cell table:number-columns-repeated="9"/>
          <table:table-cell office:value-type="float" office:value="0.4" calcext:value-type="float">
            <text:p>0.4</text:p>
          </table:table-cell>
          <table:table-cell table:number-columns-repeated="4"/>
          <table:table-cell table:formula="of:=[IT3.D53]" office:value-type="string" office:string-value="Tanguy" calcext:value-type="string">
            <text:p>Tanguy</text:p>
          </table:table-cell>
          <table:table-cell table:formula="of:=[IT3.E53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IT3.C54]" office:value-type="string" office:string-value="Import menu button" calcext:value-type="string">
            <text:p>Import menu button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.3" calcext:value-type="float">
            <text:p>1.3</text:p>
          </table:table-cell>
          <table:table-cell table:number-columns-repeated="3"/>
          <table:table-cell table:formula="of:=[IT3.D86]" office:value-type="float" office:value="0" calcext:value-type="float">
            <text:p>0</text:p>
          </table:table-cell>
          <table:table-cell table:formula="of:=[IT3.E8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55]" office:value-type="string" office:string-value="Add ingredient + test" calcext:value-type="string">
            <text:p>Add ingredient + test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table:formula="of:=[IT3.C56]" office:value-type="string" office:string-value="Fix import menu" calcext:value-type="string">
            <text:p>Fix import menu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2"/>
          <table:table-cell table:formula="of:=[IT3.E56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3.C57]" office:value-type="string" office:string-value="Update controller and planning" calcext:value-type="string">
            <text:p>Update controller and planning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10"/>
          <table:table-cell table:formula="of:=[IT3.E57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3.C58]" office:value-type="string" office:string-value="Fix warning 1 and 2 (two tasks)" calcext:value-type="string">
            <text:p>Fix warning 1 and 2 (two tasks)</text:p>
          </table:table-cell>
          <table:table-cell table:number-columns-repeated="8"/>
          <table:table-cell office:value-type="float" office:value="1.5" calcext:value-type="float">
            <text:p>1.5</text:p>
          </table:table-cell>
          <table:table-cell table:number-columns-repeated="6"/>
          <table:table-cell table:formula="of:=[IT3.E58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3.C59]" office:value-type="string" office:string-value="Refactor tests" calcext:value-type="string">
            <text:p>Refactor tests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6"/>
          <table:table-cell table:formula="of:=[IT3.E59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IT3.C60]" office:value-type="string" office:string-value="Avoid double item in shopping list" calcext:value-type="string">
            <text:p>Avoid double item in shopping list</text:p>
          </table:table-cell>
          <table:table-cell table:number-columns-repeated="8"/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 table:formula="of:=[IT3.C61]" office:value-type="string" office:string-value="Upgrade updateToView code" calcext:value-type="string">
            <text:p>Upgrade updateToView code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12"/>
          <table:table-cell table:style-name="ce49" table:number-columns-repeated="1002"/>
        </table:table-row>
        <table:table-row table:style-name="ro1">
          <table:table-cell table:formula="of:=[IT3.C62]" office:value-type="string" office:string-value="Fix price bug" calcext:value-type="string">
            <text:p>Fix price bug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table:number-columns-repeated="1011"/>
        </table:table-row>
        <table:table-row table:style-name="ro1">
          <table:table-cell table:formula="of:=[IT3.C63]" office:value-type="string" office:string-value="Fix shopping list double bug" calcext:value-type="string">
            <text:p>Fix shopping list double bug</text:p>
          </table:table-cell>
          <table:table-cell table:number-columns-repeated="1023"/>
        </table:table-row>
        <table:table-row table:style-name="ro1">
          <table:table-cell table:formula="of:=[IT3.C64]" office:value-type="string" office:string-value="Fix bug + prepare demo" calcext:value-type="string">
            <text:p>Fix bug + prepare demo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IT3.C65]" office:value-type="string" office:string-value="Code quality and fix warnings" calcext:value-type="string">
            <text:p>Code quality and fix warnings</text:p>
          </table:table-cell>
          <table:table-cell table:number-columns-repeated="1023"/>
        </table:table-row>
        <table:table-row table:style-name="ro1">
          <table:table-cell table:formula="of:=[IT3.C66]" office:value-type="string" office:string-value="Refactor exceptions" calcext:value-type="string">
            <text:p>Refactor exception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[IT3.C67]" office:value-type="string" office:string-value="Code refactoring" calcext:value-type="string">
            <text:p>Code refactoring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3.C68]" office:value-type="string" office:string-value="Burndown maintenance" calcext:value-type="string">
            <text:p>Burndown maintenance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3.C69]" office:value-type="string" office:string-value="Ajout méthode conversion Menu vers ShoppingList" calcext:value-type="string">
            <text:p>Ajout méthode conversion Menu vers ShoppingList</text:p>
          </table:table-cell>
          <table:table-cell table:number-columns-repeated="13"/>
          <table:table-cell table:formula="of:=[$IT3.F69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formula="of:=[IT3.C70]" office:value-type="string" office:string-value="Ajout tests méthode conversion Menu Vers ShoppingList" calcext:value-type="string">
            <text:p>Ajout tests méthode conversion Menu Vers ShoppingList</text:p>
          </table:table-cell>
          <table:table-cell table:style-name="Default" table:number-columns-repeated="13"/>
          <table:table-cell table:formula="of:=[$IT3.F70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formula="of:=[IT3.C71]" office:value-type="string" office:string-value="Add recipe cooking style" calcext:value-type="string">
            <text:p>Add recipe cooking style</text:p>
          </table:table-cell>
          <table:table-cell table:style-name="Default" table:number-columns-repeated="13"/>
          <table:table-cell table:formula="of:=[$IT3.F71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3.C72]" office:value-type="string" office:string-value="Add recipe type" calcext:value-type="string">
            <text:p>Add recipe type</text:p>
          </table:table-cell>
          <table:table-cell table:number-columns-repeated="13"/>
          <table:table-cell table:formula="of:=[$IT3.F72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3.C73]" office:value-type="string" office:string-value="Add recipe" calcext:value-type="string">
            <text:p>Add recipe</text:p>
          </table:table-cell>
          <table:table-cell table:number-columns-repeated="13"/>
          <table:table-cell table:formula="of:=[$IT3.F73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formula="of:=[IT3.C74]" office:value-type="string" office:string-value="Test importJson" calcext:value-type="string">
            <text:p>Test importJson</text:p>
          </table:table-cell>
          <table:table-cell table:number-columns-repeated="13"/>
          <table:table-cell table:formula="of:=[$IT3.F74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MS :</text:p>
          </table:table-cell>
          <table:table-cell table:formula="of:=SUM([.B32:.B69])" office:value-type="float" office:value="4" calcext:value-type="float">
            <text:p>4</text:p>
          </table:table-cell>
          <table:table-cell table:formula="of:=SUM([.C32:.C69])" office:value-type="float" office:value="1.5" calcext:value-type="float">
            <text:p>1.5</text:p>
          </table:table-cell>
          <table:table-cell table:formula="of:=SUM([.D32:.D69])" office:value-type="float" office:value="2.6" calcext:value-type="float">
            <text:p>2.6</text:p>
          </table:table-cell>
          <table:table-cell table:formula="of:=SUM([.E32:.E69])" office:value-type="float" office:value="3.1" calcext:value-type="float">
            <text:p>3.1</text:p>
          </table:table-cell>
          <table:table-cell table:formula="of:=SUM([.F32:.F69])" office:value-type="float" office:value="9.8" calcext:value-type="float">
            <text:p>9.8</text:p>
          </table:table-cell>
          <table:table-cell table:formula="of:=SUM([.G32:.G69])" office:value-type="float" office:value="0" calcext:value-type="float">
            <text:p>0</text:p>
          </table:table-cell>
          <table:table-cell table:formula="of:=SUM([.H32:.H69])" office:value-type="float" office:value="4.25" calcext:value-type="float">
            <text:p>4.25</text:p>
          </table:table-cell>
          <table:table-cell table:formula="of:=SUM([.I32:.I69])" office:value-type="float" office:value="3.5" calcext:value-type="float">
            <text:p>3.5</text:p>
          </table:table-cell>
          <table:table-cell table:formula="of:=SUM([.J32:.J69])" office:value-type="float" office:value="7.9" calcext:value-type="float">
            <text:p>7.9</text:p>
          </table:table-cell>
          <table:table-cell table:formula="of:=SUM([.K32:.K69])" office:value-type="float" office:value="2.4" calcext:value-type="float">
            <text:p>2.4</text:p>
          </table:table-cell>
          <table:table-cell table:formula="of:=SUM([.L32:.L69])" office:value-type="float" office:value="1.3" calcext:value-type="float">
            <text:p>1.3</text:p>
          </table:table-cell>
          <table:table-cell table:formula="of:=SUM([.M32:.M69])" office:value-type="float" office:value="0.8" calcext:value-type="float">
            <text:p>0.8</text:p>
          </table:table-cell>
          <table:table-cell table:formula="of:=SUM([.N32:.N69])" office:value-type="float" office:value="0" calcext:value-type="float">
            <text:p>0</text:p>
          </table:table-cell>
          <table:table-cell table:formula="of:=SUM([.O32:.O69]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9" table:formula="of:=[IT3.C101]" office:value-type="string" office:string-value="HISTOIRE 8" calcext:value-type="string">
            <text:p>HISTOIRE 8</text:p>
          </table:table-cell>
          <table:table-cell table:style-name="ce49" table:number-columns-repeated="21"/>
          <table:table-cell table:number-columns-repeated="1002"/>
        </table:table-row>
        <table:table-row table:style-name="ro1">
          <table:table-cell table:formula="of:=[IT3.C103]" office:value-type="string" office:string-value="Research shortests paths" calcext:value-type="string">
            <text:p>Research shortests path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formula="of:=[IT3.G103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IT3.C104]" office:value-type="string" office:string-value="Home address for map" calcext:value-type="string">
            <text:p>Home address for map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table:formula="of:=[IT3.G104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IT3.C105]" office:value-type="string" office:string-value="Home address for map 2" calcext:value-type="string">
            <text:p>Home address for map 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formula="of:=[IT3.G105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IT3.C106]" office:value-type="string" office:string-value="Add button find the shortests path" calcext:value-type="string">
            <text:p>Add button find the shortests path</text:p>
          </table:table-cell>
          <table:table-cell table:number-columns-repeated="13"/>
          <table:table-cell table:formula="of:=[IT3.F106]" office:value-type="float" office:value="0.5" calcext:value-type="float">
            <text:p>0.5</text:p>
          </table:table-cell>
          <table:table-cell/>
          <table:table-cell table:formula="of:=[IT3.G106]" office:value-type="float" office:value="0.5" calcext:value-type="float">
            <text:p>0.5</text:p>
          </table:table-cell>
          <table:table-cell table:number-columns-repeated="1007"/>
        </table:table-row>
        <table:table-row table:style-name="ro1">
          <table:table-cell table:formula="of:=[IT3.C107]" office:value-type="string" office:string-value="Error management , bug correction" calcext:value-type="string">
            <text:p>Error management , bug correction</text:p>
          </table:table-cell>
          <table:table-cell table:number-columns-repeated="13"/>
          <table:table-cell table:formula="of:=[IT3.F107]" office:value-type="float" office:value="2" calcext:value-type="float">
            <text:p>2</text:p>
          </table:table-cell>
          <table:table-cell/>
          <table:table-cell table:formula="of:=[IT3.G107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IT3.C108]" office:value-type="string" office:string-value="Create Model Map" calcext:value-type="string">
            <text:p>Create Model Map</text:p>
          </table:table-cell>
          <table:table-cell table:number-columns-repeated="13"/>
          <table:table-cell table:formula="of:=[IT3.F108]" office:value-type="float" office:value="2" calcext:value-type="float">
            <text:p>2</text:p>
          </table:table-cell>
          <table:table-cell/>
          <table:table-cell table:formula="of:=[IT3.G108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IT3.C109]" office:value-type="string" office:string-value="Refactor map and add shortest path button" calcext:value-type="string">
            <text:p>Refactor map and add shortest path button</text:p>
          </table:table-cell>
          <table:table-cell table:number-columns-repeated="13"/>
          <table:table-cell table:formula="of:=[IT3.F109]" office:value-type="float" office:value="4" calcext:value-type="float">
            <text:p>4</text:p>
          </table:table-cell>
          <table:table-cell/>
          <table:table-cell table:formula="of:=[IT3.G109]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formula="of:=[IT3.C110]" office:value-type="string" office:string-value="mapViewController delete thread cannot use path" calcext:value-type="string">
            <text:p>mapViewController delete thread cannot use path</text:p>
          </table:table-cell>
          <table:table-cell table:number-columns-repeated="13"/>
          <table:table-cell table:formula="of:=[IT3.F110]" office:value-type="float" office:value="2" calcext:value-type="float">
            <text:p>2</text:p>
          </table:table-cell>
          <table:table-cell/>
          <table:table-cell table:formula="of:=[IT3.G110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IT3.C111]" office:value-type="string" office:string-value="Add shortests path with travel mode" calcext:value-type="string">
            <text:p>Add shortests path with travel mode</text:p>
          </table:table-cell>
          <table:table-cell table:number-columns-repeated="13"/>
          <table:table-cell table:formula="of:=[IT3.F111]" office:value-type="float" office:value="4" calcext:value-type="float">
            <text:p>4</text:p>
          </table:table-cell>
          <table:table-cell/>
          <table:table-cell table:formula="of:=[IT3.G111]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formula="of:=[IT3.C112]" office:value-type="string" office:string-value="Bug correction shortests path" calcext:value-type="string">
            <text:p>Bug correction shortests path</text:p>
          </table:table-cell>
          <table:table-cell table:number-columns-repeated="13"/>
          <table:table-cell table:formula="of:=[IT3.F112]" office:value-type="float" office:value="4" calcext:value-type="float">
            <text:p>4</text:p>
          </table:table-cell>
          <table:table-cell/>
          <table:table-cell table:formula="of:=[IT3.G112]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formula="of:=[IT3.C113]" office:value-type="string" office:string-value="Delete and split useless path method" calcext:value-type="string">
            <text:p>Delete and split useless path method</text:p>
          </table:table-cell>
          <table:table-cell table:number-columns-repeated="13"/>
          <table:table-cell table:formula="of:=[IT3.F113]" office:value-type="float" office:value="2" calcext:value-type="float">
            <text:p>2</text:p>
          </table:table-cell>
          <table:table-cell/>
          <table:table-cell table:formula="of:=[IT3.G113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IT3.C114]" office:value-type="string" office:string-value="Upgrade map view" calcext:value-type="string">
            <text:p>Upgrade map view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table:formula="of:=[IT3.G114]" office:value-type="float" office:value="0.5" calcext:value-type="float">
            <text:p>0.5</text:p>
          </table:table-cell>
          <table:table-cell table:number-columns-repeated="1007"/>
        </table:table-row>
        <table:table-row table:style-name="ro1">
          <table:table-cell table:formula="of:=[IT3.C115]" office:value-type="string" office:string-value="fix route jar" calcext:value-type="string">
            <text:p>fix route jar</text:p>
          </table:table-cell>
          <table:table-cell table:number-columns-repeated="13"/>
          <table:table-cell table:formula="of:=[$IT3.F115]" office:value-type="float" office:value="1" calcext:value-type="float">
            <text:p>1</text:p>
          </table:table-cell>
          <table:table-cell/>
          <table:table-cell table:formula="of:=[IT3.G115]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formula="of:=[IT3.C116]" office:value-type="float" office:value="0" calcext:value-type="float">
            <text:p>0</text:p>
          </table:table-cell>
          <table:table-cell table:number-columns-repeated="15"/>
          <table:table-cell table:formula="of:=[IT3.G11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17]" office:value-type="float" office:value="0" calcext:value-type="float">
            <text:p>0</text:p>
          </table:table-cell>
          <table:table-cell table:number-columns-repeated="15"/>
          <table:table-cell table:formula="of:=[IT3.G117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18]" office:value-type="float" office:value="0" calcext:value-type="float">
            <text:p>0</text:p>
          </table:table-cell>
          <table:table-cell table:number-columns-repeated="15"/>
          <table:table-cell table:formula="of:=[IT3.G118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19]" office:value-type="float" office:value="0" calcext:value-type="float">
            <text:p>0</text:p>
          </table:table-cell>
          <table:table-cell table:number-columns-repeated="15"/>
          <table:table-cell table:formula="of:=[IT3.G119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20]" office:value-type="float" office:value="0" calcext:value-type="float">
            <text:p>0</text:p>
          </table:table-cell>
          <table:table-cell table:number-columns-repeated="15"/>
          <table:table-cell table:formula="of:=[IT3.G12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21]" office:value-type="float" office:value="0" calcext:value-type="float">
            <text:p>0</text:p>
          </table:table-cell>
          <table:table-cell table:number-columns-repeated="15"/>
          <table:table-cell table:formula="of:=[IT3.G12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22]" office:value-type="float" office:value="0" calcext:value-type="float">
            <text:p>0</text:p>
          </table:table-cell>
          <table:table-cell table:number-columns-repeated="15"/>
          <table:table-cell table:formula="of:=[IT3.G12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23]" office:value-type="float" office:value="0" calcext:value-type="float">
            <text:p>0</text:p>
          </table:table-cell>
          <table:table-cell table:number-columns-repeated="15"/>
          <table:table-cell table:formula="of:=[IT3.G12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24]" office:value-type="float" office:value="0" calcext:value-type="float">
            <text:p>0</text:p>
          </table:table-cell>
          <table:table-cell table:number-columns-repeated="15"/>
          <table:table-cell table:formula="of:=[IT3.G124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25]" office:value-type="float" office:value="0" calcext:value-type="float">
            <text:p>0</text:p>
          </table:table-cell>
          <table:table-cell table:number-columns-repeated="15"/>
          <table:table-cell table:formula="of:=[IT3.G12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IT3.C126]" office:value-type="string" office:string-value="Total" calcext:value-type="string">
            <text:p>To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S:</text:p>
          </table:table-cell>
          <table:table-cell table:formula="of:=SUM([.B78:.B101])" office:value-type="float" office:value="2.5" calcext:value-type="float">
            <text:p>2.5</text:p>
          </table:table-cell>
          <table:table-cell table:formula="of:=SUM([.C78:.C101])" office:value-type="float" office:value="0" calcext:value-type="float">
            <text:p>0</text:p>
          </table:table-cell>
          <table:table-cell table:formula="of:=SUM([.D78:.D101])" office:value-type="float" office:value="4" calcext:value-type="float">
            <text:p>4</text:p>
          </table:table-cell>
          <table:table-cell table:formula="of:=SUM([.E78:.E101])" office:value-type="float" office:value="0" calcext:value-type="float">
            <text:p>0</text:p>
          </table:table-cell>
          <table:table-cell table:formula="of:=SUM([.F78:.F101])" office:value-type="float" office:value="0" calcext:value-type="float">
            <text:p>0</text:p>
          </table:table-cell>
          <table:table-cell table:formula="of:=SUM([.G78:.G101])" office:value-type="float" office:value="0" calcext:value-type="float">
            <text:p>0</text:p>
          </table:table-cell>
          <table:table-cell table:formula="of:=SUM([.H78:.H101])" office:value-type="float" office:value="0" calcext:value-type="float">
            <text:p>0</text:p>
          </table:table-cell>
          <table:table-cell table:formula="of:=SUM([.I78:.I101])" office:value-type="float" office:value="0" calcext:value-type="float">
            <text:p>0</text:p>
          </table:table-cell>
          <table:table-cell table:formula="of:=SUM([.J78:.J101])" office:value-type="float" office:value="0" calcext:value-type="float">
            <text:p>0</text:p>
          </table:table-cell>
          <table:table-cell table:formula="of:=SUM([.K78:.K101])" office:value-type="float" office:value="0" calcext:value-type="float">
            <text:p>0</text:p>
          </table:table-cell>
          <table:table-cell table:formula="of:=SUM([.L78:.L101])" office:value-type="float" office:value="0" calcext:value-type="float">
            <text:p>0</text:p>
          </table:table-cell>
          <table:table-cell table:formula="of:=SUM([.M78:.M101])" office:value-type="float" office:value="0" calcext:value-type="float">
            <text:p>0</text:p>
          </table:table-cell>
          <table:table-cell table:formula="of:=SUM([.N78:.N101])" office:value-type="float" office:value="0" calcext:value-type="float">
            <text:p>0</text:p>
          </table:table-cell>
          <table:table-cell table:formula="of:=SUM([.O78:.O101])" office:value-type="float" office:value="21.5" calcext:value-type="float">
            <text:p>21.5</text:p>
          </table:table-cell>
          <table:table-cell table:number-columns-repeated="100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4" table:style-name="ta2">
        <table:shapes>
          <draw:frame draw:z-index="0" draw:name="Graphique 3" draw:style-name="gr1" svg:width="6.3028in" svg:height="3.5433in" svg:x="9.1449in" svg:y="4.5657in">
            <draw:object draw:notify-on-update-of-ranges="IT4.J4:IT4.J19 IT4.Q3:IT4.Q3 IT4.Q4:IT4.Q19 IT4.R3:IT4.R3 IT4.R4:IT4.R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visibility="collapse" table:number-columns-repeated="2" table:default-cell-style-name="ce1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11" table:visibility="collapse" table:number-columns-repeated="2" table:default-cell-style-name="ce26"/>
        <table:table-column table:style-name="co11" table:number-columns-repeated="3" table:default-cell-style-name="ce26"/>
        <table:table-column table:style-name="co16" table:default-cell-style-name="ce26"/>
        <table:table-column table:style-name="co11" table:number-columns-repeated="246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50" table:default-cell-style-name="ce26"/>
        <table:table-column table:style-name="co12" table:default-cell-style-name="ce26"/>
        <table:table-column table:style-name="co13" table:default-cell-style-name="ce26"/>
        <table:table-column table:style-name="co7" table:default-cell-style-name="ce26"/>
        <table:table-column table:style-name="co14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6" table:default-cell-style-name="ce26"/>
        <table:table-column table:style-name="co5" table:default-cell-style-name="ce1"/>
        <table:table-row table:style-name="ro1">
          <table:table-cell table:number-columns-repeated="10"/>
          <table:table-cell table:style-name="ce5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27" table:number-columns-repeated="2"/>
          <table:table-cell table:number-columns-repeated="1008"/>
        </table:table-row>
        <table:table-row table:style-name="ro2">
          <table:table-cell table:number-columns-repeated="2"/>
          <table:table-cell table:style-name="ce56" office:value-type="string" calcext:value-type="string" table:number-columns-spanned="5" table:number-rows-spanned="1">
            <text:p>Améliorations &amp; Refactoring</text:p>
          </table:table-cell>
          <table:covered-table-cell table:number-columns-repeated="4"/>
          <table:table-cell table:number-columns-repeated="3"/>
          <table:table-cell table:style-name="ce52" table:number-columns-spanned="2" table:number-rows-spanned="1"/>
          <table:covered-table-cell/>
          <table:table-cell table:style-name="ce52" office:value-type="string" calcext:value-type="string" table:number-columns-spanned="2" table:number-rows-spanned="1">
            <text:p>Améliorations &amp; Refactoring</text:p>
          </table:table-cell>
          <table:covered-table-cell/>
          <table:table-cell table:style-name="ce1" table:formula="of:=[.C73]" office:value-type="string" office:string-value="Android App" calcext:value-type="string" table:number-columns-spanned="2" table:number-rows-spanned="1">
            <text:p>Android App</text:p>
          </table:table-cell>
          <table:covered-table-cell/>
          <table:table-cell table:style-name="ce5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41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2"/>
          <table:table-cell table:style-name="ce30" office:value-type="string" calcext:value-type="string">
            <text:p>Jour</text:p>
          </table:table-cell>
          <table:table-cell table:style-name="ce52" table:number-columns-repeated="2"/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style-name="ce52" office:value-type="string" calcext:value-type="string">
            <text:p>Idéal</text:p>
          </table:table-cell>
          <table:table-cell table:style-name="ce52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dding pictures</text:p>
          </table:table-cell>
          <table:table-cell table:style-name="ce31" office:value-type="string" calcext:value-type="string">
            <text:p>Son</text:p>
          </table:table-cell>
          <table:table-cell table:style-name="ce37" office:value-type="string" calcext:value-type="string">
            <text:p>Tanguy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33"/>
          <table:table-cell table:style-name="ce1" office:value-type="float" office:value="0" calcext:value-type="float">
            <text:p>0</text:p>
          </table:table-cell>
          <table:table-cell table:style-name="ce58"/>
          <table:table-cell table:style-name="ce34"/>
          <table:table-cell table:style-name="ce58" table:formula="of:=[.F58]" office:value-type="float" office:value="37.7" calcext:value-type="float">
            <text:p>37.7</text:p>
          </table:table-cell>
          <table:table-cell table:style-name="ce34" table:formula="of:=[.G58]" office:value-type="float" office:value="42.3" calcext:value-type="float">
            <text:p>42.3</text:p>
          </table:table-cell>
          <table:table-cell table:style-name="ce58" table:formula="of:=[.F123]" office:value-type="float" office:value="77" calcext:value-type="float">
            <text:p>77</text:p>
          </table:table-cell>
          <table:table-cell table:style-name="ce34" table:formula="of:=[.F123]" office:value-type="float" office:value="77" calcext:value-type="float">
            <text:p>77</text:p>
          </table:table-cell>
          <table:table-cell table:style-name="ce36" table:number-columns-repeated="2"/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dding pictures 2</text:p>
          </table:table-cell>
          <table:table-cell table:style-name="ce31" office:value-type="string" calcext:value-type="string">
            <text:p>Son</text:p>
          </table:table-cell>
          <table:table-cell table:style-name="ce37" office:value-type="string" calcext:value-type="string">
            <text:p>Ben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1" calcext:value-type="float">
            <text:p>1</text:p>
          </table:table-cell>
          <table:table-cell table:style-name="ce60"/>
          <table:table-cell table:style-name="ce34"/>
          <table:table-cell table:style-name="ce60" table:formula="of:=[.$G$58]-([.J5]*[.$I$26])" office:value-type="float" office:value="39.2785714285714" calcext:value-type="float">
            <text:p>39.2785714285714</text:p>
          </table:table-cell>
          <table:table-cell table:style-name="ce34" table:formula="of:=[.F58]-[IT4_Hour_Log.B46]" office:value-type="float" office:value="33.6" calcext:value-type="float">
            <text:p>33.6</text:p>
          </table:table-cell>
          <table:table-cell table:style-name="ce60" table:formula="of:=[.$G$123]-([.J5]*[.$I$27])" office:value-type="float" office:value="73.3571428571429" calcext:value-type="float">
            <text:p>73.3571428571429</text:p>
          </table:table-cell>
          <table:table-cell table:style-name="ce34" table:formula="of:=[.F123]-[IT4_Hour_Log.B102]" office:value-type="float" office:value="74" calcext:value-type="float">
            <text:p>74</text:p>
          </table:table-cell>
          <table:table-cell table:style-name="ce36" table:formula="of:=[.K5]+[.M5]+[.O5]" office:value-type="float" office:value="112.635714285714" calcext:value-type="float">
            <text:p>112.635714285714</text:p>
          </table:table-cell>
          <table:table-cell table:style-name="ce36" table:formula="of:=[.L5]+[.N5]+[.P5]" office:value-type="float" office:value="107.6" calcext:value-type="float">
            <text:p>107.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Warnings and code quality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Matthias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2" calcext:value-type="float">
            <text:p>2</text:p>
          </table:table-cell>
          <table:table-cell table:style-name="ce60"/>
          <table:table-cell table:style-name="ce34"/>
          <table:table-cell table:style-name="ce60" table:formula="of:=[.$G$58]-([.J6]*[.$I$26])" office:value-type="float" office:value="36.2571428571429" calcext:value-type="float">
            <text:p>36.2571428571429</text:p>
          </table:table-cell>
          <table:table-cell table:style-name="ce34" table:formula="of:=[.F58]-SUM([IT4_Hour_Log.B46:.C46])" office:value-type="float" office:value="26.8" calcext:value-type="float">
            <text:p>26.8</text:p>
          </table:table-cell>
          <table:table-cell table:style-name="ce60" table:formula="of:=[.$G$123]-([.J6]*[.$I$27])" office:value-type="float" office:value="67.7142857142857" calcext:value-type="float">
            <text:p>67.7142857142857</text:p>
          </table:table-cell>
          <table:table-cell table:style-name="ce34" table:formula="of:=[.F123]-SUM([IT4_Hour_Log.B102:.C102])" office:value-type="float" office:value="70" calcext:value-type="float">
            <text:p>70</text:p>
          </table:table-cell>
          <table:table-cell table:style-name="ce36" table:formula="of:=[.K6]+[.M6]+[.O6]" office:value-type="float" office:value="103.971428571429" calcext:value-type="float">
            <text:p>103.971428571429</text:p>
          </table:table-cell>
          <table:table-cell table:style-name="ce36" table:formula="of:=[.L6]+[.N6]+[.P6]" office:value-type="float" office:value="96.8" calcext:value-type="float">
            <text:p>96.8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ce31" office:value-type="string" calcext:value-type="string">
            <text:p>Method refactoring</text:p>
          </table:table-cell>
          <table:table-cell table:style-name="ce31" office:value-type="string" calcext:value-type="string">
            <text:p>Alexis </text:p>
          </table:table-cell>
          <table:table-cell table:style-name="ce37" office:value-type="string" calcext:value-type="string">
            <text:p>Matthias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59"/>
          <table:table-cell table:style-name="ce34" office:value-type="float" office:value="3" calcext:value-type="float">
            <text:p>3</text:p>
          </table:table-cell>
          <table:table-cell table:style-name="ce60"/>
          <table:table-cell table:style-name="ce34"/>
          <table:table-cell table:style-name="ce60" table:formula="of:=[.$G$58]-([.J7]*[.$I$26])" office:value-type="float" office:value="33.2357142857143" calcext:value-type="float">
            <text:p>33.2357142857143</text:p>
          </table:table-cell>
          <table:table-cell table:style-name="ce34" table:formula="of:=[.F58]-SUM([IT4_Hour_Log.B46:.D46])" office:value-type="float" office:value="26.6" calcext:value-type="float">
            <text:p>26.6</text:p>
          </table:table-cell>
          <table:table-cell table:style-name="ce60" table:formula="of:=[.$G$123]-([.J7]*[.$I$27])" office:value-type="float" office:value="62.0714285714286" calcext:value-type="float">
            <text:p>62.0714285714286</text:p>
          </table:table-cell>
          <table:table-cell table:style-name="ce34" table:formula="of:=[.F123]-SUM([IT4_Hour_Log.B102:.D102])" office:value-type="float" office:value="68" calcext:value-type="float">
            <text:p>68</text:p>
          </table:table-cell>
          <table:table-cell table:style-name="ce36" table:formula="of:=[.K7]+[.M7]+[.O7]" office:value-type="float" office:value="95.3071428571429" calcext:value-type="float">
            <text:p>95.3071428571429</text:p>
          </table:table-cell>
          <table:table-cell table:style-name="ce36" table:formula="of:=[.L7]+[.N7]+[.P7]" office:value-type="float" office:value="94.6" calcext:value-type="float">
            <text:p>94.6</text:p>
          </table:table-cell>
          <table:table-cell table:number-columns-repeated="1006"/>
        </table:table-row>
        <table:table-row table:style-name="ro8">
          <table:table-cell table:number-columns-repeated="2"/>
          <table:table-cell table:style-name="ce31" office:value-type="string" calcext:value-type="string">
            <text:p>Recipe images</text:p>
          </table:table-cell>
          <table:table-cell table:style-name="ce31" office:value-type="string" calcext:value-type="string">
            <text:p>Ben</text:p>
          </table:table-cell>
          <table:table-cell table:style-name="ce37" office:value-type="string" calcext:value-type="string">
            <text:p>Son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59"/>
          <table:table-cell table:style-name="ce34" office:value-type="float" office:value="4" calcext:value-type="float">
            <text:p>4</text:p>
          </table:table-cell>
          <table:table-cell table:style-name="ce60"/>
          <table:table-cell table:style-name="ce34"/>
          <table:table-cell table:style-name="ce60" table:formula="of:=[.$G$58]-([.J8]*[.$I$26])" office:value-type="float" office:value="30.2142857142857" calcext:value-type="float">
            <text:p>30.2142857142857</text:p>
          </table:table-cell>
          <table:table-cell table:style-name="ce34" table:formula="of:=[.F58]-SUM([IT4_Hour_Log.B46:.E46])" office:value-type="float" office:value="25.6" calcext:value-type="float">
            <text:p>25.6</text:p>
          </table:table-cell>
          <table:table-cell table:style-name="ce60" table:formula="of:=[.$G$123]-([.J8]*[.$I$27])" office:value-type="float" office:value="56.4285714285714" calcext:value-type="float">
            <text:p>56.4285714285714</text:p>
          </table:table-cell>
          <table:table-cell table:style-name="ce34" table:formula="of:=[.F123]-SUM([IT4_Hour_Log.B102:.E102])" office:value-type="float" office:value="59" calcext:value-type="float">
            <text:p>59</text:p>
          </table:table-cell>
          <table:table-cell table:style-name="ce36" table:formula="of:=[.K8]+[.M8]+[.O8]" office:value-type="float" office:value="86.6428571428571" calcext:value-type="float">
            <text:p>86.6428571428571</text:p>
          </table:table-cell>
          <table:table-cell table:style-name="ce36" table:formula="of:=[.L8]+[.N8]+[.P8]" office:value-type="float" office:value="84.6" calcext:value-type="float">
            <text:p>84.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Recipe images 2</text:p>
          </table:table-cell>
          <table:table-cell table:style-name="ce31" office:value-type="string" calcext:value-type="string">
            <text:p>Ben</text:p>
          </table:table-cell>
          <table:table-cell table:style-name="ce37" office:value-type="string" calcext:value-type="string">
            <text:p>Tanguy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5" calcext:value-type="float">
            <text:p>5</text:p>
          </table:table-cell>
          <table:table-cell table:style-name="ce60"/>
          <table:table-cell table:style-name="ce34"/>
          <table:table-cell table:style-name="ce60" table:formula="of:=[.$G$58]-([.J9]*[.$I$26])" office:value-type="float" office:value="27.1928571428571" calcext:value-type="float">
            <text:p>27.1928571428571</text:p>
          </table:table-cell>
          <table:table-cell table:style-name="ce34" table:formula="of:=[.F58]-SUM([IT4_Hour_Log.B46:.F46])" office:value-type="float" office:value="23.6" calcext:value-type="float">
            <text:p>23.6</text:p>
          </table:table-cell>
          <table:table-cell table:style-name="ce60" table:formula="of:=[.$G$123]-([.J9]*[.$I$27])" office:value-type="float" office:value="50.7857142857143" calcext:value-type="float">
            <text:p>50.7857142857143</text:p>
          </table:table-cell>
          <table:table-cell table:style-name="ce34" table:formula="of:=[.F123]-SUM([IT4_Hour_Log.B102:.F102])" office:value-type="float" office:value="48" calcext:value-type="float">
            <text:p>48</text:p>
          </table:table-cell>
          <table:table-cell table:style-name="ce36" table:formula="of:=[.K9]+[.M9]+[.O9]" office:value-type="float" office:value="77.9785714285714" calcext:value-type="float">
            <text:p>77.9785714285714</text:p>
          </table:table-cell>
          <table:table-cell table:style-name="ce36" table:formula="of:=[.L9]+[.N9]+[.P9]" office:value-type="float" office:value="71.6" calcext:value-type="float">
            <text:p>71.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Bug fixing</text:p>
          </table:table-cell>
          <table:table-cell table:style-name="ce31" office:value-type="string" calcext:value-type="string">
            <text:p>Ben</text:p>
          </table:table-cell>
          <table:table-cell table:style-name="ce37"/>
          <table:table-cell table:number-columns-repeated="2" table:style-name="ce4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6" calcext:value-type="float">
            <text:p>6</text:p>
          </table:table-cell>
          <table:table-cell table:style-name="ce60"/>
          <table:table-cell table:style-name="ce34"/>
          <table:table-cell table:style-name="ce60" table:formula="of:=[.$G$58]-([.J10]*[.$I$26])" office:value-type="float" office:value="24.1714285714286" calcext:value-type="float">
            <text:p>24.1714285714286</text:p>
          </table:table-cell>
          <table:table-cell table:style-name="ce34" table:formula="of:=[.F58]-SUM([IT4_Hour_Log.B46:.G46])" office:value-type="float" office:value="18.6" calcext:value-type="float">
            <text:p>18.6</text:p>
          </table:table-cell>
          <table:table-cell table:style-name="ce60" table:formula="of:=[.$G$123]-([.J10]*[.$I$27])" office:value-type="float" office:value="45.1428571428571" calcext:value-type="float">
            <text:p>45.1428571428571</text:p>
          </table:table-cell>
          <table:table-cell table:style-name="ce34" table:formula="of:=[.F123]-SUM([IT4_Hour_Log.B102:.G102])" office:value-type="float" office:value="39" calcext:value-type="float">
            <text:p>39</text:p>
          </table:table-cell>
          <table:table-cell table:style-name="ce36" table:formula="of:=[.K10]+[.M10]+[.O10]" office:value-type="float" office:value="69.3142857142857" calcext:value-type="float">
            <text:p>69.3142857142857</text:p>
          </table:table-cell>
          <table:table-cell table:style-name="ce36" table:formula="of:=[.L10]+[.N10]+[.P10]" office:value-type="float" office:value="57.6" calcext:value-type="float">
            <text:p>57.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Refactoring</text:p>
          </table:table-cell>
          <table:table-cell table:style-name="ce31" office:value-type="string" calcext:value-type="string">
            <text:p>Ben</text:p>
          </table:table-cell>
          <table:table-cell table:style-name="ce37" office:value-type="string" calcext:value-type="string">
            <text:p>Romain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7" calcext:value-type="float">
            <text:p>7</text:p>
          </table:table-cell>
          <table:table-cell table:style-name="ce60"/>
          <table:table-cell table:style-name="ce34"/>
          <table:table-cell table:style-name="ce60" table:formula="of:=[.$G$58]-([.J11]*[.$I$26])" office:value-type="float" office:value="21.15" calcext:value-type="float">
            <text:p>21.15</text:p>
          </table:table-cell>
          <table:table-cell table:style-name="ce34" table:formula="of:=[.F58]-SUM([IT4_Hour_Log.B46:.H46])" office:value-type="float" office:value="16.6" calcext:value-type="float">
            <text:p>16.6</text:p>
          </table:table-cell>
          <table:table-cell table:style-name="ce60" table:formula="of:=[.$G$123]-([.J11]*[.$I$27])" office:value-type="float" office:value="39.5" calcext:value-type="float">
            <text:p>39.5</text:p>
          </table:table-cell>
          <table:table-cell table:style-name="ce34" table:formula="of:=[.F123]-SUM([IT4_Hour_Log.B102:.H102])" office:value-type="float" office:value="27" calcext:value-type="float">
            <text:p>27</text:p>
          </table:table-cell>
          <table:table-cell table:style-name="ce36" table:formula="of:=[.K11]+[.M11]+[.O11]" office:value-type="float" office:value="60.65" calcext:value-type="float">
            <text:p>60.65</text:p>
          </table:table-cell>
          <table:table-cell table:style-name="ce36" table:formula="of:=[.L11]+[.N11]+[.P11]" office:value-type="float" office:value="43.6" calcext:value-type="float">
            <text:p>43.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Client notes</text:p>
          </table:table-cell>
          <table:table-cell table:style-name="ce31" office:value-type="string" calcext:value-type="string">
            <text:p>Ben</text:p>
          </table:table-cell>
          <table:table-cell table:style-name="ce37" office:value-type="string" calcext:value-type="string">
            <text:p>Tangu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59"/>
          <table:table-cell table:style-name="ce34" office:value-type="float" office:value="8" calcext:value-type="float">
            <text:p>8</text:p>
          </table:table-cell>
          <table:table-cell table:style-name="ce60"/>
          <table:table-cell table:style-name="ce34"/>
          <table:table-cell table:style-name="ce60" table:formula="of:=[.$G$58]-([.J12]*[.$I$26])" office:value-type="float" office:value="18.1285714285714" calcext:value-type="float">
            <text:p>18.1285714285714</text:p>
          </table:table-cell>
          <table:table-cell table:style-name="ce34" table:formula="of:=[.F58]-SUM([IT4_Hour_Log.B46:.I46])" office:value-type="float" office:value="8.8" calcext:value-type="float">
            <text:p>8.8</text:p>
          </table:table-cell>
          <table:table-cell table:style-name="ce60" table:formula="of:=[.$G$123]-([.J12]*[.$I$27])" office:value-type="float" office:value="33.8571428571429" calcext:value-type="float">
            <text:p>33.8571428571429</text:p>
          </table:table-cell>
          <table:table-cell table:style-name="ce34" table:formula="of:=[.F123]-SUM([IT4_Hour_Log.B102:.I102])" office:value-type="float" office:value="18" calcext:value-type="float">
            <text:p>18</text:p>
          </table:table-cell>
          <table:table-cell table:style-name="ce36" table:formula="of:=[.K12]+[.M12]+[.O12]" office:value-type="float" office:value="51.9857142857143" calcext:value-type="float">
            <text:p>51.9857142857143</text:p>
          </table:table-cell>
          <table:table-cell table:style-name="ce36" table:formula="of:=[.L12]+[.N12]+[.P12]" office:value-type="float" office:value="26.8" calcext:value-type="float">
            <text:p>26.8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Default" office:value-type="string" calcext:value-type="string">
            <text:p>Travel modes en français</text:p>
          </table:table-cell>
          <table:table-cell table:style-name="ce31" office:value-type="string" calcext:value-type="string">
            <text:p>Ben</text:p>
          </table:table-cell>
          <table:table-cell table:style-name="ce37" office:value-type="string" calcext:value-type="string">
            <text:p>Tanguy</text:p>
          </table:table-cell>
          <table:table-cell table:number-columns-repeated="2" table:style-name="ce42" office:value-type="float" office:value="0.2" calcext:value-type="float">
            <text:p>0.2</text:p>
          </table:table-cell>
          <table:table-cell/>
          <table:table-cell table:style-name="ce59"/>
          <table:table-cell table:style-name="ce34" office:value-type="float" office:value="9" calcext:value-type="float">
            <text:p>9</text:p>
          </table:table-cell>
          <table:table-cell table:style-name="ce60"/>
          <table:table-cell table:style-name="ce34"/>
          <table:table-cell table:style-name="ce60" table:formula="of:=[.$G$58]-([.J13]*[.$I$26])" office:value-type="float" office:value="15.1071428571429" calcext:value-type="float">
            <text:p>15.1071428571429</text:p>
          </table:table-cell>
          <table:table-cell table:style-name="ce34" table:formula="of:=[.F58]-SUM([IT4_Hour_Log.B46:.J46])" office:value-type="float" office:value="8.8" calcext:value-type="float">
            <text:p>8.8</text:p>
          </table:table-cell>
          <table:table-cell table:style-name="ce60" table:formula="of:=[.$G$123]-([.J13]*[.$I$27])" office:value-type="float" office:value="28.2142857142857" calcext:value-type="float">
            <text:p>28.2142857142857</text:p>
          </table:table-cell>
          <table:table-cell table:style-name="ce34" table:formula="of:=[.F123]-SUM([IT4_Hour_Log.B102:.J102])" office:value-type="float" office:value="10" calcext:value-type="float">
            <text:p>10</text:p>
          </table:table-cell>
          <table:table-cell table:style-name="ce36" table:formula="of:=[.K13]+[.M13]+[.O13]" office:value-type="float" office:value="43.3214285714286" calcext:value-type="float">
            <text:p>43.3214285714286</text:p>
          </table:table-cell>
          <table:table-cell table:style-name="ce36" table:formula="of:=[.L13]+[.N13]+[.P13]" office:value-type="float" office:value="18.8" calcext:value-type="float">
            <text:p>18.8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vue CreateMenu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/>
          <table:table-cell table:style-name="ce59"/>
          <table:table-cell table:style-name="ce34" office:value-type="float" office:value="10" calcext:value-type="float">
            <text:p>10</text:p>
          </table:table-cell>
          <table:table-cell table:style-name="ce60"/>
          <table:table-cell table:style-name="ce34"/>
          <table:table-cell table:style-name="ce60" table:formula="of:=[.$G$58]-([.J14]*[.$I$26])" office:value-type="float" office:value="12.0857142857143" calcext:value-type="float">
            <text:p>12.0857142857143</text:p>
          </table:table-cell>
          <table:table-cell table:style-name="ce44" table:formula="of:=[.F58]-SUM([IT4_Hour_Log.B46:.K46])" office:value-type="float" office:value="8" calcext:value-type="float">
            <text:p>8</text:p>
          </table:table-cell>
          <table:table-cell table:style-name="ce60" table:formula="of:=[.$G$123]-([.J14]*[.$I$27])" office:value-type="float" office:value="22.5714285714286" calcext:value-type="float">
            <text:p>22.5714285714286</text:p>
          </table:table-cell>
          <table:table-cell table:style-name="ce34" table:formula="of:=[.F123]-SUM([IT4_Hour_Log.B102:.K102])" office:value-type="float" office:value="9" calcext:value-type="float">
            <text:p>9</text:p>
          </table:table-cell>
          <table:table-cell table:style-name="ce36" table:formula="of:=[.K14]+[.M14]+[.O14]" office:value-type="float" office:value="34.6571428571429" calcext:value-type="float">
            <text:p>34.6571428571429</text:p>
          </table:table-cell>
          <table:table-cell table:style-name="ce36" table:formula="of:=[.L14]+[.N14]+[.P14]" office:value-type="float" office:value="17" calcext:value-type="float">
            <text:p>1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vue DisplayMenu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</text:p>
          </table:table-cell>
          <table:table-cell table:style-name="ce42" office:value-type="float" office:value="0.2" calcext:value-type="float">
            <text:p>0.2</text:p>
          </table:table-cell>
          <table:table-cell table:style-name="ce135" office:value-type="float" office:value="0.2" calcext:value-type="float">
            <text:p>0.2</text:p>
          </table:table-cell>
          <table:table-cell/>
          <table:table-cell table:style-name="ce59"/>
          <table:table-cell table:style-name="ce34" office:value-type="float" office:value="11" calcext:value-type="float">
            <text:p>11</text:p>
          </table:table-cell>
          <table:table-cell table:style-name="ce60"/>
          <table:table-cell table:style-name="ce34"/>
          <table:table-cell table:style-name="ce60" table:formula="of:=[.$G$58]-([.J15]*[.$I$26])" office:value-type="float" office:value="9.06428571428571" calcext:value-type="float">
            <text:p>9.06428571428571</text:p>
          </table:table-cell>
          <table:table-cell table:style-name="ce34" table:formula="of:=[.F58]-SUM([IT4_Hour_Log.B46:.L46])" office:value-type="float" office:value="8" calcext:value-type="float">
            <text:p>8</text:p>
          </table:table-cell>
          <table:table-cell table:style-name="ce60" table:formula="of:=[.$G$123]-([.J15]*[.$I$27])" office:value-type="float" office:value="16.9285714285714" calcext:value-type="float">
            <text:p>16.9285714285714</text:p>
          </table:table-cell>
          <table:table-cell table:style-name="ce34" table:formula="of:=[.F123]-SUM([IT4_Hour_Log.B102:.L102])" office:value-type="float" office:value="7" calcext:value-type="float">
            <text:p>7</text:p>
          </table:table-cell>
          <table:table-cell table:style-name="ce36" table:formula="of:=[.K15]+[.M15]+[.O15]" office:value-type="float" office:value="25.9928571428571" calcext:value-type="float">
            <text:p>25.9928571428571</text:p>
          </table:table-cell>
          <table:table-cell table:style-name="ce36" table:formula="of:=[.L15]+[.N15]+[.P15]" office:value-type="float" office:value="15" calcext:value-type="float">
            <text:p>1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vue GenerateMenu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</text:p>
          </table:table-cell>
          <table:table-cell table:number-columns-repeated="2" table:style-name="ce42" office:value-type="float" office:value="0.2" calcext:value-type="float">
            <text:p>0.2</text:p>
          </table:table-cell>
          <table:table-cell/>
          <table:table-cell table:style-name="ce59"/>
          <table:table-cell table:style-name="ce34" office:value-type="float" office:value="12" calcext:value-type="float">
            <text:p>12</text:p>
          </table:table-cell>
          <table:table-cell table:style-name="ce60"/>
          <table:table-cell table:style-name="ce34"/>
          <table:table-cell table:style-name="ce60" table:formula="of:=[.$G$58]-([.J16]*[.$I$26])" office:value-type="float" office:value="6.04285714285714" calcext:value-type="float">
            <text:p>6.04285714285714</text:p>
          </table:table-cell>
          <table:table-cell table:style-name="ce34" table:formula="of:=[.F58]-SUM([IT4_Hour_Log.B46:.M46])" office:value-type="float" office:value="8" calcext:value-type="float">
            <text:p>8</text:p>
          </table:table-cell>
          <table:table-cell table:style-name="ce60" table:formula="of:=[.$G$123]-([.J16]*[.$I$27])" office:value-type="float" office:value="11.2857142857143" calcext:value-type="float">
            <text:p>11.2857142857143</text:p>
          </table:table-cell>
          <table:table-cell table:style-name="ce34" table:formula="of:=[.F123]-SUM([IT4_Hour_Log.B102:.M102])" office:value-type="float" office:value="3" calcext:value-type="float">
            <text:p>3</text:p>
          </table:table-cell>
          <table:table-cell table:style-name="ce36" table:formula="of:=[.K16]+[.M16]+[.O16]" office:value-type="float" office:value="17.3285714285714" calcext:value-type="float">
            <text:p>17.3285714285714</text:p>
          </table:table-cell>
          <table:table-cell table:style-name="ce36" table:formula="of:=[.L16]+[.N16]+[.P16]" office:value-type="float" office:value="11" calcext:value-type="float">
            <text:p>11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CSS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Ayoub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59"/>
          <table:table-cell table:style-name="ce34" office:value-type="float" office:value="13" calcext:value-type="float">
            <text:p>13</text:p>
          </table:table-cell>
          <table:table-cell table:style-name="ce60"/>
          <table:table-cell table:style-name="ce34"/>
          <table:table-cell table:style-name="ce60" table:formula="of:=[.$G$58]-([.J17]*[.$I$26])" office:value-type="float" office:value="3.02142857142857" calcext:value-type="float">
            <text:p>3.02142857142857</text:p>
          </table:table-cell>
          <table:table-cell table:style-name="ce34" table:formula="of:=[.F58]-SUM([IT4_Hour_Log.B46:.N46])" office:value-type="float" office:value="6" calcext:value-type="float">
            <text:p>6</text:p>
          </table:table-cell>
          <table:table-cell table:style-name="ce60" table:formula="of:=[.$G$123]-([.J17]*[.$I$27])" office:value-type="float" office:value="5.64285714285714" calcext:value-type="float">
            <text:p>5.64285714285714</text:p>
          </table:table-cell>
          <table:table-cell table:style-name="ce34" table:formula="of:=[.F123]-SUM([IT4_Hour_Log.B102:.N102])" office:value-type="float" office:value="1" calcext:value-type="float">
            <text:p>1</text:p>
          </table:table-cell>
          <table:table-cell table:style-name="ce36" table:formula="of:=[.K17]+[.M17]+[.O17]" office:value-type="float" office:value="8.66428571428571" calcext:value-type="float">
            <text:p>8.66428571428571</text:p>
          </table:table-cell>
          <table:table-cell table:style-name="ce36" table:formula="of:=[.L17]+[.N17]+[.P17]" office:value-type="float" office:value="7" calcext:value-type="float">
            <text:p>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CSS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Ayoub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/>
          <table:table-cell table:style-name="ce59"/>
          <table:table-cell table:style-name="ce34" office:value-type="float" office:value="14" calcext:value-type="float">
            <text:p>14</text:p>
          </table:table-cell>
          <table:table-cell table:style-name="ce60"/>
          <table:table-cell table:style-name="ce34"/>
          <table:table-cell table:style-name="ce60" table:formula="of:=[.$G$58]-([.J18]*[.$I$26])" office:value-type="float" office:value="0" calcext:value-type="float">
            <text:p>0</text:p>
          </table:table-cell>
          <table:table-cell table:style-name="ce34" table:formula="of:=[.F58]-SUM([IT4_Hour_Log.B46:.O46])" office:value-type="float" office:value="0" calcext:value-type="float">
            <text:p>0</text:p>
          </table:table-cell>
          <table:table-cell table:style-name="ce60" table:formula="of:=[.$G$123]-([.J18]*[.$I$27])" office:value-type="float" office:value="0" calcext:value-type="float">
            <text:p>0</text:p>
          </table:table-cell>
          <table:table-cell table:style-name="ce34" table:formula="of:=[.F123]-SUM([IT4_Hour_Log.B102:.O102])" office:value-type="float" office:value="0" calcext:value-type="float">
            <text:p>0</text:p>
          </table:table-cell>
          <table:table-cell table:style-name="ce36" table:formula="of:=[.K18]+[.M18]+[.O18]" office:value-type="float" office:value="0" calcext:value-type="float">
            <text:p>0</text:p>
          </table:table-cell>
          <table:table-cell table:style-name="ce36" table:formula="of:=[.L18]+[.N18]+[.P18]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CSS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Ayoub</text:p>
          </table:table-cell>
          <table:table-cell table:style-name="ce42" office:value-type="float" office:value="0.8" calcext:value-type="float">
            <text:p>0.8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33"/>
          <table:table-cell table:style-name="ce34"/>
          <table:table-cell table:style-name="Default"/>
          <table:table-cell table:style-name="ce34"/>
          <table:table-cell table:style-name="ce136"/>
          <table:table-cell table:number-columns-repeated="1011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CSS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Ayoub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65" office:value-type="string" calcext:value-type="string" table:number-columns-spanned="8" table:number-rows-spanned="1">
            <text:p>NOTE: IF not all hours are logged daily, missing data will be filled in on day 14</text:p>
          </table:table-cell>
          <table:covered-table-cell table:number-columns-repeated="7"/>
          <table:table-cell table:number-columns-repeated="1008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CSS Spinner/TableView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Son</text:p>
          </table:table-cell>
          <table:table-cell table:style-name="ce42" office:value-type="float" office:value="0.2" calcext:value-type="float">
            <text:p>0.2</text:p>
          </table:table-cell>
          <table:table-cell table:style-name="ce135" office:value-type="float" office:value="0.2" calcext:value-type="float">
            <text:p>0.2</text:p>
          </table:table-cell>
          <table:table-cell/>
          <table:table-cell table:style-name="ce33"/>
          <table:table-cell table:style-name="ce34" table:number-columns-repeated="3"/>
          <table:table-cell table:style-name="ce137" office:value-type="string" calcext:value-type="string">
            <text:p>Note: order of tasks here is not the order they were performed in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vue Menu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vue Menu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office:value-type="string" calcext:value-type="string">
            <text:p>Amelioration vue Display Menu FXML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Ben</text:p>
          </table:table-cell>
          <table:table-cell table:style-name="ce42" office:value-type="float" office:value="0.8" calcext:value-type="float">
            <text:p>0.8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33"/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31" office:value-type="string" calcext:value-type="string">
            <text:p>Ajout upload images</text:p>
          </table:table-cell>
          <table:table-cell table:style-name="ce31" office:value-type="string" calcext:value-type="string">
            <text:p>Tanguy</text:p>
          </table:table-cell>
          <table:table-cell table:style-name="ce37" office:value-type="string" calcext:value-type="string">
            <text:p>Son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33" table:formula="of:=#REF!/14" office:value-type="string" office:string-value="" calcext:value-type="error">
            <text:p>#REF!</text:p>
          </table:table-cell>
          <table:table-cell table:style-name="ce34" table:number-columns-repeated="3"/>
          <table:table-cell table:number-columns-repeated="1012"/>
        </table:table-row>
        <table:table-row table:style-name="ro4">
          <table:table-cell table:number-columns-repeated="2"/>
          <table:table-cell table:style-name="ce1" office:value-type="string" calcext:value-type="string">
            <text:p>Ajout image dans display</text:p>
          </table:table-cell>
          <table:table-cell table:style-name="ce1" office:value-type="string" calcext:value-type="string">
            <text:p>Tanguy</text:p>
          </table:table-cell>
          <table:table-cell table:style-name="ce1" office:value-type="string" calcext:value-type="string">
            <text:p>Son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33" table:formula="of:=[.G58]/14" office:value-type="float" office:value="3.02142857142857" calcext:value-type="float">
            <text:p>3.02142857142857</text:p>
          </table:table-cell>
          <table:table-cell table:style-name="ce34" table:number-columns-repeated="3"/>
          <table:table-cell table:number-columns-repeated="1012"/>
        </table:table-row>
        <table:table-row table:style-name="ro3">
          <table:table-cell table:number-columns-repeated="2"/>
          <table:table-cell table:style-name="ce1" office:value-type="string" calcext:value-type="string">
            <text:p>Ajout sauvegarde image</text:p>
          </table:table-cell>
          <table:table-cell table:style-name="ce1" office:value-type="string" calcext:value-type="string">
            <text:p>Tanguy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table:formula="of:=[.G123]/14" office:value-type="float" office:value="5.64285714285714" calcext:value-type="float">
            <text:p>5.64285714285714</text:p>
          </table:table-cell>
          <table:table-cell table:style-name="ce1" table:number-columns-repeated="2"/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table:style-name="ce44" office:value-type="string" calcext:value-type="string">
            <text:p>Populate DB</text:p>
          </table:table-cell>
          <table:table-cell table:style-name="ce44" office:value-type="string" calcext:value-type="string">
            <text:p>Youssef</text:p>
          </table:table-cell>
          <table:table-cell table:style-name="ce44" office:value-type="string" calcext:value-type="string">
            <text:p>Matthias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/>
          <table:table-cell table:style-name="ce39"/>
          <table:table-cell table:number-columns-repeated="4"/>
          <table:table-cell table:style-name="ce40"/>
          <table:table-cell table:style-name="ce1" table:number-columns-spanned="5" table:number-rows-spanned="5"/>
          <table:covered-table-cell table:number-columns-repeated="4"/>
          <table:table-cell table:number-columns-repeated="1005"/>
        </table:table-row>
        <table:table-row table:style-name="ro4">
          <table:table-cell table:number-columns-repeated="2"/>
          <table:table-cell table:style-name="ce44" office:value-type="string" calcext:value-type="string">
            <text:p>Populate DB</text:p>
          </table:table-cell>
          <table:table-cell table:style-name="ce44" office:value-type="string" calcext:value-type="string">
            <text:p>Youssef</text:p>
          </table:table-cell>
          <table:table-cell table:style-name="ce44" office:value-type="string" calcext:value-type="string">
            <text:p>Alexis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office:value-type="string" calcext:value-type="string">
            <text:p>DAO test update</text:p>
          </table:table-cell>
          <table:table-cell office:value-type="string" calcext:value-type="string">
            <text:p>Yousse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6">
          <table:table-cell table:number-columns-repeated="2"/>
          <table:table-cell office:value-type="string" calcext:value-type="string">
            <text:p>Model refactoring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7"/>
          <table:covered-table-cell table:number-columns-repeated="5"/>
          <table:table-cell table:number-columns-repeated="1005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 table:number-rows-repeated="8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1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57])" office:value-type="float" office:value="37.7" calcext:value-type="float">
            <text:p>37.7</text:p>
          </table:table-cell>
          <table:table-cell table:style-name="ce43" table:formula="of:=SUM([.G4:.G57])" office:value-type="float" office:value="42.3" calcext:value-type="float">
            <text:p>42.3</text:p>
          </table:table-cell>
          <table:table-cell table:number-columns-repeated="1017"/>
        </table:table-row>
        <table:table-row table:style-name="ro6">
          <table:table-cell table:number-columns-repeated="5"/>
          <table:table-cell office:value-type="string" calcext:value-type="string">
            <text:p>Initial estimated total:</text:p>
          </table:table-cell>
          <table:table-cell table:formula="of:=[$Overview.C20]" office:value-type="float" office:value="30" calcext:value-type="float">
            <text:p>30</text:p>
          </table:table-cell>
          <table:table-cell table:style-name="ce45" table:number-columns-repeated="5"/>
          <table:table-cell table:style-name="ce46"/>
          <table:table-cell table:number-columns-repeated="1011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46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47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48" table:number-columns-repeated="5"/>
          <table:table-cell table:style-name="ce47"/>
          <table:table-cell table:number-columns-repeated="1011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47" table:number-columns-repeated="6"/>
          <table:table-cell table:number-columns-repeated="1011"/>
        </table:table-row>
        <table:table-row table:style-name="ro6" table:number-rows-repeated="8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134"/>
          <table:table-cell table:style-name="Default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Android App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29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pp prototyping 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Son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ShoppingList export json/QR code</text:p>
          </table:table-cell>
          <table:table-cell table:style-name="ce31" office:value-type="string" calcext:value-type="string">
            <text:p>Ben</text:p>
          </table:table-cell>
          <table:table-cell table:style-name="ce31" office:value-type="string" calcext:value-type="string">
            <text:p>Romai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QR code optimizations</text:p>
          </table:table-cell>
          <table:table-cell table:style-name="ce37" office:value-type="string" calcext:value-type="string">
            <text:p>Ben</text:p>
          </table:table-cell>
          <table:table-cell table:style-name="ce31" office:value-type="string" calcext:value-type="string">
            <text:p>Romain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pp android re-design</text:p>
          </table:table-cell>
          <table:table-cell table:style-name="ce61" office:value-type="string" calcext:value-type="string">
            <text:p>Ayoub</text:p>
          </table:table-cell>
          <table:table-cell table:style-name="ce37" office:value-type="string" calcext:value-type="string">
            <text:p>Tanguy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ndroid app fragments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Tanguy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Recherche docoumentation anrdoid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jout fontionnalité de base pour la phase structure</text:p>
          </table:table-cell>
          <table:table-cell table:style-name="ce31" office:value-type="string" calcext:value-type="string">
            <text:p>Ismail</text:p>
          </table:table-cell>
          <table:table-cell table:style-name="ce37" office:value-type="string" calcext:value-type="string">
            <text:p>Ayoub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Documentation stockage SQLite android</text:p>
          </table:table-cell>
          <table:table-cell table:style-name="ce31" office:value-type="string" calcext:value-type="string">
            <text:p>Alexis</text:p>
          </table:table-cell>
          <table:table-cell table:style-name="ce37" office:value-type="string" calcext:value-type="string">
            <text:p>Ismail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Implementation SQLite</text:p>
          </table:table-cell>
          <table:table-cell table:style-name="ce31" office:value-type="string" calcext:value-type="string">
            <text:p>Naoufal</text:p>
          </table:table-cell>
          <table:table-cell table:style-name="ce31" office:value-type="string" calcext:value-type="string">
            <text:p>Ismail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Fonctionnalité de stockage format json</text:p>
          </table:table-cell>
          <table:table-cell table:style-name="ce31" office:value-type="string" calcext:value-type="string">
            <text:p>Son</text:p>
          </table:table-cell>
          <table:table-cell table:style-name="ce37" office:value-type="string" calcext:value-type="string">
            <text:p>Alexis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jout checkbox ingredient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Son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jout des ingredients pour fonctionnalité cochage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jout partie type ingrdient</text:p>
          </table:table-cell>
          <table:table-cell table:style-name="ce31" office:value-type="string" calcext:value-type="string">
            <text:p>Ayoub</text:p>
          </table:table-cell>
          <table:table-cell table:style-name="ce31" office:value-type="string" calcext:value-type="string">
            <text:p>Naoufal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Fontionnalité scan QR code json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Phase de test of app on phone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Ayou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Correction bug version build graddle</text:p>
          </table:table-cell>
          <table:table-cell table:style-name="ce1" office:value-type="string" calcext:value-type="string">
            <text:p>Ismail</text:p>
          </table:table-cell>
          <table:table-cell table:style-name="ce1" office:value-type="string" calcext:value-type="string">
            <text:p>Naoufa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Correction bug info recette 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B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office:value-type="string" calcext:value-type="string">
            <text:p>Correction bug suppression shopping list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Tanguy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office:value-type="string" calcext:value-type="string">
            <text:p>Ajout vue ingredient</text:p>
          </table:table-cell>
          <table:table-cell table:style-name="ce1" office:value-type="string" calcext:value-type="string">
            <text:p>Ayoub</text:p>
          </table:table-cell>
          <table:table-cell table:style-name="ce1" office:value-type="string" calcext:value-type="string">
            <text:p>Ismai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melioration vue ingredient v1</text:p>
          </table:table-cell>
          <table:table-cell table:style-name="ce31" office:value-type="string" calcext:value-type="string">
            <text:p>Tanguy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melioration app design part 1</text:p>
          </table:table-cell>
          <table:table-cell table:style-name="ce31" office:value-type="string" calcext:value-type="string">
            <text:p>Naoufal</text:p>
          </table:table-cell>
          <table:table-cell table:style-name="ce31" office:value-type="string" calcext:value-type="string">
            <text:p>Youssef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Refactor model et suppression</text:p>
          </table:table-cell>
          <table:table-cell table:style-name="ce31" office:value-type="string" calcext:value-type="string">
            <text:p>Naoufal</text:p>
          </table:table-cell>
          <table:table-cell table:style-name="ce31" office:value-type="string" calcext:value-type="string">
            <text:p>Youssef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1" office:value-type="string" calcext:value-type="string">
            <text:p>Ajout header dans la vue ingredient</text:p>
          </table:table-cell>
          <table:table-cell table:style-name="ce31" office:value-type="string" calcext:value-type="string">
            <text:p>Son</text:p>
          </table:table-cell>
          <table:table-cell table:style-name="ce31" office:value-type="string" calcext:value-type="string">
            <text:p>Ayoub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 calcext:value-type="string">
            <text:p>Implementation prototype</text:p>
          </table:table-cell>
          <table:table-cell table:style-name="Default" office:value-type="string" calcext:value-type="string">
            <text:p>Son</text:p>
          </table:table-cell>
          <table:table-cell table:style-name="Default" office:value-type="string" calcext:value-type="string">
            <text:p>Ayou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 office:value-type="string" calcext:value-type="string">
            <text:p>Amelioration design liste de courses</text:p>
          </table:table-cell>
          <table:table-cell table:style-name="Default" office:value-type="string" calcext:value-type="string">
            <text:p>Tanguy</text:p>
          </table:table-cell>
          <table:table-cell table:style-name="Default" office:value-type="string" calcext:value-type="string">
            <text:p>Ayou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Ajout fontionnalité séléction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Amerlioration vue selection</text:p>
          </table:table-cell>
          <table:table-cell office:value-type="string" calcext:value-type="string">
            <text:p>Ismail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Implementation prototype selection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Amerioration vue shopping lis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Amerioration vue shopping list v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Ismai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jout class imbriqué ViewHolde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Ismai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Test application + correction bug</text:p>
          </table:table-cell>
          <table:table-cell office:value-type="string" calcext:value-type="string">
            <text:p>Naoufal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Modification private class imbriqué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angu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Interface communication vue ingredient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Matthia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Save list state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Ayo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6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2"/>
          <table:table-cell table:style-name="ce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5:.F122])" office:value-type="float" office:value="77" calcext:value-type="float">
            <text:p>77</text:p>
          </table:table-cell>
          <table:table-cell table:style-name="ce38" table:formula="of:=SUM([.G75:.G122])" office:value-type="float" office:value="79" calcext:value-type="float">
            <text:p>79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1"/>
          <table:table-cell/>
          <table:table-cell office:value-type="string" calcext:value-type="string">
            <text:p>Initial estimated total:</text:p>
          </table:table-cell>
          <table:table-cell table:formula="of:=[$Overview.C17]" office:value-type="float" office:value="90" calcext:value-type="float">
            <text:p>90</text:p>
          </table:table-cell>
          <table:table-cell table:number-columns-repeated="1017"/>
        </table:table-row>
        <table:table-row table:style-name="ro6" table:number-rows-repeated="22">
          <table:table-cell table:number-columns-repeated="1024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4_Hour_Log" table:style-name="ta1">
        <table:table-column table:style-name="co17" table:default-cell-style-name="ce1"/>
        <table:table-column table:style-name="co1" table:number-columns-repeated="15" table:default-cell-style-name="ce1"/>
        <table:table-column table:style-name="co18" table:default-cell-style-name="ce1"/>
        <table:table-column table:style-name="co1" table:number-columns-repeated="1006" table:default-cell-style-name="ce1"/>
        <table:table-column table:style-name="co5" table:default-cell-style-name="ce1"/>
        <table:table-row table:style-name="ro1">
          <table:table-cell table:style-name="ce49"/>
          <table:table-cell table:style-name="ce49" office:value-type="string" calcext:value-type="string">
            <text:p>Day 1</text:p>
          </table:table-cell>
          <table:table-cell table:style-name="ce49" office:value-type="string" calcext:value-type="string">
            <text:p>Day 2</text:p>
          </table:table-cell>
          <table:table-cell table:style-name="ce49" office:value-type="string" calcext:value-type="string">
            <text:p>Day 3</text:p>
          </table:table-cell>
          <table:table-cell table:style-name="ce49" office:value-type="string" calcext:value-type="string">
            <text:p>Day 4</text:p>
          </table:table-cell>
          <table:table-cell table:style-name="ce49" office:value-type="string" calcext:value-type="string">
            <text:p>Day 5</text:p>
          </table:table-cell>
          <table:table-cell table:style-name="ce49" office:value-type="string" calcext:value-type="string">
            <text:p>Day 6</text:p>
          </table:table-cell>
          <table:table-cell table:style-name="ce49" office:value-type="string" calcext:value-type="string">
            <text:p>Day 7</text:p>
          </table:table-cell>
          <table:table-cell table:style-name="ce49" office:value-type="string" calcext:value-type="string">
            <text:p>Day 8</text:p>
          </table:table-cell>
          <table:table-cell table:style-name="ce49" office:value-type="string" calcext:value-type="string">
            <text:p>Day 9</text:p>
          </table:table-cell>
          <table:table-cell table:style-name="ce49" office:value-type="string" calcext:value-type="string">
            <text:p>Day 10</text:p>
          </table:table-cell>
          <table:table-cell table:style-name="ce49" office:value-type="string" calcext:value-type="string">
            <text:p>Day 11</text:p>
          </table:table-cell>
          <table:table-cell table:style-name="ce49" office:value-type="string" calcext:value-type="string">
            <text:p>Day 12</text:p>
          </table:table-cell>
          <table:table-cell table:style-name="ce49" office:value-type="string" calcext:value-type="string">
            <text:p>Day 13</text:p>
          </table:table-cell>
          <table:table-cell table:style-name="ce49" office:value-type="string" calcext:value-type="string">
            <text:p>Day 14</text:p>
          </table:table-cell>
          <table:table-cell table:style-name="ce49" table:number-columns-repeated="1009"/>
        </table:table-row>
        <table:table-row table:style-name="ro1">
          <table:table-cell table:style-name="ce49" office:value-type="string" calcext:value-type="string">
            <text:p>Améliorations &amp; Refactoring</text:p>
          </table:table-cell>
          <table:table-cell table:style-name="ce49" table:number-columns-repeated="1023"/>
        </table:table-row>
        <table:table-row table:style-name="ro1">
          <table:table-cell table:formula="of:=[$IT4.C4]" office:value-type="string" office:string-value="Adding pictures" calcext:value-type="string">
            <text:p>Adding pictures</text:p>
          </table:table-cell>
          <table:table-cell table:number-columns-repeated="3"/>
          <table:table-cell table:formula="of:=[$IT4.$F4]" office:value-type="float" office:value="1" calcext:value-type="float">
            <text:p>1</text:p>
          </table:table-cell>
          <table:table-cell table:number-columns-repeated="10"/>
          <table:table-cell table:formula="of:=[$IT4.D4]" office:value-type="string" office:string-value="Son" calcext:value-type="string">
            <text:p>Son</text:p>
          </table:table-cell>
          <table:table-cell table:formula="of:=[$IT4.E4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$IT4.C5]" office:value-type="string" office:string-value="Adding pictures 2" calcext:value-type="string">
            <text:p>Adding pictures 2</text:p>
          </table:table-cell>
          <table:table-cell table:number-columns-repeated="4"/>
          <table:table-cell table:formula="of:=[$IT4.$F5]" office:value-type="float" office:value="2" calcext:value-type="float">
            <text:p>2</text:p>
          </table:table-cell>
          <table:table-cell table:number-columns-repeated="9"/>
          <table:table-cell table:formula="of:=[$IT4.D5]" office:value-type="string" office:string-value="Son" calcext:value-type="string">
            <text:p>Son</text:p>
          </table:table-cell>
          <table:table-cell table:formula="of:=[$IT4.E5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6]" office:value-type="string" office:string-value="Warnings and code quality" calcext:value-type="string">
            <text:p>Warnings and code quality</text:p>
          </table:table-cell>
          <table:table-cell table:number-columns-repeated="5"/>
          <table:table-cell table:formula="of:=[$IT4.$F6]" office:value-type="float" office:value="2" calcext:value-type="float">
            <text:p>2</text:p>
          </table:table-cell>
          <table:table-cell table:number-columns-repeated="8"/>
          <table:table-cell table:formula="of:=[$IT4.D6]" office:value-type="string" office:string-value="Alexis" calcext:value-type="string">
            <text:p>Alexis</text:p>
          </table:table-cell>
          <table:table-cell table:formula="of:=[$IT4.E6]" office:value-type="string" office:string-value="Matthias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$IT4.C7]" office:value-type="string" office:string-value="Method refactoring" calcext:value-type="string">
            <text:p>Method refactoring</text:p>
          </table:table-cell>
          <table:table-cell table:number-columns-repeated="5"/>
          <table:table-cell table:formula="of:=[$IT4.$F7]" office:value-type="float" office:value="1" calcext:value-type="float">
            <text:p>1</text:p>
          </table:table-cell>
          <table:table-cell table:number-columns-repeated="8"/>
          <table:table-cell table:formula="of:=[$IT4.D7]" office:value-type="string" office:string-value="Alexis " calcext:value-type="string">
            <text:p>Alexis </text:p>
          </table:table-cell>
          <table:table-cell table:formula="of:=[$IT4.E7]" office:value-type="string" office:string-value="Matthias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$IT4.C8]" office:value-type="string" office:string-value="Recipe images" calcext:value-type="string">
            <text:p>Recipe images</text:p>
          </table:table-cell>
          <table:table-cell table:number-columns-repeated="7"/>
          <table:table-cell table:formula="of:=[$IT4.$F8]" office:value-type="float" office:value="3" calcext:value-type="float">
            <text:p>3</text:p>
          </table:table-cell>
          <table:table-cell table:number-columns-repeated="6"/>
          <table:table-cell table:formula="of:=[$IT4.D8]" office:value-type="string" office:string-value="Ben" calcext:value-type="string">
            <text:p>Ben</text:p>
          </table:table-cell>
          <table:table-cell table:formula="of:=[$IT4.E8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$IT4.C9]" office:value-type="string" office:string-value="Recipe images 2" calcext:value-type="string">
            <text:p>Recipe images 2</text:p>
          </table:table-cell>
          <table:table-cell table:number-columns-repeated="7"/>
          <table:table-cell table:formula="of:=[$IT4.$F9]" office:value-type="float" office:value="2" calcext:value-type="float">
            <text:p>2</text:p>
          </table:table-cell>
          <table:table-cell table:number-columns-repeated="6"/>
          <table:table-cell table:formula="of:=[$IT4.D9]" office:value-type="string" office:string-value="Ben" calcext:value-type="string">
            <text:p>Ben</text:p>
          </table:table-cell>
          <table:table-cell table:formula="of:=[$IT4.E9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$IT4.C10]" office:value-type="string" office:string-value="Bug fixing" calcext:value-type="string">
            <text:p>Bug fixing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table:formula="of:=[$IT4.D10]" office:value-type="string" office:string-value="Ben" calcext:value-type="string">
            <text:p>Ben</text:p>
          </table:table-cell>
          <table:table-cell table:formula="of:=[$IT4.E1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11]" office:value-type="string" office:string-value="Refactoring" calcext:value-type="string">
            <text:p>Refactoring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5"/>
          <table:table-cell table:formula="of:=[$IT4.D11]" office:value-type="string" office:string-value="Ben" calcext:value-type="string">
            <text:p>Ben</text:p>
          </table:table-cell>
          <table:table-cell table:formula="of:=[$IT4.E11]" office:value-type="string" office:string-value="Romain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$IT4.C12]" office:value-type="string" office:string-value="Client notes" calcext:value-type="string">
            <text:p>Client note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5"/>
          <table:table-cell table:formula="of:=[$IT4.D12]" office:value-type="string" office:string-value="Ben" calcext:value-type="string">
            <text:p>Ben</text:p>
          </table:table-cell>
          <table:table-cell table:formula="of:=[$IT4.E12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$IT4.C13]" office:value-type="string" office:string-value="Travel modes en français" calcext:value-type="string">
            <text:p>Travel modes en français</text:p>
          </table:table-cell>
          <table:table-cell table:formula="of:=[$IT4.$F13]" office:value-type="float" office:value="0.2" calcext:value-type="float">
            <text:p>0.2</text:p>
          </table:table-cell>
          <table:table-cell table:number-columns-repeated="13"/>
          <table:table-cell table:formula="of:=[$IT4.D13]" office:value-type="string" office:string-value="Ben" calcext:value-type="string">
            <text:p>Ben</text:p>
          </table:table-cell>
          <table:table-cell table:formula="of:=[$IT4.E13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$IT4.C14]" office:value-type="string" office:string-value="Amelioration vue CreateMenu" calcext:value-type="string">
            <text:p>Amelioration vue CreateMenu</text:p>
          </table:table-cell>
          <table:table-cell table:formula="of:=[$IT4.F14]" office:value-type="float" office:value="0.5" calcext:value-type="float">
            <text:p>0.5</text:p>
          </table:table-cell>
          <table:table-cell table:number-columns-repeated="13"/>
          <table:table-cell table:formula="of:=[$IT4.D14]" office:value-type="string" office:string-value="Tanguy" calcext:value-type="string">
            <text:p>Tanguy</text:p>
          </table:table-cell>
          <table:table-cell table:formula="of:=[$IT4.E14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15]" office:value-type="string" office:string-value="Amelioration vue DisplayMenu" calcext:value-type="string">
            <text:p>Amelioration vue DisplayMenu</text:p>
          </table:table-cell>
          <table:table-cell table:formula="of:=[$IT4.F15]" office:value-type="float" office:value="0.2" calcext:value-type="float">
            <text:p>0.2</text:p>
          </table:table-cell>
          <table:table-cell table:number-columns-repeated="13"/>
          <table:table-cell table:formula="of:=[$IT4.D15]" office:value-type="string" office:string-value="Tanguy" calcext:value-type="string">
            <text:p>Tanguy</text:p>
          </table:table-cell>
          <table:table-cell table:formula="of:=[$IT4.E15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16]" office:value-type="string" office:string-value="Amelioration vue GenerateMenu" calcext:value-type="string">
            <text:p>Amelioration vue GenerateMenu</text:p>
          </table:table-cell>
          <table:table-cell table:formula="of:=[$IT4.F16]" office:value-type="float" office:value="0.2" calcext:value-type="float">
            <text:p>0.2</text:p>
          </table:table-cell>
          <table:table-cell table:number-columns-repeated="13"/>
          <table:table-cell table:formula="of:=[$IT4.D16]" office:value-type="string" office:string-value="Tanguy" calcext:value-type="string">
            <text:p>Tanguy</text:p>
          </table:table-cell>
          <table:table-cell table:formula="of:=[$IT4.E16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17]" office:value-type="string" office:string-value="Amelioration CSS" calcext:value-type="string">
            <text:p>Amelioration CSS</text:p>
          </table:table-cell>
          <table:table-cell table:formula="of:=[$IT4.F17]" office:value-type="float" office:value="1" calcext:value-type="float">
            <text:p>1</text:p>
          </table:table-cell>
          <table:table-cell table:number-columns-repeated="13"/>
          <table:table-cell table:formula="of:=[$IT4.D17]" office:value-type="string" office:string-value="Tanguy" calcext:value-type="string">
            <text:p>Tanguy</text:p>
          </table:table-cell>
          <table:table-cell table:formula="of:=[$IT4.E17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18]" office:value-type="string" office:string-value="Amelioration CSS" calcext:value-type="string">
            <text:p>Amelioration CSS</text:p>
          </table:table-cell>
          <table:table-cell table:formula="of:=[$IT4.F18]" office:value-type="float" office:value="2" calcext:value-type="float">
            <text:p>2</text:p>
          </table:table-cell>
          <table:table-cell table:number-columns-repeated="13"/>
          <table:table-cell table:formula="of:=[$IT4.D18]" office:value-type="string" office:string-value="Tanguy" calcext:value-type="string">
            <text:p>Tanguy</text:p>
          </table:table-cell>
          <table:table-cell table:formula="of:=[$IT4.E18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19]" office:value-type="string" office:string-value="Amelioration CSS" calcext:value-type="string">
            <text:p>Amelioration CSS</text:p>
          </table:table-cell>
          <table:table-cell/>
          <table:table-cell table:formula="of:=[$IT4.F19]" office:value-type="float" office:value="0.8" calcext:value-type="float">
            <text:p>0.8</text:p>
          </table:table-cell>
          <table:table-cell table:number-columns-repeated="12"/>
          <table:table-cell table:formula="of:=[$IT4.D19]" office:value-type="string" office:string-value="Tanguy" calcext:value-type="string">
            <text:p>Tanguy</text:p>
          </table:table-cell>
          <table:table-cell table:formula="of:=[$IT4.E19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20]" office:value-type="string" office:string-value="Amelioration CSS" calcext:value-type="string">
            <text:p>Amelioration CSS</text:p>
          </table:table-cell>
          <table:table-cell/>
          <table:table-cell table:formula="of:=[$IT4.$F20]" office:value-type="float" office:value="1" calcext:value-type="float">
            <text:p>1</text:p>
          </table:table-cell>
          <table:table-cell table:number-columns-repeated="12"/>
          <table:table-cell table:formula="of:=[$IT4.D20]" office:value-type="string" office:string-value="Tanguy" calcext:value-type="string">
            <text:p>Tanguy</text:p>
          </table:table-cell>
          <table:table-cell table:formula="of:=[$IT4.E20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21]" office:value-type="string" office:string-value="Amelioration CSS Spinner/TableView" calcext:value-type="string">
            <text:p>Amelioration CSS Spinner/TableView</text:p>
          </table:table-cell>
          <table:table-cell table:number-columns-repeated="2"/>
          <table:table-cell table:formula="of:=[$IT4.$F21]" office:value-type="float" office:value="0.2" calcext:value-type="float">
            <text:p>0.2</text:p>
          </table:table-cell>
          <table:table-cell table:number-columns-repeated="11"/>
          <table:table-cell table:formula="of:=[$IT4.D21]" office:value-type="string" office:string-value="Tanguy" calcext:value-type="string">
            <text:p>Tanguy</text:p>
          </table:table-cell>
          <table:table-cell table:formula="of:=[$IT4.E21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$IT4.C22]" office:value-type="string" office:string-value="Amelioration vue Menu" calcext:value-type="string">
            <text:p>Amelioration vue Menu</text:p>
          </table:table-cell>
          <table:table-cell table:number-columns-repeated="5"/>
          <table:table-cell table:formula="of:=[$IT4.$F22]" office:value-type="float" office:value="1" calcext:value-type="float">
            <text:p>1</text:p>
          </table:table-cell>
          <table:table-cell table:number-columns-repeated="8"/>
          <table:table-cell table:formula="of:=[$IT4.D22]" office:value-type="string" office:string-value="Tanguy" calcext:value-type="string">
            <text:p>Tanguy</text:p>
          </table:table-cell>
          <table:table-cell table:formula="of:=[$IT4.E22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23]" office:value-type="string" office:string-value="Amelioration vue Menu" calcext:value-type="string">
            <text:p>Amelioration vue Menu</text:p>
          </table:table-cell>
          <table:table-cell table:number-columns-repeated="5"/>
          <table:table-cell table:formula="of:=[$IT4.$F23]" office:value-type="float" office:value="1" calcext:value-type="float">
            <text:p>1</text:p>
          </table:table-cell>
          <table:table-cell table:number-columns-repeated="8"/>
          <table:table-cell table:formula="of:=[$IT4.D23]" office:value-type="string" office:string-value="Tanguy" calcext:value-type="string">
            <text:p>Tanguy</text:p>
          </table:table-cell>
          <table:table-cell table:formula="of:=[$IT4.E23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24]" office:value-type="string" office:string-value="Amelioration vue Display Menu FXML" calcext:value-type="string">
            <text:p>Amelioration vue Display Menu FXML</text:p>
          </table:table-cell>
          <table:table-cell table:number-columns-repeated="7"/>
          <table:table-cell table:formula="of:=[$IT4.$F24]" office:value-type="float" office:value="0.8" calcext:value-type="float">
            <text:p>0.8</text:p>
          </table:table-cell>
          <table:table-cell table:number-columns-repeated="6"/>
          <table:table-cell table:formula="of:=[$IT4.D24]" office:value-type="string" office:string-value="Tanguy" calcext:value-type="string">
            <text:p>Tanguy</text:p>
          </table:table-cell>
          <table:table-cell table:formula="of:=[$IT4.E24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25]" office:value-type="string" office:string-value="Ajout upload images" calcext:value-type="string">
            <text:p>Ajout upload images</text:p>
          </table:table-cell>
          <table:table-cell table:number-columns-repeated="7"/>
          <table:table-cell table:formula="of:=[$IT4.$F25]" office:value-type="float" office:value="1.5" calcext:value-type="float">
            <text:p>1.5</text:p>
          </table:table-cell>
          <table:table-cell table:number-columns-repeated="6"/>
          <table:table-cell table:formula="of:=[$IT4.D25]" office:value-type="string" office:string-value="Tanguy" calcext:value-type="string">
            <text:p>Tanguy</text:p>
          </table:table-cell>
          <table:table-cell table:formula="of:=[$IT4.E25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$IT4.C26]" office:value-type="string" office:string-value="Ajout image dans display" calcext:value-type="string">
            <text:p>Ajout image dans display</text:p>
          </table:table-cell>
          <table:table-cell table:number-columns-repeated="7"/>
          <table:table-cell table:formula="of:=[$IT4.$F26]" office:value-type="float" office:value="0.5" calcext:value-type="float">
            <text:p>0.5</text:p>
          </table:table-cell>
          <table:table-cell table:number-columns-repeated="6"/>
          <table:table-cell table:formula="of:=[$IT4.D26]" office:value-type="string" office:string-value="Tanguy" calcext:value-type="string">
            <text:p>Tanguy</text:p>
          </table:table-cell>
          <table:table-cell table:formula="of:=[$IT4.E26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$IT4.C27]" office:value-type="string" office:string-value="Ajout sauvegarde image" calcext:value-type="string">
            <text:p>Ajout sauvegarde image</text:p>
          </table:table-cell>
          <table:table-cell table:number-columns-repeated="9"/>
          <table:table-cell table:formula="of:=[$IT4.$F27]" office:value-type="float" office:value="0.8" calcext:value-type="float">
            <text:p>0.8</text:p>
          </table:table-cell>
          <table:table-cell table:number-columns-repeated="4"/>
          <table:table-cell table:formula="of:=[$IT4.D27]" office:value-type="string" office:string-value="Tanguy" calcext:value-type="string">
            <text:p>Tanguy</text:p>
          </table:table-cell>
          <table:table-cell table:formula="of:=[$IT4.E27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28]" office:value-type="string" office:string-value="Populate DB" calcext:value-type="string">
            <text:p>Populate DB</text:p>
          </table:table-cell>
          <table:table-cell table:number-columns-repeated="13"/>
          <table:table-cell table:formula="of:=[$IT4.$F28]" office:value-type="float" office:value="2" calcext:value-type="float">
            <text:p>2</text:p>
          </table:table-cell>
          <table:table-cell table:formula="of:=[$IT4.D28]" office:value-type="string" office:string-value="Youssef" calcext:value-type="string">
            <text:p>Youssef</text:p>
          </table:table-cell>
          <table:table-cell table:formula="of:=[$IT4.E28]" office:value-type="string" office:string-value="Matthias" calcext:value-type="string">
            <text:p>Matthias</text:p>
          </table:table-cell>
          <table:table-cell table:number-columns-repeated="1007"/>
        </table:table-row>
        <table:table-row table:style-name="ro1">
          <table:table-cell table:formula="of:=[$IT4.C29]" office:value-type="string" office:string-value="Populate DB" calcext:value-type="string">
            <text:p>Populate DB</text:p>
          </table:table-cell>
          <table:table-cell table:number-columns-repeated="13"/>
          <table:table-cell table:formula="of:=[$IT4.$F29]" office:value-type="float" office:value="2" calcext:value-type="float">
            <text:p>2</text:p>
          </table:table-cell>
          <table:table-cell table:formula="of:=[$IT4.D29]" office:value-type="string" office:string-value="Youssef" calcext:value-type="string">
            <text:p>Youssef</text:p>
          </table:table-cell>
          <table:table-cell table:formula="of:=[$IT4.E29]" office:value-type="string" office:string-value="Alexis" calcext:value-type="string">
            <text:p>Alexis</text:p>
          </table:table-cell>
          <table:table-cell table:number-columns-repeated="1007"/>
        </table:table-row>
        <table:table-row table:style-name="ro1">
          <table:table-cell table:formula="of:=[$IT4.C30]" office:value-type="string" office:string-value="DAO test update" calcext:value-type="string">
            <text:p>DAO test update</text:p>
          </table:table-cell>
          <table:table-cell table:number-columns-repeated="13"/>
          <table:table-cell table:formula="of:=[$IT4.$F30]" office:value-type="float" office:value="2" calcext:value-type="float">
            <text:p>2</text:p>
          </table:table-cell>
          <table:table-cell table:formula="of:=[$IT4.D30]" office:value-type="string" office:string-value="Youssef" calcext:value-type="string">
            <text:p>Youssef</text:p>
          </table:table-cell>
          <table:table-cell table:formula="of:=[$IT4.E3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31]" office:value-type="string" office:string-value="Model refactoring" calcext:value-type="string">
            <text:p>Model refactoring</text:p>
          </table:table-cell>
          <table:table-cell table:number-columns-repeated="4"/>
          <table:table-cell table:style-name="Default"/>
          <table:table-cell table:number-columns-repeated="7"/>
          <table:table-cell table:formula="of:=[$IT4.$F31]" office:value-type="float" office:value="2" calcext:value-type="float">
            <text:p>2</text:p>
          </table:table-cell>
          <table:table-cell/>
          <table:table-cell table:formula="of:=[$IT4.D31]" office:value-type="string" office:string-value="Romain" calcext:value-type="string">
            <text:p>Romain</text:p>
          </table:table-cell>
          <table:table-cell table:formula="of:=[$IT4.E31]" office:value-type="string" office:string-value="Alexis" calcext:value-type="string">
            <text:p>Alexis</text:p>
          </table:table-cell>
          <table:table-cell table:number-columns-repeated="1007"/>
        </table:table-row>
        <table:table-row table:style-name="ro1">
          <table:table-cell table:formula="of:=[$IT4.C32]" office:value-type="float" office:value="0" calcext:value-type="float">
            <text:p>0</text:p>
          </table:table-cell>
          <table:table-cell table:number-columns-repeated="14"/>
          <table:table-cell table:formula="of:=[$IT4.D32]" office:value-type="float" office:value="0" calcext:value-type="float">
            <text:p>0</text:p>
          </table:table-cell>
          <table:table-cell table:formula="of:=[$IT4.E3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33]" office:value-type="float" office:value="0" calcext:value-type="float">
            <text:p>0</text:p>
          </table:table-cell>
          <table:table-cell table:number-columns-repeated="14"/>
          <table:table-cell table:formula="of:=[$IT4.D33]" office:value-type="float" office:value="0" calcext:value-type="float">
            <text:p>0</text:p>
          </table:table-cell>
          <table:table-cell table:formula="of:=[$IT4.E33]" office:value-type="float" office:value="0" calcext:value-type="float">
            <text:p>0</text:p>
          </table:table-cell>
          <table:table-cell table:number-columns-repeated="5"/>
          <table:table-cell table:style-name="ce49" table:number-columns-repeated="1002"/>
        </table:table-row>
        <table:table-row table:style-name="ro1">
          <table:table-cell table:formula="of:=[$IT4.C34]" office:value-type="float" office:value="0" calcext:value-type="float">
            <text:p>0</text:p>
          </table:table-cell>
          <table:table-cell table:number-columns-repeated="14"/>
          <table:table-cell table:formula="of:=[$IT4.D34]" office:value-type="float" office:value="0" calcext:value-type="float">
            <text:p>0</text:p>
          </table:table-cell>
          <table:table-cell table:formula="of:=[$IT4.E34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35]" office:value-type="float" office:value="0" calcext:value-type="float">
            <text:p>0</text:p>
          </table:table-cell>
          <table:table-cell table:number-columns-repeated="14"/>
          <table:table-cell table:formula="of:=[$IT4.D35]" office:value-type="float" office:value="0" calcext:value-type="float">
            <text:p>0</text:p>
          </table:table-cell>
          <table:table-cell table:formula="of:=[$IT4.E3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36]" office:value-type="float" office:value="0" calcext:value-type="float">
            <text:p>0</text:p>
          </table:table-cell>
          <table:table-cell table:number-columns-repeated="14"/>
          <table:table-cell table:formula="of:=[$IT4.D36]" office:value-type="float" office:value="0" calcext:value-type="float">
            <text:p>0</text:p>
          </table:table-cell>
          <table:table-cell table:formula="of:=[$IT4.E3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37]" office:value-type="float" office:value="0" calcext:value-type="float">
            <text:p>0</text:p>
          </table:table-cell>
          <table:table-cell table:number-columns-repeated="14"/>
          <table:table-cell table:formula="of:=[$IT4.D37]" office:value-type="float" office:value="0" calcext:value-type="float">
            <text:p>0</text:p>
          </table:table-cell>
          <table:table-cell table:formula="of:=[$IT4.E37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38]" office:value-type="float" office:value="0" calcext:value-type="float">
            <text:p>0</text:p>
          </table:table-cell>
          <table:table-cell table:number-columns-repeated="14"/>
          <table:table-cell table:formula="of:=[$IT4.D38]" office:value-type="float" office:value="0" calcext:value-type="float">
            <text:p>0</text:p>
          </table:table-cell>
          <table:table-cell table:formula="of:=[$IT4.E38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39]" office:value-type="float" office:value="0" calcext:value-type="float">
            <text:p>0</text:p>
          </table:table-cell>
          <table:table-cell table:number-columns-repeated="14"/>
          <table:table-cell table:formula="of:=[$IT4.D39]" office:value-type="float" office:value="0" calcext:value-type="float">
            <text:p>0</text:p>
          </table:table-cell>
          <table:table-cell table:formula="of:=[$IT4.E39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40]" office:value-type="float" office:value="0" calcext:value-type="float">
            <text:p>0</text:p>
          </table:table-cell>
          <table:table-cell table:number-columns-repeated="14"/>
          <table:table-cell table:formula="of:=[$IT4.D40]" office:value-type="float" office:value="0" calcext:value-type="float">
            <text:p>0</text:p>
          </table:table-cell>
          <table:table-cell table:formula="of:=[$IT4.E4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41]" office:value-type="float" office:value="0" calcext:value-type="float">
            <text:p>0</text:p>
          </table:table-cell>
          <table:table-cell table:number-columns-repeated="14"/>
          <table:table-cell table:formula="of:=[$IT4.D41]" office:value-type="float" office:value="0" calcext:value-type="float">
            <text:p>0</text:p>
          </table:table-cell>
          <table:table-cell table:formula="of:=[$IT4.E4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42]" office:value-type="float" office:value="0" calcext:value-type="float">
            <text:p>0</text:p>
          </table:table-cell>
          <table:table-cell table:style-name="Default" table:number-columns-repeated="13"/>
          <table:table-cell/>
          <table:table-cell table:formula="of:=[$IT4.D42]" office:value-type="float" office:value="0" calcext:value-type="float">
            <text:p>0</text:p>
          </table:table-cell>
          <table:table-cell table:formula="of:=[$IT4.E4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43]" office:value-type="float" office:value="0" calcext:value-type="float">
            <text:p>0</text:p>
          </table:table-cell>
          <table:table-cell table:style-name="Default" table:number-columns-repeated="13"/>
          <table:table-cell/>
          <table:table-cell table:formula="of:=[$IT4.D43]" office:value-type="float" office:value="0" calcext:value-type="float">
            <text:p>0</text:p>
          </table:table-cell>
          <table:table-cell table:formula="of:=[$IT4.E4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44]" office:value-type="float" office:value="0" calcext:value-type="float">
            <text:p>0</text:p>
          </table:table-cell>
          <table:table-cell table:number-columns-repeated="14"/>
          <table:table-cell table:formula="of:=[$IT4.D44]" office:value-type="float" office:value="0" calcext:value-type="float">
            <text:p>0</text:p>
          </table:table-cell>
          <table:table-cell table:formula="of:=[$IT4.E44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45]" office:value-type="float" office:value="0" calcext:value-type="float">
            <text:p>0</text:p>
          </table:table-cell>
          <table:table-cell table:number-columns-repeated="14"/>
          <table:table-cell table:formula="of:=[$IT4.D45]" office:value-type="float" office:value="0" calcext:value-type="float">
            <text:p>0</text:p>
          </table:table-cell>
          <table:table-cell table:formula="of:=[$IT4.E4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46]" office:value-type="float" office:value="0" calcext:value-type="float">
            <text:p>0</text:p>
          </table:table-cell>
          <table:table-cell table:number-columns-repeated="14"/>
          <table:table-cell table:formula="of:=[$IT4.D46]" office:value-type="float" office:value="0" calcext:value-type="float">
            <text:p>0</text:p>
          </table:table-cell>
          <table:table-cell table:formula="of:=[$IT4.E46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MS :</text:p>
          </table:table-cell>
          <table:table-cell table:formula="of:=SUM([.B3:.B40])" office:value-type="float" office:value="4.1" calcext:value-type="float">
            <text:p>4.1</text:p>
          </table:table-cell>
          <table:table-cell table:formula="of:=SUM([.C3:.C40])" office:value-type="float" office:value="6.8" calcext:value-type="float">
            <text:p>6.8</text:p>
          </table:table-cell>
          <table:table-cell table:formula="of:=SUM([.D3:.D40])" office:value-type="float" office:value="0.2" calcext:value-type="float">
            <text:p>0.2</text:p>
          </table:table-cell>
          <table:table-cell table:formula="of:=SUM([.E3:.E40])" office:value-type="float" office:value="1" calcext:value-type="float">
            <text:p>1</text:p>
          </table:table-cell>
          <table:table-cell table:formula="of:=SUM([.F3:.F40])" office:value-type="float" office:value="2" calcext:value-type="float">
            <text:p>2</text:p>
          </table:table-cell>
          <table:table-cell table:formula="of:=SUM([.G3:.G40])" office:value-type="float" office:value="5" calcext:value-type="float">
            <text:p>5</text:p>
          </table:table-cell>
          <table:table-cell table:formula="of:=SUM([.H3:.H40])" office:value-type="float" office:value="2" calcext:value-type="float">
            <text:p>2</text:p>
          </table:table-cell>
          <table:table-cell table:formula="of:=SUM([.I3:.I40])" office:value-type="float" office:value="7.8" calcext:value-type="float">
            <text:p>7.8</text:p>
          </table:table-cell>
          <table:table-cell table:formula="of:=SUM([.J3:.J40])" office:value-type="float" office:value="0" calcext:value-type="float">
            <text:p>0</text:p>
          </table:table-cell>
          <table:table-cell table:formula="of:=SUM([.K3:.K40])" office:value-type="float" office:value="0.8" calcext:value-type="float">
            <text:p>0.8</text:p>
          </table:table-cell>
          <table:table-cell table:formula="of:=SUM([.L3:.L40])" office:value-type="float" office:value="0" calcext:value-type="float">
            <text:p>0</text:p>
          </table:table-cell>
          <table:table-cell table:formula="of:=SUM([.M3:.M40])" office:value-type="float" office:value="0" calcext:value-type="float">
            <text:p>0</text:p>
          </table:table-cell>
          <table:table-cell table:formula="of:=SUM([.N3:.N40])" office:value-type="float" office:value="2" calcext:value-type="float">
            <text:p>2</text:p>
          </table:table-cell>
          <table:table-cell table:formula="of:=SUM([.O3:.O40]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9" table:number-columns-repeated="22"/>
          <table:table-cell table:number-columns-repeated="1002"/>
        </table:table-row>
        <table:table-row table:style-name="ro1">
          <table:table-cell table:formula="of:=[$IT4.C75]" office:value-type="string" office:string-value="App prototyping " calcext:value-type="string">
            <text:p>App prototyping </text:p>
          </table:table-cell>
          <table:table-cell/>
          <table:table-cell table:formula="of:=[$IT4.$F75]" office:value-type="float" office:value="4" calcext:value-type="float">
            <text:p>4</text:p>
          </table:table-cell>
          <table:table-cell table:number-columns-repeated="12"/>
          <table:table-cell table:formula="of:=[$IT4.D75]" office:value-type="string" office:string-value="Ayoub" calcext:value-type="string">
            <text:p>Ayoub</text:p>
          </table:table-cell>
          <table:table-cell table:formula="of:=[$IT4.E75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$IT4.C76]" office:value-type="string" office:string-value="ShoppingList export json/QR code" calcext:value-type="string">
            <text:p>ShoppingList export json/QR code</text:p>
          </table:table-cell>
          <table:table-cell table:formula="of:=[$IT4.$F76]"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6"/>
          <table:table-cell table:formula="of:=[$IT4.D76]" office:value-type="string" office:string-value="Ben" calcext:value-type="string">
            <text:p>Ben</text:p>
          </table:table-cell>
          <table:table-cell table:formula="of:=[$IT4.E76]" office:value-type="string" office:string-value="Romain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$IT4.C77]" office:value-type="string" office:string-value="QR code optimizations" calcext:value-type="string">
            <text:p>QR code optimizations</text:p>
          </table:table-cell>
          <table:table-cell table:style-name="Default"/>
          <table:table-cell table:number-columns-repeated="3"/>
          <table:table-cell table:formula="of:=[$IT4.$F77]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5"/>
          <table:table-cell table:formula="of:=[$IT4.D77]" office:value-type="string" office:string-value="Ben" calcext:value-type="string">
            <text:p>Ben</text:p>
          </table:table-cell>
          <table:table-cell table:formula="of:=[$IT4.E77]" office:value-type="string" office:string-value="Romain" calcext:value-type="string">
            <text:p>Romain</text:p>
          </table:table-cell>
          <table:table-cell table:number-columns-repeated="1007"/>
        </table:table-row>
        <table:table-row table:style-name="ro1">
          <table:table-cell table:formula="of:=[$IT4.C78]" office:value-type="string" office:string-value="App android re-design" calcext:value-type="string">
            <text:p>App android re-design</text:p>
          </table:table-cell>
          <table:table-cell table:number-columns-repeated="9"/>
          <table:table-cell table:formula="of:=[$IT4.$F78]" office:value-type="float" office:value="1" calcext:value-type="float">
            <text:p>1</text:p>
          </table:table-cell>
          <table:table-cell table:number-columns-repeated="4"/>
          <table:table-cell table:formula="of:=[$IT4.D78]" office:value-type="string" office:string-value="Ayoub" calcext:value-type="string">
            <text:p>Ayoub</text:p>
          </table:table-cell>
          <table:table-cell table:formula="of:=[$IT4.E78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$IT4.C79]" office:value-type="string" office:string-value="Android app fragments" calcext:value-type="string">
            <text:p>Android app fragments</text:p>
          </table:table-cell>
          <table:table-cell table:number-columns-repeated="7"/>
          <table:table-cell table:formula="of:=[$IT4.$F79]" office:value-type="float" office:value="6" calcext:value-type="float">
            <text:p>6</text:p>
          </table:table-cell>
          <table:table-cell table:number-columns-repeated="6"/>
          <table:table-cell table:formula="of:=[$IT4.D79]" office:value-type="string" office:string-value="Ayoub" calcext:value-type="string">
            <text:p>Ayoub</text:p>
          </table:table-cell>
          <table:table-cell table:formula="of:=[$IT4.E79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$IT4.C80]" office:value-type="string" office:string-value="Recherche docoumentation anrdoid" calcext:value-type="string">
            <text:p>Recherche docoumentation anrdoid</text:p>
          </table:table-cell>
          <table:table-cell table:formula="of:=[$IT4.$F80]" office:value-type="float" office:value="2" calcext:value-type="float">
            <text:p>2</text:p>
          </table:table-cell>
          <table:table-cell table:number-columns-repeated="13"/>
          <table:table-cell table:formula="of:=[$IT4.D80]" office:value-type="string" office:string-value="Ismail" calcext:value-type="string">
            <text:p>Ismail</text:p>
          </table:table-cell>
          <table:table-cell table:formula="of:=[$IT4.E80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81]" office:value-type="string" office:string-value="Ajout fontionnalité de base pour la phase structure" calcext:value-type="string">
            <text:p>Ajout fontionnalité de base pour la phase structure</text:p>
          </table:table-cell>
          <table:table-cell table:number-columns-repeated="3"/>
          <table:table-cell table:formula="of:=[$IT4.$F81]" office:value-type="float" office:value="4" calcext:value-type="float">
            <text:p>4</text:p>
          </table:table-cell>
          <table:table-cell table:number-columns-repeated="10"/>
          <table:table-cell table:formula="of:=[$IT4.D81]" office:value-type="string" office:string-value="Ismail" calcext:value-type="string">
            <text:p>Ismail</text:p>
          </table:table-cell>
          <table:table-cell table:formula="of:=[$IT4.E81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82]" office:value-type="string" office:string-value="Documentation stockage SQLite android" calcext:value-type="string">
            <text:p>Documentation stockage SQLite android</text:p>
          </table:table-cell>
          <table:table-cell table:number-columns-repeated="2"/>
          <table:table-cell table:formula="of:=[$IT4.$F82]" office:value-type="float" office:value="2" calcext:value-type="float">
            <text:p>2</text:p>
          </table:table-cell>
          <table:table-cell table:number-columns-repeated="11"/>
          <table:table-cell table:formula="of:=[$IT4.D82]" office:value-type="string" office:string-value="Alexis" calcext:value-type="string">
            <text:p>Alexis</text:p>
          </table:table-cell>
          <table:table-cell table:formula="of:=[$IT4.E82]" office:value-type="string" office:string-value="Ismail" calcext:value-type="string">
            <text:p>Ismail</text:p>
          </table:table-cell>
          <table:table-cell table:number-columns-repeated="1007"/>
        </table:table-row>
        <table:table-row table:style-name="ro1">
          <table:table-cell table:formula="of:=[$IT4.C83]" office:value-type="string" office:string-value="Implementation SQLite" calcext:value-type="string">
            <text:p>Implementation SQLite</text:p>
          </table:table-cell>
          <table:table-cell table:number-columns-repeated="3"/>
          <table:table-cell table:formula="of:=[$IT4.$F83]" office:value-type="float" office:value="2" calcext:value-type="float">
            <text:p>2</text:p>
          </table:table-cell>
          <table:table-cell table:number-columns-repeated="10"/>
          <table:table-cell table:formula="of:=[$IT4.D83]" office:value-type="string" office:string-value="Naoufal" calcext:value-type="string">
            <text:p>Naoufal</text:p>
          </table:table-cell>
          <table:table-cell table:formula="of:=[$IT4.E83]" office:value-type="string" office:string-value="Ismail" calcext:value-type="string">
            <text:p>Ismail</text:p>
          </table:table-cell>
          <table:table-cell table:number-columns-repeated="1007"/>
        </table:table-row>
        <table:table-row table:style-name="ro1">
          <table:table-cell table:formula="of:=[$IT4.C84]" office:value-type="string" office:string-value="Fonctionnalité de stockage format json" calcext:value-type="string">
            <text:p>Fonctionnalité de stockage format json</text:p>
          </table:table-cell>
          <table:table-cell table:number-columns-repeated="4"/>
          <table:table-cell table:formula="of:=[$IT4.$F84]" office:value-type="float" office:value="2" calcext:value-type="float">
            <text:p>2</text:p>
          </table:table-cell>
          <table:table-cell table:number-columns-repeated="9"/>
          <table:table-cell table:formula="of:=[$IT4.D84]" office:value-type="string" office:string-value="Son" calcext:value-type="string">
            <text:p>Son</text:p>
          </table:table-cell>
          <table:table-cell table:formula="of:=[$IT4.E84]" office:value-type="string" office:string-value="Alexis" calcext:value-type="string">
            <text:p>Alexis</text:p>
          </table:table-cell>
          <table:table-cell table:number-columns-repeated="1007"/>
        </table:table-row>
        <table:table-row table:style-name="ro1">
          <table:table-cell table:formula="of:=[$IT4.C85]" office:value-type="string" office:string-value="Ajout checkbox ingredient" calcext:value-type="string">
            <text:p>Ajout checkbox ingredient</text:p>
          </table:table-cell>
          <table:table-cell table:number-columns-repeated="5"/>
          <table:table-cell table:formula="of:=[$IT4.$F85]" office:value-type="float" office:value="1" calcext:value-type="float">
            <text:p>1</text:p>
          </table:table-cell>
          <table:table-cell table:number-columns-repeated="8"/>
          <table:table-cell table:formula="of:=[$IT4.D85]" office:value-type="string" office:string-value="Ayoub" calcext:value-type="string">
            <text:p>Ayoub</text:p>
          </table:table-cell>
          <table:table-cell table:formula="of:=[$IT4.E85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$IT4.C86]" office:value-type="string" office:string-value="Ajout des ingredients pour fonctionnalité cochage" calcext:value-type="string">
            <text:p>Ajout des ingredients pour fonctionnalité cochage</text:p>
          </table:table-cell>
          <table:table-cell table:number-columns-repeated="5"/>
          <table:table-cell table:formula="of:=[$IT4.$F86]" office:value-type="float" office:value="2" calcext:value-type="float">
            <text:p>2</text:p>
          </table:table-cell>
          <table:table-cell table:number-columns-repeated="8"/>
          <table:table-cell table:formula="of:=[$IT4.D86]" office:value-type="string" office:string-value="Ismail" calcext:value-type="string">
            <text:p>Ismail</text:p>
          </table:table-cell>
          <table:table-cell table:formula="of:=[$IT4.E86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87]" office:value-type="string" office:string-value="Ajout partie type ingrdient" calcext:value-type="string">
            <text:p>Ajout partie type ingrdient</text:p>
          </table:table-cell>
          <table:table-cell table:number-columns-repeated="6"/>
          <table:table-cell table:formula="of:=[$IT4.$F87]" office:value-type="float" office:value="4" calcext:value-type="float">
            <text:p>4</text:p>
          </table:table-cell>
          <table:table-cell table:number-columns-repeated="7"/>
          <table:table-cell table:formula="of:=[$IT4.D87]" office:value-type="string" office:string-value="Ayoub" calcext:value-type="string">
            <text:p>Ayoub</text:p>
          </table:table-cell>
          <table:table-cell table:formula="of:=[$IT4.E87]" office:value-type="string" office:string-value="Naoufal" calcext:value-type="string">
            <text:p>Naoufal</text:p>
          </table:table-cell>
          <table:table-cell table:number-columns-repeated="1007"/>
        </table:table-row>
        <table:table-row table:style-name="ro1">
          <table:table-cell table:formula="of:=[$IT4.C88]" office:value-type="string" office:string-value="Fontionnalité scan QR code json" calcext:value-type="string">
            <text:p>Fontionnalité scan QR code json</text:p>
          </table:table-cell>
          <table:table-cell table:number-columns-repeated="3"/>
          <table:table-cell table:formula="of:=[$IT4.$F88]" office:value-type="float" office:value="1" calcext:value-type="float">
            <text:p>1</text:p>
          </table:table-cell>
          <table:table-cell table:number-columns-repeated="10"/>
          <table:table-cell table:formula="of:=[$IT4.D88]" office:value-type="string" office:string-value="Ayoub" calcext:value-type="string">
            <text:p>Ayoub</text:p>
          </table:table-cell>
          <table:table-cell table:formula="of:=[$IT4.E88]" office:value-type="string" office:string-value="Son" calcext:value-type="string">
            <text:p>Son</text:p>
          </table:table-cell>
          <table:table-cell table:number-columns-repeated="1007"/>
        </table:table-row>
        <table:table-row table:style-name="ro1">
          <table:table-cell table:formula="of:=[$IT4.C89]" office:value-type="string" office:string-value="Phase de test of app on phone" calcext:value-type="string">
            <text:p>Phase de test of app on phone</text:p>
          </table:table-cell>
          <table:table-cell table:number-columns-repeated="7"/>
          <table:table-cell table:formula="of:=[$IT4.$F89]" office:value-type="float" office:value="1" calcext:value-type="float">
            <text:p>1</text:p>
          </table:table-cell>
          <table:table-cell table:number-columns-repeated="6"/>
          <table:table-cell table:formula="of:=[$IT4.D89]" office:value-type="string" office:string-value="Ismail" calcext:value-type="string">
            <text:p>Ismail</text:p>
          </table:table-cell>
          <table:table-cell table:formula="of:=[$IT4.E89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90]" office:value-type="string" office:string-value="Correction bug version build graddle" calcext:value-type="string">
            <text:p>Correction bug version build graddle</text:p>
          </table:table-cell>
          <table:table-cell table:number-columns-repeated="5"/>
          <table:table-cell table:formula="of:=[$IT4.$F90]" office:value-type="float" office:value="4" calcext:value-type="float">
            <text:p>4</text:p>
          </table:table-cell>
          <table:table-cell table:number-columns-repeated="8"/>
          <table:table-cell table:formula="of:=[$IT4.D90]" office:value-type="string" office:string-value="Ismail" calcext:value-type="string">
            <text:p>Ismail</text:p>
          </table:table-cell>
          <table:table-cell table:formula="of:=[$IT4.E90]" office:value-type="string" office:string-value="Naoufal" calcext:value-type="string">
            <text:p>Naoufal</text:p>
          </table:table-cell>
          <table:table-cell table:number-columns-repeated="1007"/>
        </table:table-row>
        <table:table-row table:style-name="ro1">
          <table:table-cell table:formula="of:=[$IT4.C91]" office:value-type="string" office:string-value="Correction bug info recette " calcext:value-type="string">
            <text:p>Correction bug info recette </text:p>
          </table:table-cell>
          <table:table-cell table:number-columns-repeated="5"/>
          <table:table-cell table:formula="of:=[$IT4.$F91]" office:value-type="float" office:value="1" calcext:value-type="float">
            <text:p>1</text:p>
          </table:table-cell>
          <table:table-cell table:number-columns-repeated="8"/>
          <table:table-cell table:formula="of:=[$IT4.D91]" office:value-type="string" office:string-value="Ayoub" calcext:value-type="string">
            <text:p>Ayoub</text:p>
          </table:table-cell>
          <table:table-cell table:formula="of:=[$IT4.E91]" office:value-type="string" office:string-value="Ben" calcext:value-type="string">
            <text:p>Ben</text:p>
          </table:table-cell>
          <table:table-cell table:number-columns-repeated="1007"/>
        </table:table-row>
        <table:table-row table:style-name="ro1">
          <table:table-cell table:formula="of:=[$IT4.C92]" office:value-type="string" office:string-value="Correction bug suppression shopping list" calcext:value-type="string">
            <text:p>Correction bug suppression shopping list</text:p>
          </table:table-cell>
          <table:table-cell table:number-columns-repeated="5"/>
          <table:table-cell table:formula="of:=[$IT4.$F92]" office:value-type="float" office:value="1" calcext:value-type="float">
            <text:p>1</text:p>
          </table:table-cell>
          <table:table-cell table:number-columns-repeated="8"/>
          <table:table-cell table:formula="of:=[$IT4.D92]" office:value-type="string" office:string-value="Ayoub" calcext:value-type="string">
            <text:p>Ayoub</text:p>
          </table:table-cell>
          <table:table-cell table:formula="of:=[$IT4.E92]" office:value-type="string" office:string-value="Tanguy" calcext:value-type="string">
            <text:p>Tanguy</text:p>
          </table:table-cell>
          <table:table-cell table:number-columns-repeated="1007"/>
        </table:table-row>
        <table:table-row table:style-name="ro1">
          <table:table-cell table:formula="of:=[$IT4.C93]" office:value-type="string" office:string-value="Ajout vue ingredient" calcext:value-type="string">
            <text:p>Ajout vue ingredient</text:p>
          </table:table-cell>
          <table:table-cell table:number-columns-repeated="3"/>
          <table:table-cell table:formula="of:=[$IT4.$F93]" office:value-type="float" office:value="2" calcext:value-type="float">
            <text:p>2</text:p>
          </table:table-cell>
          <table:table-cell table:number-columns-repeated="10"/>
          <table:table-cell table:formula="of:=[$IT4.D93]" office:value-type="string" office:string-value="Ayoub" calcext:value-type="string">
            <text:p>Ayoub</text:p>
          </table:table-cell>
          <table:table-cell table:formula="of:=[$IT4.E93]" office:value-type="string" office:string-value="Ismail" calcext:value-type="string">
            <text:p>Ismail</text:p>
          </table:table-cell>
          <table:table-cell table:number-columns-repeated="1007"/>
        </table:table-row>
        <table:table-row table:style-name="ro1">
          <table:table-cell table:formula="of:=[$IT4.C94]" office:value-type="string" office:string-value="Amelioration vue ingredient v1" calcext:value-type="string">
            <text:p>Amelioration vue ingredient v1</text:p>
          </table:table-cell>
          <table:table-cell table:number-columns-repeated="6"/>
          <table:table-cell table:formula="of:=[$IT4.$F94]" office:value-type="float" office:value="1" calcext:value-type="float">
            <text:p>1</text:p>
          </table:table-cell>
          <table:table-cell table:number-columns-repeated="7"/>
          <table:table-cell table:formula="of:=[$IT4.D94]" office:value-type="string" office:string-value="Tanguy" calcext:value-type="string">
            <text:p>Tanguy</text:p>
          </table:table-cell>
          <table:table-cell table:formula="of:=[$IT4.E94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95]" office:value-type="string" office:string-value="Amelioration app design part 1" calcext:value-type="string">
            <text:p>Amelioration app design part 1</text:p>
          </table:table-cell>
          <table:table-cell table:number-columns-repeated="6"/>
          <table:table-cell table:formula="of:=[$IT4.$F95]" office:value-type="float" office:value="3" calcext:value-type="float">
            <text:p>3</text:p>
          </table:table-cell>
          <table:table-cell table:number-columns-repeated="7"/>
          <table:table-cell table:formula="of:=[$IT4.D95]" office:value-type="string" office:string-value="Naoufal" calcext:value-type="string">
            <text:p>Naoufal</text:p>
          </table:table-cell>
          <table:table-cell table:formula="of:=[$IT4.E95]" office:value-type="string" office:string-value="Youssef" calcext:value-type="string">
            <text:p>Youssef</text:p>
          </table:table-cell>
          <table:table-cell table:number-columns-repeated="1007"/>
        </table:table-row>
        <table:table-row table:style-name="ro1">
          <table:table-cell table:formula="of:=[$IT4.C96]" office:value-type="string" office:string-value="Refactor model et suppression" calcext:value-type="string">
            <text:p>Refactor model et suppression</text:p>
          </table:table-cell>
          <table:table-cell table:number-columns-repeated="8"/>
          <table:table-cell table:formula="of:=[$IT4.$F96]" office:value-type="float" office:value="4" calcext:value-type="float">
            <text:p>4</text:p>
          </table:table-cell>
          <table:table-cell table:number-columns-repeated="5"/>
          <table:table-cell table:formula="of:=[$IT4.D96]" office:value-type="string" office:string-value="Naoufal" calcext:value-type="string">
            <text:p>Naoufal</text:p>
          </table:table-cell>
          <table:table-cell table:formula="of:=[$IT4.E96]" office:value-type="string" office:string-value="Youssef" calcext:value-type="string">
            <text:p>Youssef</text:p>
          </table:table-cell>
          <table:table-cell table:number-columns-repeated="1007"/>
        </table:table-row>
        <table:table-row table:style-name="ro1">
          <table:table-cell table:formula="of:=[$IT4.C97]" office:value-type="string" office:string-value="Ajout header dans la vue ingredient" calcext:value-type="string">
            <text:p>Ajout header dans la vue ingredient</text:p>
          </table:table-cell>
          <table:table-cell table:number-columns-repeated="8"/>
          <table:table-cell table:formula="of:=[$IT4.$F97]" office:value-type="float" office:value="2" calcext:value-type="float">
            <text:p>2</text:p>
          </table:table-cell>
          <table:table-cell table:number-columns-repeated="5"/>
          <table:table-cell table:formula="of:=[$IT4.D97]" office:value-type="string" office:string-value="Son" calcext:value-type="string">
            <text:p>Son</text:p>
          </table:table-cell>
          <table:table-cell table:formula="of:=[$IT4.E97]" office:value-type="string" office:string-value="Ayoub" calcext:value-type="string">
            <text:p>Ayoub</text:p>
          </table:table-cell>
          <table:table-cell table:number-columns-repeated="1007"/>
        </table:table-row>
        <table:table-row table:style-name="ro1">
          <table:table-cell table:formula="of:=[$IT4.C98]" office:value-type="string" office:string-value="Implementation prototype" calcext:value-type="string">
            <text:p>Implementation prototype</text:p>
          </table:table-cell>
          <table:table-cell table:number-columns-repeated="4"/>
          <table:table-cell table:formula="of:=[$IT4.$F98]" office:value-type="float" office:value="2" calcext:value-type="float">
            <text:p>2</text:p>
          </table:table-cell>
          <table:table-cell table:number-columns-repeated="9"/>
          <table:table-cell table:formula="of:=[$IT4.D123]" office:value-type="float" office:value="0" calcext:value-type="float">
            <text:p>0</text:p>
          </table:table-cell>
          <table:table-cell table:formula="of:=[$IT4.E123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$IT4.C99]" office:value-type="string" office:string-value="Amelioration design liste de courses" calcext:value-type="string">
            <text:p>Amelioration design liste de courses</text:p>
          </table:table-cell>
          <table:table-cell table:style-name="Default" table:number-columns-repeated="6"/>
          <table:table-cell table:formula="of:=[$IT4.$F99]" office:value-type="float" office:value="2" calcext:value-type="float">
            <text:p>2</text:p>
          </table:table-cell>
          <table:table-cell table:style-name="Default" table:number-columns-repeated="1016"/>
        </table:table-row>
        <table:table-row table:style-name="ro1">
          <table:table-cell table:formula="of:=[$IT4.C100]" office:value-type="string" office:string-value="Ajout fontionnalité séléction" calcext:value-type="string">
            <text:p>Ajout fontionnalité séléction</text:p>
          </table:table-cell>
          <table:table-cell table:number-columns-repeated="4"/>
          <table:table-cell table:formula="of:=[$IT4.$F100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[$IT4.C101]" office:value-type="string" office:string-value="Amerlioration vue selection" calcext:value-type="string">
            <text:p>Amerlioration vue selection</text:p>
          </table:table-cell>
          <table:table-cell table:style-name="Default" table:number-columns-repeated="6"/>
          <table:table-cell table:formula="of:=[$IT4.$F101]" office:value-type="float" office:value="2" calcext:value-type="float">
            <text:p>2</text:p>
          </table:table-cell>
          <table:table-cell table:style-name="Default" table:number-columns-repeated="1016"/>
        </table:table-row>
        <table:table-row table:style-name="ro1">
          <table:table-cell table:formula="of:=[$IT4.C102]" office:value-type="string" office:string-value="Implementation prototype selection" calcext:value-type="string">
            <text:p>Implementation prototype selection</text:p>
          </table:table-cell>
          <table:table-cell table:style-name="Default" table:number-columns-repeated="4"/>
          <table:table-cell table:formula="of:=[$IT4.$F102]" office:value-type="float" office:value="2" calcext:value-type="float">
            <text:p>2</text:p>
          </table:table-cell>
          <table:table-cell table:style-name="Default" table:number-columns-repeated="1018"/>
        </table:table-row>
        <table:table-row table:style-name="ro1">
          <table:table-cell table:formula="of:=[$IT4.C103]" office:value-type="string" office:string-value="Amerioration vue shopping list" calcext:value-type="string">
            <text:p>Amerioration vue shopping list</text:p>
          </table:table-cell>
          <table:table-cell table:number-columns-repeated="8"/>
          <table:table-cell table:formula="of:=[$IT4.$F103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formula="of:=[$IT4.C104]" office:value-type="string" office:string-value="Amerioration vue shopping list v2" calcext:value-type="string">
            <text:p>Amerioration vue shopping list v2</text:p>
          </table:table-cell>
          <table:table-cell table:number-columns-repeated="10"/>
          <table:table-cell table:formula="of:=[$IT4.$F104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formula="of:=[$IT4.C105]" office:value-type="string" office:string-value="Ajout class imbriqué ViewHolder" calcext:value-type="string">
            <text:p>Ajout class imbriqué ViewHolder</text:p>
          </table:table-cell>
          <table:table-cell table:number-columns-repeated="11"/>
          <table:table-cell table:formula="of:=[$IT4.$F105]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[$IT4.C106]" office:value-type="string" office:string-value="Test application + correction bug" calcext:value-type="string">
            <text:p>Test application + correction bug</text:p>
          </table:table-cell>
          <table:table-cell table:number-columns-repeated="12"/>
          <table:table-cell table:formula="of:=[$IT4.$F106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$IT4.C107]" office:value-type="string" office:string-value="Modification private class imbriqué" calcext:value-type="string">
            <text:p>Modification private class imbriqué</text:p>
          </table:table-cell>
          <table:table-cell table:number-columns-repeated="11"/>
          <table:table-cell table:formula="of:=[$IT4.$F107]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[$IT4.C108]" office:value-type="string" office:string-value="Interface communication vue ingredient" calcext:value-type="string">
            <text:p>Interface communication vue ingredient</text:p>
          </table:table-cell>
          <table:table-cell table:number-columns-repeated="7"/>
          <table:table-cell table:formula="of:=[$IT4.$F108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[$IT4.C109]" office:value-type="string" office:string-value="Save list state" calcext:value-type="string">
            <text:p>Save list state</text:p>
          </table:table-cell>
          <table:table-cell table:number-columns-repeated="13"/>
          <table:table-cell table:formula="of:=[$IT4.$F109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formula="of:=[$IT4.C1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1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1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$IT4.C123]" office:value-type="string" office:string-value="Total" calcext:value-type="string">
            <text:p>Total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UMS:</text:p>
          </table:table-cell>
          <table:table-cell table:formula="of:=SUM([.B49:.B101])" office:value-type="float" office:value="3" calcext:value-type="float">
            <text:p>3</text:p>
          </table:table-cell>
          <table:table-cell table:formula="of:=SUM([.C49:.C101])" office:value-type="float" office:value="4" calcext:value-type="float">
            <text:p>4</text:p>
          </table:table-cell>
          <table:table-cell table:formula="of:=SUM([.D49:.D101])" office:value-type="float" office:value="2" calcext:value-type="float">
            <text:p>2</text:p>
          </table:table-cell>
          <table:table-cell table:formula="of:=SUM([.E49:.E101])" office:value-type="float" office:value="9" calcext:value-type="float">
            <text:p>9</text:p>
          </table:table-cell>
          <table:table-cell table:formula="of:=SUM([.F49:.F101])" office:value-type="float" office:value="11" calcext:value-type="float">
            <text:p>11</text:p>
          </table:table-cell>
          <table:table-cell table:formula="of:=SUM([.G49:.G101])" office:value-type="float" office:value="9" calcext:value-type="float">
            <text:p>9</text:p>
          </table:table-cell>
          <table:table-cell table:formula="of:=SUM([.H49:.H101])" office:value-type="float" office:value="12" calcext:value-type="float">
            <text:p>12</text:p>
          </table:table-cell>
          <table:table-cell table:formula="of:=SUM([.I49:.I101])" office:value-type="float" office:value="9" calcext:value-type="float">
            <text:p>9</text:p>
          </table:table-cell>
          <table:table-cell table:formula="of:=SUM([.J49:.J101])" office:value-type="float" office:value="8" calcext:value-type="float">
            <text:p>8</text:p>
          </table:table-cell>
          <table:table-cell table:formula="of:=SUM([.K49:.K101])" office:value-type="float" office:value="1" calcext:value-type="float">
            <text:p>1</text:p>
          </table:table-cell>
          <table:table-cell table:formula="of:=SUM([.L49:.L101])" office:value-type="float" office:value="2" calcext:value-type="float">
            <text:p>2</text:p>
          </table:table-cell>
          <table:table-cell table:formula="of:=SUM([.M49:.M101])" office:value-type="float" office:value="4" calcext:value-type="float">
            <text:p>4</text:p>
          </table:table-cell>
          <table:table-cell table:formula="of:=SUM([.N49:.N101])" office:value-type="float" office:value="2" calcext:value-type="float">
            <text:p>2</text:p>
          </table:table-cell>
          <table:table-cell table:formula="of:=SUM([.O49:.O101])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T1H1" table:base-cell-address="$IT1.$A$1" table:cell-range-address="IT1.$F$20"/>
        <table:named-range table:name="IT1H2" table:base-cell-address="$IT1.$A$1" table:cell-range-address="IT1.$F$34"/>
        <table:named-range table:name="IT1H3" table:base-cell-address="$IT1.$A$1" table:cell-range-address="IT1.$F$5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Inconsolata" svg:font-family="Inconsolat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jdestefani</meta:initial-creator>
    <meta:creation-date>2018-01-29T13:27:33Z</meta:creation-date>
    <dc:date>2022-05-16T20:47:18.797470179</dc:date>
    <meta:editing-cycles>123</meta:editing-cycles>
    <meta:editing-duration>PT14H4M51S</meta:editing-duration>
    <meta:document-statistic meta:table-count="8" meta:cell-count="276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svg:stroke-linecap="round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svg:stroke-linecap="round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svg:stroke-linecap="round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svg:stroke-linecap="round" draw:fill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svg:stroke-linecap="round" draw:fill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svg:stroke-linecap="round" draw:fill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svg:stroke-linecap="round" draw:fill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svg:stroke-linecap="round" draw:fill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svg:stroke-linecap="round" draw:fill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row-mapping="0 1 2 3 4 5 6 7 8 9 10 11" chart:style-name="ch1">
        <chart:legend chart:legend-position="end" svg:x="8.874cm" svg:y="2.497cm" style:legend-expansion="high" chart:style-name="ch2"/>
        <chart:plot-area chart:style-name="ch3" table:cell-range-address="Overview.B18:Overview.G18 Overview.B3:Overview.G15" chart:data-source-has-labels="both" svg:x="0.32cm" svg:y="0.179cm" svg:width="8.234cm" svg:height="8.621cm">
          <chart:coordinate-region svg:x="1.056cm" svg:y="0.378cm" svg:width="7.498cm" svg:height="7.775cm"/>
          <chart:axis chart:dimension="x" chart:name="primary-x" chart:style-name="ch4" chartooo:axis-type="text">
            <chart:categories table:cell-range-address="Overview.C18:Overview.G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18:Overview.C18" chart:label-cell-address="Overview.B18:Overview.B18" chart:class="chart:line">
            <chart:data-point/>
          </chart:series>
          <chart:series chart:style-name="ch9" chart:values-cell-range-address="Overview.C4:Overview.G4" chart:label-cell-address="Overview.B4:Overview.B4" chart:class="chart:line">
            <chart:data-point chart:repeated="5"/>
          </chart:series>
          <chart:series chart:style-name="ch10" chart:values-cell-range-address="Overview.C5:Overview.G5" chart:label-cell-address="Overview.B5:Overview.B5" chart:class="chart:line">
            <chart:data-point chart:repeated="5"/>
          </chart:series>
          <chart:series chart:style-name="ch11" chart:values-cell-range-address="Overview.C6:Overview.G6" chart:label-cell-address="Overview.B6:Overview.B6" chart:class="chart:line">
            <chart:data-point chart:repeated="5"/>
          </chart:series>
          <chart:series chart:style-name="ch12" chart:values-cell-range-address="Overview.C7:Overview.G7" chart:label-cell-address="Overview.B7:Overview.B7" chart:class="chart:line">
            <chart:data-point chart:repeated="5"/>
          </chart:series>
          <chart:series chart:style-name="ch13" chart:values-cell-range-address="Overview.C8:Overview.G8" chart:label-cell-address="Overview.B8:Overview.B8" chart:class="chart:line">
            <chart:data-point chart:repeated="5"/>
          </chart:series>
          <chart:series chart:style-name="ch14" chart:values-cell-range-address="Overview.C9:Overview.G9" chart:label-cell-address="Overview.B9:Overview.B9" chart:class="chart:line">
            <chart:data-point chart:repeated="5"/>
          </chart:series>
          <chart:series chart:style-name="ch15" chart:values-cell-range-address="Overview.C10:Overview.G10" chart:label-cell-address="Overview.B10:Overview.B10" chart:class="chart:line">
            <chart:data-point chart:repeated="5"/>
          </chart:series>
          <chart:series chart:style-name="ch16" chart:values-cell-range-address="Overview.C11:Overview.G11" chart:label-cell-address="Overview.B11:Overview.B11" chart:class="chart:line">
            <chart:data-point chart:repeated="5"/>
          </chart:series>
          <chart:series chart:style-name="ch17" chart:values-cell-range-address="Overview.C12:Overview.G12" chart:label-cell-address="Overview.B12:Overview.B12" chart:class="chart:line">
            <chart:data-point chart:repeated="5"/>
          </chart:series>
          <chart:series chart:style-name="ch18" chart:values-cell-range-address="Overview.C13:Overview.G13" chart:label-cell-address="Overview.B13:Overview.B13" chart:class="chart:line">
            <chart:data-point chart:repeated="5"/>
          </chart:series>
          <chart:series chart:style-name="ch19" chart:values-cell-range-address="Overview.C14:Overview.G14" chart:label-cell-address="Overview.B14:Overview.B14" chart:class="chart:line">
            <chart:data-point chart:repeated="5"/>
          </chart:series>
          <chart:series chart:style-name="ch20" chart:values-cell-range-address="Overview.C15:Overview.G15" chart:label-cell-address="Overview.B15:Overview.B15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verview.C18:Overview.G1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60">
                <text:p>60</text:p>
                <draw:g>
                  <svg:desc>Overview.C3:Overview.G3</svg:desc>
                </draw:g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éliorations &amp; Refactoring IT2</text:p>
                <draw:g>
                  <svg:desc>Overview.B18:Overview.B18</svg:desc>
                </draw:g>
              </table:table-cell>
              <table:table-cell office:value-type="float" office:value="100">
                <text:p>100</text:p>
                <draw:g>
                  <svg:desc>Overview.C18:Overview.C18</svg:desc>
                </draw:g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65">
                <text:p>65</text:p>
                <draw:g>
                  <svg:desc>Overview.C4:Overview.G4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80">
                <text:p>80</text:p>
                <draw:g>
                  <svg:desc>Overview.C5:Overview.G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50">
                <text:p>50</text:p>
                <draw:g>
                  <svg:desc>Overview.C6:Overview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50">
                <text:p>50</text:p>
                <draw:g>
                  <svg:desc>Overview.C7:Overview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NaN">
                <text:p>NaN</text:p>
                <draw:g>
                  <svg:desc>Overview.C8:Overview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NaN">
                <text:p>NaN</text:p>
                <draw:g>
                  <svg:desc>Overview.C9:Overview.G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30">
                <text:p>30</text:p>
                <draw:g>
                  <svg:desc>Overview.C10:Overview.G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NaN">
                <text:p>NaN</text:p>
                <draw:g>
                  <svg:desc>Overview.C11:Overview.G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NaN">
                <text:p>NaN</text:p>
                <draw:g>
                  <svg:desc>Overview.C12:Overview.G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NaN">
                <text:p>NaN</text:p>
                <draw:g>
                  <svg:desc>Overview.C13:Overview.G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NaN">
                <text:p>NaN</text:p>
                <draw:g>
                  <svg:desc>Overview.C14:Overview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NaN">
                <text:p>NaN</text:p>
                <draw:g>
                  <svg:desc>Overview.C15:Overview.G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6" style:family="chart">
      <style:graphic-properties draw:stroke="solid" svg:stroke-width="0.026cm" svg:stroke-color="#b3b3b3"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plot-area chart:style-name="ch2" table:cell-range-address="Overview.C34:Overview.G35" chart:data-source-has-labels="row" svg:x="0.223cm" svg:y="0.125cm" svg:width="10.723cm" svg:height="6.032cm">
          <chart:coordinate-region svg:x="1.149cm" svg:y="0.324cm" svg:width="8.909cm" svg:height="5.186cm"/>
          <chart:axis chart:dimension="x" chart:name="primary-x" chart:style-name="ch3" chartooo:axis-type="text">
            <chart:categories table:cell-range-address="Overview.C34:Overview.G34"/>
          </chart:axis>
          <chart:axis chart:dimension="y" chart:name="primary-y" chart:style-name="ch4"/>
          <chart:series chart:style-name="ch5" chart:values-cell-range-address="Overview.C35:Overview.G35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34:Overview.G34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585">
                <text:p>585</text:p>
                <draw:g>
                  <svg:desc>Overview.C35:Overview.G35</svg:desc>
                </draw:g>
              </table:table-cell>
              <table:table-cell office:value-type="float" office:value="147.5">
                <text:p>14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09cm" svg:height="9cm" xlink:href=".." xlink:type="simple" chart:class="chart:line" chart:style-name="ch1">
        <chart:legend chart:legend-position="end" svg:x="13.818cm" svg:y="3.952cm" style:legend-expansion="high" chart:style-name="ch2"/>
        <chart:plot-area chart:style-name="ch3" table:cell-range-address="IT1.J4:IT1.J19 IT1.Q3:IT1.R19" chart:data-source-has-labels="both" svg:x="0.32cm" svg:y="0.18cm" svg:width="13.178cm" svg:height="8.64cm">
          <chart:coordinate-region svg:x="1.056cm" svg:y="0.379cm" svg:width="12.442cm" svg:height="7.794cm"/>
          <chart:axis chart:dimension="x" chart:name="primary-x" chart:style-name="ch4" chartooo:axis-type="text">
            <chart:categories table:cell-range-address="IT1.J4:IT1.J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Q4:IT1.Q19" chart:label-cell-address="IT1.Q3:IT1.Q3" chart:class="chart:line">
            <chart:data-point chart:repeated="16"/>
          </chart:series>
          <chart:series chart:style-name="ch8" chart:values-cell-range-address="IT1.R4:IT1.R19" chart:label-cell-address="IT1.R3:IT1.R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Q3:IT1.Q3</svg:desc>
                </draw:g>
              </table:table-cell>
              <table:table-cell office:value-type="string">
                <text:p>Réel</text:p>
                <draw:g>
                  <svg:desc>IT1.R3:IT1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9</svg:desc>
                </draw:g>
              </table:table-cell>
              <table:table-cell office:value-type="float" office:value="100">
                <text:p>100</text:p>
                <draw:g>
                  <svg:desc>IT1.Q4:IT1.Q19</svg:desc>
                </draw:g>
              </table:table-cell>
              <table:table-cell office:value-type="float" office:value="147.5">
                <text:p>147.5</text:p>
                <draw:g>
                  <svg:desc>IT1.R4:IT1.R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8.5714285714286">
                <text:p>78.57142857142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14285714285715">
                <text:p>7.14285714285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09cm" svg:height="9cm" xlink:href=".." xlink:type="simple" chart:class="chart:line" chart:style-name="ch1">
        <chart:legend chart:legend-position="end" svg:x="13.818cm" svg:y="3.952cm" style:legend-expansion="high" chart:style-name="ch2"/>
        <chart:plot-area chart:style-name="ch3" table:cell-range-address="IT2.J4:IT2.J19 IT2.Q3:IT2.R19" chart:data-source-has-labels="both" svg:x="0.32cm" svg:y="0.18cm" svg:width="13.178cm" svg:height="8.64cm">
          <chart:coordinate-region svg:x="1.056cm" svg:y="0.379cm" svg:width="12.442cm" svg:height="7.794cm"/>
          <chart:axis chart:dimension="x" chart:name="primary-x" chart:style-name="ch4" chartooo:axis-type="text">
            <chart:categories table:cell-range-address="IT2.J4:IT2.J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Q4:IT2.Q19" chart:label-cell-address="IT2.Q3:IT2.Q3" chart:class="chart:line">
            <chart:data-point chart:repeated="16"/>
          </chart:series>
          <chart:series chart:style-name="ch8" chart:values-cell-range-address="IT2.R4:IT2.R19" chart:label-cell-address="IT2.R3:IT2.R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Q3:IT2.Q3</svg:desc>
                </draw:g>
              </table:table-cell>
              <table:table-cell office:value-type="string">
                <text:p>Réel</text:p>
                <draw:g>
                  <svg:desc>IT2.R3:IT2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9</svg:desc>
                </draw:g>
              </table:table-cell>
              <table:table-cell office:value-type="float" office:value="NaN">
                <text:p>NaN</text:p>
                <draw:g>
                  <svg:desc>IT2.Q4:IT2.Q19</svg:desc>
                </draw:g>
              </table:table-cell>
              <table:table-cell office:value-type="float" office:value="NaN">
                <text:p>NaN</text:p>
                <draw:g>
                  <svg:desc>IT2.R4:IT2.R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9.071428571429">
                <text:p>129.071428571429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9.142857142857">
                <text:p>119.142857142857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9.214285714286">
                <text:p>109.214285714286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.2857142857143">
                <text:p>99.2857142857143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3571428571429">
                <text:p>89.3571428571429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4285714285714">
                <text:p>79.428571428571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9.5">
                <text:p>69.5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5714285714286">
                <text:p>59.571428571428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.6428571428571">
                <text:p>49.642857142857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.7142857142857">
                <text:p>39.7142857142857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.8571428571429">
                <text:p>19.8571428571429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92857142857142">
                <text:p>9.9285714285714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09cm" svg:height="9cm" xlink:href=".." xlink:type="simple" chart:class="chart:line" chart:style-name="ch1">
        <chart:legend chart:legend-position="end" svg:x="13.818cm" svg:y="3.952cm" style:legend-expansion="high" chart:style-name="ch2"/>
        <chart:plot-area chart:style-name="ch3" table:cell-range-address="IT3.J4:IT3.J19 IT3.Q3:IT3.R19" chart:data-source-has-labels="both" svg:x="0.32cm" svg:y="0.18cm" svg:width="13.178cm" svg:height="8.64cm">
          <chart:coordinate-region svg:x="1.056cm" svg:y="0.379cm" svg:width="12.442cm" svg:height="7.794cm"/>
          <chart:axis chart:dimension="x" chart:name="primary-x" chart:style-name="ch4" chartooo:axis-type="text">
            <chart:categories table:cell-range-address="IT3.J4:IT3.J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Q4:IT3.Q19" chart:label-cell-address="IT3.Q3:IT3.Q3" chart:class="chart:line">
            <chart:data-point chart:repeated="16"/>
          </chart:series>
          <chart:series chart:style-name="ch8" chart:values-cell-range-address="IT3.R4:IT3.R19" chart:label-cell-address="IT3.R3:IT3.R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Q3:IT3.Q3</svg:desc>
                </draw:g>
              </table:table-cell>
              <table:table-cell office:value-type="string">
                <text:p>Réel</text:p>
                <draw:g>
                  <svg:desc>IT3.R3:IT3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9</svg:desc>
                </draw:g>
              </table:table-cell>
              <table:table-cell office:value-type="float" office:value="NaN">
                <text:p>NaN</text:p>
                <draw:g>
                  <svg:desc>IT3.Q4:IT3.Q19</svg:desc>
                </draw:g>
              </table:table-cell>
              <table:table-cell office:value-type="float" office:value="NaN">
                <text:p>NaN</text:p>
                <draw:g>
                  <svg:desc>IT3.R4:IT3.R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0.221428571429">
                <text:p>110.221428571429</text:p>
              </table:table-cell>
              <table:table-cell office:value-type="float" office:value="98.55">
                <text:p>98.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.742857142857">
                <text:p>101.742857142857</text:p>
              </table:table-cell>
              <table:table-cell office:value-type="float" office:value="96.05">
                <text:p>96.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.2642857142857">
                <text:p>93.2642857142857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4.7857142857143">
                <text:p>84.7857142857143</text:p>
              </table:table-cell>
              <table:table-cell office:value-type="float" office:value="81.85">
                <text:p>81.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.3071428571429">
                <text:p>76.3071428571429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.8285714285714">
                <text:p>67.8285714285714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.35">
                <text:p>59.3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.8714285714286">
                <text:p>50.871428571428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.3928571428571">
                <text:p>42.3928571428571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9142857142857">
                <text:p>33.914285714285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4357142857143">
                <text:p>25.435714285714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.9571428571428">
                <text:p>16.957142857142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47857142857142">
                <text:p>8.47857142857142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1cm" svg:height="9.001cm" xlink:href=".." xlink:type="simple" chart:class="chart:line" chart:style-name="ch1">
        <chart:legend chart:legend-position="end" svg:x="13.819cm" svg:y="3.952cm" style:legend-expansion="high" chart:style-name="ch2"/>
        <chart:plot-area chart:style-name="ch3" table:cell-range-address="IT4.J4:IT4.J19 IT4.Q3:IT4.R19" chart:data-source-has-labels="both" svg:x="0.32cm" svg:y="0.18cm" svg:width="13.179cm" svg:height="8.641cm">
          <chart:coordinate-region svg:x="1.056cm" svg:y="0.38cm" svg:width="12.443cm" svg:height="7.794cm"/>
          <chart:axis chart:dimension="x" chart:name="primary-x" chart:style-name="ch4" chartooo:axis-type="text">
            <chart:categories table:cell-range-address="IT4.J4:IT4.J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Q4:IT4.Q19" chart:label-cell-address="IT4.Q3:IT4.Q3" chart:class="chart:line">
            <chart:data-point chart:repeated="16"/>
          </chart:series>
          <chart:series chart:style-name="ch8" chart:values-cell-range-address="IT4.R4:IT4.R19" chart:label-cell-address="IT4.R3:IT4.R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Q3:IT4.Q3</svg:desc>
                </draw:g>
              </table:table-cell>
              <table:table-cell office:value-type="string">
                <text:p>Réel</text:p>
                <draw:g>
                  <svg:desc>IT4.R3:IT4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9</svg:desc>
                </draw:g>
              </table:table-cell>
              <table:table-cell office:value-type="float" office:value="NaN">
                <text:p>NaN</text:p>
                <draw:g>
                  <svg:desc>IT4.Q4:IT4.Q19</svg:desc>
                </draw:g>
              </table:table-cell>
              <table:table-cell office:value-type="float" office:value="NaN">
                <text:p>NaN</text:p>
                <draw:g>
                  <svg:desc>IT4.R4:IT4.R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2.635714285714">
                <text:p>112.635714285714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3.971428571429">
                <text:p>103.971428571429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3071428571429">
                <text:p>95.3071428571429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6428571428571">
                <text:p>86.6428571428571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.9785714285714">
                <text:p>77.978571428571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9.3142857142857">
                <text:p>69.3142857142857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.65">
                <text:p>60.6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.9857142857143">
                <text:p>51.9857142857143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3.3214285714286">
                <text:p>43.321428571428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6571428571429">
                <text:p>34.65714285714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9928571428571">
                <text:p>25.99285714285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.3285714285714">
                <text:p>17.3285714285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6428571428571">
                <text:p>8.664285714285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